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1386in" svg:height="7.6969in" svg:x="6.7642in" svg:y="0.324in">
            <draw:object draw:notify-on-update-of-ranges="Sheet1.D1:Sheet1.D250 Sheet1.E1:Sheet1.E2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vgd. Max</text:p>
          </table:table-cell>
          <table:table-cell table:formula="of:=MAX([.D1:.D1000])" office:value-type="float" office:value="349.514099" calcext:value-type="float">
            <text:p>349.514099</text:p>
          </table:table-cell>
          <table:table-cell office:value-type="float" office:value="7115" calcext:value-type="float">
            <text:p>7115</text:p>
          </table:table-cell>
          <table:table-cell office:value-type="float" office:value="349.407257" calcext:value-type="float">
            <text:p>349.407257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style-name="ce1" office:value-type="string" calcext:value-type="string">
            <text:p>Milliseconds</text:p>
          </table:table-cell>
        </table:table-row>
        <table:table-row table:style-name="ro1">
          <table:table-cell office:value-type="string" calcext:value-type="string">
            <text:p>Avgd. Min</text:p>
          </table:table-cell>
          <table:table-cell table:formula="of:=MIN([.D1:.D1000])" office:value-type="float" office:value="349.21817" calcext:value-type="float">
            <text:p>349.21817</text:p>
          </table:table-cell>
          <table:table-cell office:value-type="float" office:value="7161" calcext:value-type="float">
            <text:p>7161</text:p>
          </table:table-cell>
          <table:table-cell office:value-type="float" office:value="349.414978" calcext:value-type="float">
            <text:p>349.414978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2]-[.C1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vgd. Diff</text:p>
          </table:table-cell>
          <table:table-cell table:formula="of:=[.B1]-[.B2]" office:value-type="float" office:value="0.295929000000001" calcext:value-type="float">
            <text:p>0.295929000000001</text:p>
          </table:table-cell>
          <table:table-cell office:value-type="float" office:value="7206" calcext:value-type="float">
            <text:p>7206</text:p>
          </table:table-cell>
          <table:table-cell office:value-type="float" office:value="349.387726" calcext:value-type="float">
            <text:p>349.387726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3]-[.C2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aw Max</text:p>
          </table:table-cell>
          <table:table-cell table:formula="of:=MAX([.E1:.E1000])" office:value-type="float" office:value="349.690918" calcext:value-type="float">
            <text:p>349.690918</text:p>
          </table:table-cell>
          <table:table-cell office:value-type="float" office:value="7252" calcext:value-type="float">
            <text:p>7252</text:p>
          </table:table-cell>
          <table:table-cell office:value-type="float" office:value="349.395935" calcext:value-type="float">
            <text:p>349.395935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4]-[.C3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aw Min</text:p>
          </table:table-cell>
          <table:table-cell table:formula="of:=MIN([.E1:.E1000])" office:value-type="float" office:value="349.084076" calcext:value-type="float">
            <text:p>349.084076</text:p>
          </table:table-cell>
          <table:table-cell office:value-type="float" office:value="7297" calcext:value-type="float">
            <text:p>7297</text:p>
          </table:table-cell>
          <table:table-cell office:value-type="float" office:value="349.403656" calcext:value-type="float">
            <text:p>349.403656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C5]-[.C4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Draw Diff</text:p>
          </table:table-cell>
          <table:table-cell table:formula="of:=[.B4]-[.B5]" office:value-type="float" office:value="0.606842000000029" calcext:value-type="float">
            <text:p>0.606842000000029</text:p>
          </table:table-cell>
          <table:table-cell office:value-type="float" office:value="7343" calcext:value-type="float">
            <text:p>7343</text:p>
          </table:table-cell>
          <table:table-cell office:value-type="float" office:value="349.36911" calcext:value-type="float">
            <text:p>349.36911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6]-[.C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7388" calcext:value-type="float">
            <text:p>7388</text:p>
          </table:table-cell>
          <table:table-cell office:value-type="float" office:value="349.398651" calcext:value-type="float">
            <text:p>349.398651</text:p>
          </table:table-cell>
          <table:table-cell office:value-type="float" office:value="349.588623" calcext:value-type="float">
            <text:p>349.588623</text:p>
          </table:table-cell>
          <table:table-cell office:value-type="float" office:value="12.331389" calcext:value-type="float">
            <text:p>12.331389</text:p>
          </table:table-cell>
          <table:table-cell table:formula="of:=[.C7]-[.C6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reads per unit</text:p>
          </table:table-cell>
          <table:table-cell office:value-type="float" office:value="4" calcext:value-type="float">
            <text:p>4</text:p>
          </table:table-cell>
          <table:table-cell office:value-type="float" office:value="7434" calcext:value-type="float">
            <text:p>7434</text:p>
          </table:table-cell>
          <table:table-cell office:value-type="float" office:value="349.440887" calcext:value-type="float">
            <text:p>349.440887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8023" calcext:value-type="float">
            <text:p>12.328023</text:p>
          </table:table-cell>
          <table:table-cell table:formula="of:=[.C8]-[.C7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veraged for</text:p>
          </table:table-cell>
          <table:table-cell office:value-type="float" office:value="5" calcext:value-type="float">
            <text:p>5</text:p>
          </table:table-cell>
          <table:table-cell office:value-type="float" office:value="7479" calcext:value-type="float">
            <text:p>7479</text:p>
          </table:table-cell>
          <table:table-cell office:value-type="float" office:value="349.44046" calcext:value-type="float">
            <text:p>349.44046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9]-[.C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7525" calcext:value-type="float">
            <text:p>7525</text:p>
          </table:table-cell>
          <table:table-cell office:value-type="float" office:value="349.362274" calcext:value-type="float">
            <text:p>349.362274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12.314956" calcext:value-type="float">
            <text:p>12.314956</text:p>
          </table:table-cell>
          <table:table-cell table:formula="of:=[.C10]-[.C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7571" calcext:value-type="float">
            <text:p>7571</text:p>
          </table:table-cell>
          <table:table-cell office:value-type="float" office:value="349.371826" calcext:value-type="float">
            <text:p>349.371826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11]-[.C1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7616" calcext:value-type="float">
            <text:p>7616</text:p>
          </table:table-cell>
          <table:table-cell office:value-type="float" office:value="349.307281" calcext:value-type="float">
            <text:p>349.307281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12]-[.C1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7662" calcext:value-type="float">
            <text:p>7662</text:p>
          </table:table-cell>
          <table:table-cell office:value-type="float" office:value="349.248199" calcext:value-type="float">
            <text:p>349.248199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76" calcext:value-type="float">
            <text:p>12.3176</text:p>
          </table:table-cell>
          <table:table-cell table:formula="of:=[.C13]-[.C1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7707" calcext:value-type="float">
            <text:p>7707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776" calcext:value-type="float">
            <text:p>12.31776</text:p>
          </table:table-cell>
          <table:table-cell table:formula="of:=[.C14]-[.C1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349.26181" calcext:value-type="float">
            <text:p>349.26181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15]-[.C1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7798" calcext:value-type="float">
            <text:p>7798</text:p>
          </table:table-cell>
          <table:table-cell office:value-type="float" office:value="349.246826" calcext:value-type="float">
            <text:p>349.246826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16]-[.C1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7844" calcext:value-type="float">
            <text:p>7844</text:p>
          </table:table-cell>
          <table:table-cell office:value-type="float" office:value="349.265015" calcext:value-type="float">
            <text:p>349.265015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17]-[.C1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7889" calcext:value-type="float">
            <text:p>7889</text:p>
          </table:table-cell>
          <table:table-cell office:value-type="float" office:value="349.310913" calcext:value-type="float">
            <text:p>349.310913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18]-[.C1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7935" calcext:value-type="float">
            <text:p>7935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19]-[.C1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7980" calcext:value-type="float">
            <text:p>7980</text:p>
          </table:table-cell>
          <table:table-cell office:value-type="float" office:value="349.289093" calcext:value-type="float">
            <text:p>349.289093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20]-[.C1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8026" calcext:value-type="float">
            <text:p>8026</text:p>
          </table:table-cell>
          <table:table-cell office:value-type="float" office:value="349.290894" calcext:value-type="float">
            <text:p>349.290894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21]-[.C2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8071" calcext:value-type="float">
            <text:p>8071</text:p>
          </table:table-cell>
          <table:table-cell office:value-type="float" office:value="349.289978" calcext:value-type="float">
            <text:p>349.289978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22]-[.C21]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string" calcext:value-type="string">
            <text:p>1 Second </text:p>
          </table:table-cell>
          <table:table-cell table:style-name="ce2" office:value-type="string" calcext:value-type="string">
            <text:p>&gt;&gt;&gt;&gt;&gt;&gt;&gt;&gt;&gt;&gt;</text:p>
          </table:table-cell>
          <table:table-cell office:value-type="float" office:value="8117" calcext:value-type="float">
            <text:p>8117</text:p>
          </table:table-cell>
          <table:table-cell office:value-type="float" office:value="349.29364" calcext:value-type="float">
            <text:p>349.29364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23]-[.C2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8163" calcext:value-type="float">
            <text:p>8163</text:p>
          </table:table-cell>
          <table:table-cell office:value-type="float" office:value="349.27179" calcext:value-type="float">
            <text:p>349.27179</text:p>
          </table:table-cell>
          <table:table-cell office:value-type="float" office:value="349.129547" calcext:value-type="float">
            <text:p>349.129547</text:p>
          </table:table-cell>
          <table:table-cell office:value-type="float" office:value="12.315196" calcext:value-type="float">
            <text:p>12.315196</text:p>
          </table:table-cell>
          <table:table-cell table:formula="of:=[.C24]-[.C2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8208" calcext:value-type="float">
            <text:p>8208</text:p>
          </table:table-cell>
          <table:table-cell office:value-type="float" office:value="349.300446" calcext:value-type="float">
            <text:p>349.300446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25]-[.C2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8254" calcext:value-type="float">
            <text:p>8254</text:p>
          </table:table-cell>
          <table:table-cell office:value-type="float" office:value="349.348175" calcext:value-type="float">
            <text:p>349.348175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7381" calcext:value-type="float">
            <text:p>12.327381</text:p>
          </table:table-cell>
          <table:table-cell table:formula="of:=[.C26]-[.C2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8299" calcext:value-type="float">
            <text:p>8299</text:p>
          </table:table-cell>
          <table:table-cell office:value-type="float" office:value="349.361816" calcext:value-type="float">
            <text:p>349.361816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27]-[.C2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8345" calcext:value-type="float">
            <text:p>8345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28]-[.C2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8390" calcext:value-type="float">
            <text:p>8390</text:p>
          </table:table-cell>
          <table:table-cell office:value-type="float" office:value="349.382263" calcext:value-type="float">
            <text:p>349.382263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29]-[.C2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349.381378" calcext:value-type="float">
            <text:p>349.381378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30]-[.C2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8481" calcext:value-type="float">
            <text:p>8481</text:p>
          </table:table-cell>
          <table:table-cell office:value-type="float" office:value="349.375458" calcext:value-type="float">
            <text:p>349.375458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31]-[.C3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8527" calcext:value-type="float">
            <text:p>8527</text:p>
          </table:table-cell>
          <table:table-cell office:value-type="float" office:value="349.338196" calcext:value-type="float">
            <text:p>349.338196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32]-[.C3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8572" calcext:value-type="float">
            <text:p>8572</text:p>
          </table:table-cell>
          <table:table-cell office:value-type="float" office:value="349.368622" calcext:value-type="float">
            <text:p>349.368622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819" calcext:value-type="float">
            <text:p>12.326819</text:p>
          </table:table-cell>
          <table:table-cell table:formula="of:=[.C33]-[.C3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8618" calcext:value-type="float">
            <text:p>8618</text:p>
          </table:table-cell>
          <table:table-cell office:value-type="float" office:value="349.348206" calcext:value-type="float">
            <text:p>349.348206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34]-[.C3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8663" calcext:value-type="float">
            <text:p>8663</text:p>
          </table:table-cell>
          <table:table-cell office:value-type="float" office:value="349.332275" calcext:value-type="float">
            <text:p>349.332275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35]-[.C3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8709" calcext:value-type="float">
            <text:p>8709</text:p>
          </table:table-cell>
          <table:table-cell office:value-type="float" office:value="349.322266" calcext:value-type="float">
            <text:p>349.322266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36]-[.C3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8754" calcext:value-type="float">
            <text:p>8754</text:p>
          </table:table-cell>
          <table:table-cell office:value-type="float" office:value="349.342224" calcext:value-type="float">
            <text:p>349.342224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37]-[.C3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8800" calcext:value-type="float">
            <text:p>8800</text:p>
          </table:table-cell>
          <table:table-cell office:value-type="float" office:value="349.326355" calcext:value-type="float">
            <text:p>349.326355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38]-[.C3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8846" calcext:value-type="float">
            <text:p>8846</text:p>
          </table:table-cell>
          <table:table-cell office:value-type="float" office:value="349.356354" calcext:value-type="float">
            <text:p>349.356354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39]-[.C3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8891" calcext:value-type="float">
            <text:p>8891</text:p>
          </table:table-cell>
          <table:table-cell office:value-type="float" office:value="349.375427" calcext:value-type="float">
            <text:p>349.375427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40]-[.C3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8937" calcext:value-type="float">
            <text:p>8937</text:p>
          </table:table-cell>
          <table:table-cell office:value-type="float" office:value="349.379089" calcext:value-type="float">
            <text:p>349.379089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41]-[.C4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8982" calcext:value-type="float">
            <text:p>8982</text:p>
          </table:table-cell>
          <table:table-cell office:value-type="float" office:value="349.386383" calcext:value-type="float">
            <text:p>349.386383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42]-[.C4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9028" calcext:value-type="float">
            <text:p>9028</text:p>
          </table:table-cell>
          <table:table-cell office:value-type="float" office:value="349.351379" calcext:value-type="float">
            <text:p>349.351379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43]-[.C4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9073" calcext:value-type="float">
            <text:p>9073</text:p>
          </table:table-cell>
          <table:table-cell office:value-type="float" office:value="349.363617" calcext:value-type="float">
            <text:p>349.363617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C44]-[.C4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9119" calcext:value-type="float">
            <text:p>9119</text:p>
          </table:table-cell>
          <table:table-cell office:value-type="float" office:value="349.367737" calcext:value-type="float">
            <text:p>349.367737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45]-[.C4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9164" calcext:value-type="float">
            <text:p>9164</text:p>
          </table:table-cell>
          <table:table-cell office:value-type="float" office:value="349.36908" calcext:value-type="float">
            <text:p>349.36908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46]-[.C4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9210" calcext:value-type="float">
            <text:p>9210</text:p>
          </table:table-cell>
          <table:table-cell office:value-type="float" office:value="349.35321" calcext:value-type="float">
            <text:p>349.35321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47]-[.C4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9255" calcext:value-type="float">
            <text:p>9255</text:p>
          </table:table-cell>
          <table:table-cell office:value-type="float" office:value="349.364532" calcext:value-type="float">
            <text:p>349.364532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48]-[.C4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9301" calcext:value-type="float">
            <text:p>9301</text:p>
          </table:table-cell>
          <table:table-cell office:value-type="float" office:value="349.307251" calcext:value-type="float">
            <text:p>349.307251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744" calcext:value-type="float">
            <text:p>12.31744</text:p>
          </table:table-cell>
          <table:table-cell table:formula="of:=[.C49]-[.C4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9346" calcext:value-type="float">
            <text:p>9346</text:p>
          </table:table-cell>
          <table:table-cell office:value-type="float" office:value="349.334045" calcext:value-type="float">
            <text:p>349.334045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C50]-[.C4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9392" calcext:value-type="float">
            <text:p>9392</text:p>
          </table:table-cell>
          <table:table-cell office:value-type="float" office:value="349.33316" calcext:value-type="float">
            <text:p>349.33316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51]-[.C5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9437" calcext:value-type="float">
            <text:p>9437</text:p>
          </table:table-cell>
          <table:table-cell office:value-type="float" office:value="349.328613" calcext:value-type="float">
            <text:p>349.328613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52]-[.C5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9483" calcext:value-type="float">
            <text:p>9483</text:p>
          </table:table-cell>
          <table:table-cell office:value-type="float" office:value="349.32135" calcext:value-type="float">
            <text:p>349.32135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53]-[.C5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9529" calcext:value-type="float">
            <text:p>9529</text:p>
          </table:table-cell>
          <table:table-cell office:value-type="float" office:value="349.35318" calcext:value-type="float">
            <text:p>349.35318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54]-[.C5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9574" calcext:value-type="float">
            <text:p>9574</text:p>
          </table:table-cell>
          <table:table-cell office:value-type="float" office:value="349.358185" calcext:value-type="float">
            <text:p>349.358185</text:p>
          </table:table-cell>
          <table:table-cell office:value-type="float" office:value="349.529541" calcext:value-type="float">
            <text:p>349.529541</text:p>
          </table:table-cell>
          <table:table-cell office:value-type="float" office:value="12.329305" calcext:value-type="float">
            <text:p>12.329305</text:p>
          </table:table-cell>
          <table:table-cell table:formula="of:=[.C55]-[.C5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9620" calcext:value-type="float">
            <text:p>9620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56]-[.C5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9665" calcext:value-type="float">
            <text:p>9665</text:p>
          </table:table-cell>
          <table:table-cell office:value-type="float" office:value="349.345001" calcext:value-type="float">
            <text:p>349.345001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57]-[.C5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9711" calcext:value-type="float">
            <text:p>9711</text:p>
          </table:table-cell>
          <table:table-cell office:value-type="float" office:value="349.371368" calcext:value-type="float">
            <text:p>349.371368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58]-[.C5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9756" calcext:value-type="float">
            <text:p>9756</text:p>
          </table:table-cell>
          <table:table-cell office:value-type="float" office:value="349.404083" calcext:value-type="float">
            <text:p>349.404083</text:p>
          </table:table-cell>
          <table:table-cell office:value-type="float" office:value="349.5159" calcext:value-type="float">
            <text:p>349.5159</text:p>
          </table:table-cell>
          <table:table-cell office:value-type="float" office:value="12.328824" calcext:value-type="float">
            <text:p>12.328824</text:p>
          </table:table-cell>
          <table:table-cell table:formula="of:=[.C59]-[.C5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9802" calcext:value-type="float">
            <text:p>9802</text:p>
          </table:table-cell>
          <table:table-cell office:value-type="float" office:value="349.383606" calcext:value-type="float">
            <text:p>349.383606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60]-[.C5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9847" calcext:value-type="float">
            <text:p>9847</text:p>
          </table:table-cell>
          <table:table-cell office:value-type="float" office:value="349.388611" calcext:value-type="float">
            <text:p>349.388611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61]-[.C6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9893" calcext:value-type="float">
            <text:p>9893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62]-[.C6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9938" calcext:value-type="float">
            <text:p>9938</text:p>
          </table:table-cell>
          <table:table-cell office:value-type="float" office:value="349.384979" calcext:value-type="float">
            <text:p>349.384979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63]-[.C6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9984" calcext:value-type="float">
            <text:p>9984</text:p>
          </table:table-cell>
          <table:table-cell office:value-type="float" office:value="349.364075" calcext:value-type="float">
            <text:p>349.364075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64]-[.C6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0029" calcext:value-type="float">
            <text:p>10029</text:p>
          </table:table-cell>
          <table:table-cell office:value-type="float" office:value="349.351807" calcext:value-type="float">
            <text:p>349.351807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65]-[.C6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0075" calcext:value-type="float">
            <text:p>10075</text:p>
          </table:table-cell>
          <table:table-cell office:value-type="float" office:value="349.326355" calcext:value-type="float">
            <text:p>349.326355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66]-[.C6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0121" calcext:value-type="float">
            <text:p>10121</text:p>
          </table:table-cell>
          <table:table-cell office:value-type="float" office:value="349.372314" calcext:value-type="float">
            <text:p>349.372314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67]-[.C6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0166" calcext:value-type="float">
            <text:p>10166</text:p>
          </table:table-cell>
          <table:table-cell office:value-type="float" office:value="349.368652" calcext:value-type="float">
            <text:p>349.368652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68]-[.C6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0212" calcext:value-type="float">
            <text:p>10212</text:p>
          </table:table-cell>
          <table:table-cell office:value-type="float" office:value="349.367279" calcext:value-type="float">
            <text:p>349.367279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69]-[.C6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0257" calcext:value-type="float">
            <text:p>10257</text:p>
          </table:table-cell>
          <table:table-cell office:value-type="float" office:value="349.400879" calcext:value-type="float">
            <text:p>349.400879</text:p>
          </table:table-cell>
          <table:table-cell office:value-type="float" office:value="349.534088" calcext:value-type="float">
            <text:p>349.534088</text:p>
          </table:table-cell>
          <table:table-cell office:value-type="float" office:value="12.329466" calcext:value-type="float">
            <text:p>12.329466</text:p>
          </table:table-cell>
          <table:table-cell table:formula="of:=[.C70]-[.C6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0303" calcext:value-type="float">
            <text:p>10303</text:p>
          </table:table-cell>
          <table:table-cell office:value-type="float" office:value="349.428619" calcext:value-type="float">
            <text:p>349.428619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71]-[.C7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0348" calcext:value-type="float">
            <text:p>10348</text:p>
          </table:table-cell>
          <table:table-cell office:value-type="float" office:value="349.419983" calcext:value-type="float">
            <text:p>349.419983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72]-[.C7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0394" calcext:value-type="float">
            <text:p>10394</text:p>
          </table:table-cell>
          <table:table-cell office:value-type="float" office:value="349.38681" calcext:value-type="float">
            <text:p>349.38681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73]-[.C7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0439" calcext:value-type="float">
            <text:p>10439</text:p>
          </table:table-cell>
          <table:table-cell office:value-type="float" office:value="349.396362" calcext:value-type="float">
            <text:p>349.396362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74]-[.C7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0485" calcext:value-type="float">
            <text:p>10485</text:p>
          </table:table-cell>
          <table:table-cell office:value-type="float" office:value="349.394989" calcext:value-type="float">
            <text:p>349.394989</text:p>
          </table:table-cell>
          <table:table-cell office:value-type="float" office:value="349.527283" calcext:value-type="float">
            <text:p>349.527283</text:p>
          </table:table-cell>
          <table:table-cell office:value-type="float" office:value="12.329226" calcext:value-type="float">
            <text:p>12.329226</text:p>
          </table:table-cell>
          <table:table-cell table:formula="of:=[.C75]-[.C7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0530" calcext:value-type="float">
            <text:p>10530</text:p>
          </table:table-cell>
          <table:table-cell office:value-type="float" office:value="349.405457" calcext:value-type="float">
            <text:p>349.405457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76]-[.C7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0576" calcext:value-type="float">
            <text:p>10576</text:p>
          </table:table-cell>
          <table:table-cell office:value-type="float" office:value="349.383209" calcext:value-type="float">
            <text:p>349.383209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77]-[.C7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0621" calcext:value-type="float">
            <text:p>10621</text:p>
          </table:table-cell>
          <table:table-cell office:value-type="float" office:value="349.380463" calcext:value-type="float">
            <text:p>349.380463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78]-[.C7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0667" calcext:value-type="float">
            <text:p>10667</text:p>
          </table:table-cell>
          <table:table-cell office:value-type="float" office:value="349.38092" calcext:value-type="float">
            <text:p>349.38092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79]-[.C7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0713" calcext:value-type="float">
            <text:p>10713</text:p>
          </table:table-cell>
          <table:table-cell office:value-type="float" office:value="349.375916" calcext:value-type="float">
            <text:p>349.375916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342" calcext:value-type="float">
            <text:p>12.328342</text:p>
          </table:table-cell>
          <table:table-cell table:formula="of:=[.C80]-[.C7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0758" calcext:value-type="float">
            <text:p>10758</text:p>
          </table:table-cell>
          <table:table-cell office:value-type="float" office:value="349.375916" calcext:value-type="float">
            <text:p>349.375916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81]-[.C8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0804" calcext:value-type="float">
            <text:p>10804</text:p>
          </table:table-cell>
          <table:table-cell office:value-type="float" office:value="349.359558" calcext:value-type="float">
            <text:p>349.359558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82]-[.C8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0849" calcext:value-type="float">
            <text:p>10849</text:p>
          </table:table-cell>
          <table:table-cell office:value-type="float" office:value="349.351868" calcext:value-type="float">
            <text:p>349.351868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83]-[.C8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0895" calcext:value-type="float">
            <text:p>10895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84]-[.C8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0940" calcext:value-type="float">
            <text:p>10940</text:p>
          </table:table-cell>
          <table:table-cell office:value-type="float" office:value="349.323669" calcext:value-type="float">
            <text:p>349.323669</text:p>
          </table:table-cell>
          <table:table-cell office:value-type="float" office:value="349.586365" calcext:value-type="float">
            <text:p>349.586365</text:p>
          </table:table-cell>
          <table:table-cell office:value-type="float" office:value="12.331309" calcext:value-type="float">
            <text:p>12.331309</text:p>
          </table:table-cell>
          <table:table-cell table:formula="of:=[.C85]-[.C8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0986" calcext:value-type="float">
            <text:p>10986</text:p>
          </table:table-cell>
          <table:table-cell office:value-type="float" office:value="349.315491" calcext:value-type="float">
            <text:p>349.315491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86]-[.C8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1031" calcext:value-type="float">
            <text:p>11031</text:p>
          </table:table-cell>
          <table:table-cell office:value-type="float" office:value="349.317291" calcext:value-type="float">
            <text:p>349.317291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87]-[.C8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1077" calcext:value-type="float">
            <text:p>11077</text:p>
          </table:table-cell>
          <table:table-cell office:value-type="float" office:value="349.310883" calcext:value-type="float">
            <text:p>349.310883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88]-[.C8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1122" calcext:value-type="float">
            <text:p>11122</text:p>
          </table:table-cell>
          <table:table-cell office:value-type="float" office:value="349.309509" calcext:value-type="float">
            <text:p>349.309509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8482" calcext:value-type="float">
            <text:p>12.318482</text:p>
          </table:table-cell>
          <table:table-cell table:formula="of:=[.C89]-[.C8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1168" calcext:value-type="float">
            <text:p>11168</text:p>
          </table:table-cell>
          <table:table-cell office:value-type="float" office:value="349.251343" calcext:value-type="float">
            <text:p>349.251343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90]-[.C8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1213" calcext:value-type="float">
            <text:p>11213</text:p>
          </table:table-cell>
          <table:table-cell office:value-type="float" office:value="349.274536" calcext:value-type="float">
            <text:p>349.274536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91]-[.C9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1259" calcext:value-type="float">
            <text:p>11259</text:p>
          </table:table-cell>
          <table:table-cell office:value-type="float" office:value="349.302734" calcext:value-type="float">
            <text:p>349.302734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92]-[.C9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1304" calcext:value-type="float">
            <text:p>11304</text:p>
          </table:table-cell>
          <table:table-cell office:value-type="float" office:value="349.361816" calcext:value-type="float">
            <text:p>349.361816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C93]-[.C9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1350" calcext:value-type="float">
            <text:p>11350</text:p>
          </table:table-cell>
          <table:table-cell office:value-type="float" office:value="349.373627" calcext:value-type="float">
            <text:p>349.373627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94]-[.C9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1396" calcext:value-type="float">
            <text:p>11396</text:p>
          </table:table-cell>
          <table:table-cell office:value-type="float" office:value="349.407745" calcext:value-type="float">
            <text:p>349.407745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7061" calcext:value-type="float">
            <text:p>12.327061</text:p>
          </table:table-cell>
          <table:table-cell table:formula="of:=[.C95]-[.C9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1441" calcext:value-type="float">
            <text:p>11441</text:p>
          </table:table-cell>
          <table:table-cell office:value-type="float" office:value="349.367737" calcext:value-type="float">
            <text:p>349.367737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96]-[.C9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1487" calcext:value-type="float">
            <text:p>11487</text:p>
          </table:table-cell>
          <table:table-cell office:value-type="float" office:value="349.419586" calcext:value-type="float">
            <text:p>349.419586</text:p>
          </table:table-cell>
          <table:table-cell office:value-type="float" office:value="349.622742" calcext:value-type="float">
            <text:p>349.622742</text:p>
          </table:table-cell>
          <table:table-cell office:value-type="float" office:value="12.332593" calcext:value-type="float">
            <text:p>12.332593</text:p>
          </table:table-cell>
          <table:table-cell table:formula="of:=[.C97]-[.C9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1532" calcext:value-type="float">
            <text:p>11532</text:p>
          </table:table-cell>
          <table:table-cell office:value-type="float" office:value="349.364563" calcext:value-type="float">
            <text:p>349.364563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98]-[.C9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1578" calcext:value-type="float">
            <text:p>11578</text:p>
          </table:table-cell>
          <table:table-cell office:value-type="float" office:value="349.34137" calcext:value-type="float">
            <text:p>349.34137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6479" calcext:value-type="float">
            <text:p>12.316479</text:p>
          </table:table-cell>
          <table:table-cell table:formula="of:=[.C99]-[.C9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1623" calcext:value-type="float">
            <text:p>11623</text:p>
          </table:table-cell>
          <table:table-cell office:value-type="float" office:value="349.323181" calcext:value-type="float">
            <text:p>349.323181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100]-[.C9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1669" calcext:value-type="float">
            <text:p>11669</text:p>
          </table:table-cell>
          <table:table-cell office:value-type="float" office:value="349.364075" calcext:value-type="float">
            <text:p>349.364075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101]-[.C10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1714" calcext:value-type="float">
            <text:p>11714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102]-[.C10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1760" calcext:value-type="float">
            <text:p>11760</text:p>
          </table:table-cell>
          <table:table-cell office:value-type="float" office:value="349.316345" calcext:value-type="float">
            <text:p>349.316345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103]-[.C10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1805" calcext:value-type="float">
            <text:p>11805</text:p>
          </table:table-cell>
          <table:table-cell office:value-type="float" office:value="349.411346" calcext:value-type="float">
            <text:p>349.411346</text:p>
          </table:table-cell>
          <table:table-cell office:value-type="float" office:value="349.6409" calcext:value-type="float">
            <text:p>349.6409</text:p>
          </table:table-cell>
          <table:table-cell office:value-type="float" office:value="12.333233" calcext:value-type="float">
            <text:p>12.333233</text:p>
          </table:table-cell>
          <table:table-cell table:formula="of:=[.C104]-[.C10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1851" calcext:value-type="float">
            <text:p>11851</text:p>
          </table:table-cell>
          <table:table-cell office:value-type="float" office:value="349.415894" calcext:value-type="float">
            <text:p>349.415894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105]-[.C10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1896" calcext:value-type="float">
            <text:p>11896</text:p>
          </table:table-cell>
          <table:table-cell office:value-type="float" office:value="349.408142" calcext:value-type="float">
            <text:p>349.408142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106]-[.C10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1942" calcext:value-type="float">
            <text:p>11942</text:p>
          </table:table-cell>
          <table:table-cell office:value-type="float" office:value="349.415436" calcext:value-type="float">
            <text:p>349.415436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107]-[.C10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1987" calcext:value-type="float">
            <text:p>11987</text:p>
          </table:table-cell>
          <table:table-cell office:value-type="float" office:value="349.440002" calcext:value-type="float">
            <text:p>349.440002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108]-[.C10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2033" calcext:value-type="float">
            <text:p>12033</text:p>
          </table:table-cell>
          <table:table-cell office:value-type="float" office:value="349.368164" calcext:value-type="float">
            <text:p>349.368164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109]-[.C10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2079" calcext:value-type="float">
            <text:p>12079</text:p>
          </table:table-cell>
          <table:table-cell office:value-type="float" office:value="349.382721" calcext:value-type="float">
            <text:p>349.382721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110]-[.C10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2124" calcext:value-type="float">
            <text:p>12124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111]-[.C11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2170" calcext:value-type="float">
            <text:p>12170</text:p>
          </table:table-cell>
          <table:table-cell office:value-type="float" office:value="349.338654" calcext:value-type="float">
            <text:p>349.338654</text:p>
          </table:table-cell>
          <table:table-cell office:value-type="float" office:value="349.100006" calcext:value-type="float">
            <text:p>349.100006</text:p>
          </table:table-cell>
          <table:table-cell office:value-type="float" office:value="12.314154" calcext:value-type="float">
            <text:p>12.314154</text:p>
          </table:table-cell>
          <table:table-cell table:formula="of:=[.C112]-[.C11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2215" calcext:value-type="float">
            <text:p>12215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5837" calcext:value-type="float">
            <text:p>12.315837</text:p>
          </table:table-cell>
          <table:table-cell table:formula="of:=[.C113]-[.C11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2261" calcext:value-type="float">
            <text:p>12261</text:p>
          </table:table-cell>
          <table:table-cell office:value-type="float" office:value="349.253204" calcext:value-type="float">
            <text:p>349.253204</text:p>
          </table:table-cell>
          <table:table-cell office:value-type="float" office:value="349.161377" calcext:value-type="float">
            <text:p>349.161377</text:p>
          </table:table-cell>
          <table:table-cell office:value-type="float" office:value="12.316319" calcext:value-type="float">
            <text:p>12.316319</text:p>
          </table:table-cell>
          <table:table-cell table:formula="of:=[.C114]-[.C11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2306" calcext:value-type="float">
            <text:p>12306</text:p>
          </table:table-cell>
          <table:table-cell office:value-type="float" office:value="349.261841" calcext:value-type="float">
            <text:p>349.261841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C115]-[.C11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2352" calcext:value-type="float">
            <text:p>12352</text:p>
          </table:table-cell>
          <table:table-cell office:value-type="float" office:value="349.238678" calcext:value-type="float">
            <text:p>349.238678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116]-[.C11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2397" calcext:value-type="float">
            <text:p>12397</text:p>
          </table:table-cell>
          <table:table-cell office:value-type="float" office:value="349.293213" calcext:value-type="float">
            <text:p>349.293213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117]-[.C11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2443" calcext:value-type="float">
            <text:p>12443</text:p>
          </table:table-cell>
          <table:table-cell office:value-type="float" office:value="349.353668" calcext:value-type="float">
            <text:p>349.353668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118]-[.C11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2488" calcext:value-type="float">
            <text:p>12488</text:p>
          </table:table-cell>
          <table:table-cell office:value-type="float" office:value="349.354095" calcext:value-type="float">
            <text:p>349.354095</text:p>
          </table:table-cell>
          <table:table-cell office:value-type="float" office:value="349.163635" calcext:value-type="float">
            <text:p>349.163635</text:p>
          </table:table-cell>
          <table:table-cell office:value-type="float" office:value="12.316398" calcext:value-type="float">
            <text:p>12.316398</text:p>
          </table:table-cell>
          <table:table-cell table:formula="of:=[.C119]-[.C11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2534" calcext:value-type="float">
            <text:p>12534</text:p>
          </table:table-cell>
          <table:table-cell office:value-type="float" office:value="349.326813" calcext:value-type="float">
            <text:p>349.326813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120]-[.C11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2579" calcext:value-type="float">
            <text:p>12579</text:p>
          </table:table-cell>
          <table:table-cell office:value-type="float" office:value="349.38089" calcext:value-type="float">
            <text:p>349.38089</text:p>
          </table:table-cell>
          <table:table-cell office:value-type="float" office:value="349.540924" calcext:value-type="float">
            <text:p>349.540924</text:p>
          </table:table-cell>
          <table:table-cell office:value-type="float" office:value="12.329706" calcext:value-type="float">
            <text:p>12.329706</text:p>
          </table:table-cell>
          <table:table-cell table:formula="of:=[.C121]-[.C12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2625" calcext:value-type="float">
            <text:p>12625</text:p>
          </table:table-cell>
          <table:table-cell office:value-type="float" office:value="349.403137" calcext:value-type="float">
            <text:p>349.403137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7703" calcext:value-type="float">
            <text:p>12.327703</text:p>
          </table:table-cell>
          <table:table-cell table:formula="of:=[.C122]-[.C12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2670" calcext:value-type="float">
            <text:p>12670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123]-[.C12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2716" calcext:value-type="float">
            <text:p>12716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124]-[.C12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2762" calcext:value-type="float">
            <text:p>12762</text:p>
          </table:table-cell>
          <table:table-cell office:value-type="float" office:value="349.409119" calcext:value-type="float">
            <text:p>349.409119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125]-[.C12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2807" calcext:value-type="float">
            <text:p>12807</text:p>
          </table:table-cell>
          <table:table-cell office:value-type="float" office:value="349.355927" calcext:value-type="float">
            <text:p>349.355927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126]-[.C12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2853" calcext:value-type="float">
            <text:p>12853</text:p>
          </table:table-cell>
          <table:table-cell office:value-type="float" office:value="349.356842" calcext:value-type="float">
            <text:p>349.356842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7863" calcext:value-type="float">
            <text:p>12.327863</text:p>
          </table:table-cell>
          <table:table-cell table:formula="of:=[.C127]-[.C12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2898" calcext:value-type="float">
            <text:p>12898</text:p>
          </table:table-cell>
          <table:table-cell office:value-type="float" office:value="349.358643" calcext:value-type="float">
            <text:p>349.358643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128]-[.C12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2944" calcext:value-type="float">
            <text:p>12944</text:p>
          </table:table-cell>
          <table:table-cell office:value-type="float" office:value="349.365448" calcext:value-type="float">
            <text:p>349.365448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129]-[.C12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2989" calcext:value-type="float">
            <text:p>12989</text:p>
          </table:table-cell>
          <table:table-cell office:value-type="float" office:value="349.378174" calcext:value-type="float">
            <text:p>349.378174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130]-[.C12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3035" calcext:value-type="float">
            <text:p>13035</text:p>
          </table:table-cell>
          <table:table-cell office:value-type="float" office:value="349.399078" calcext:value-type="float">
            <text:p>349.399078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131]-[.C13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3080" calcext:value-type="float">
            <text:p>13080</text:p>
          </table:table-cell>
          <table:table-cell office:value-type="float" office:value="349.375427" calcext:value-type="float">
            <text:p>349.375427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132]-[.C13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3126" calcext:value-type="float">
            <text:p>13126</text:p>
          </table:table-cell>
          <table:table-cell office:value-type="float" office:value="349.389526" calcext:value-type="float">
            <text:p>349.389526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C133]-[.C13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3171" calcext:value-type="float">
            <text:p>13171</text:p>
          </table:table-cell>
          <table:table-cell office:value-type="float" office:value="349.367249" calcext:value-type="float">
            <text:p>349.367249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134]-[.C13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3217" calcext:value-type="float">
            <text:p>13217</text:p>
          </table:table-cell>
          <table:table-cell office:value-type="float" office:value="349.348633" calcext:value-type="float">
            <text:p>349.348633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135]-[.C13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3262" calcext:value-type="float">
            <text:p>13262</text:p>
          </table:table-cell>
          <table:table-cell office:value-type="float" office:value="349.330475" calcext:value-type="float">
            <text:p>349.330475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136]-[.C13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3308" calcext:value-type="float">
            <text:p>13308</text:p>
          </table:table-cell>
          <table:table-cell office:value-type="float" office:value="349.335449" calcext:value-type="float">
            <text:p>349.335449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137]-[.C13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3354" calcext:value-type="float">
            <text:p>13354</text:p>
          </table:table-cell>
          <table:table-cell office:value-type="float" office:value="349.302734" calcext:value-type="float">
            <text:p>349.302734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138]-[.C13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3399" calcext:value-type="float">
            <text:p>13399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139]-[.C13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3445" calcext:value-type="float">
            <text:p>13445</text:p>
          </table:table-cell>
          <table:table-cell office:value-type="float" office:value="349.344543" calcext:value-type="float">
            <text:p>349.344543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140]-[.C13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3490" calcext:value-type="float">
            <text:p>13490</text:p>
          </table:table-cell>
          <table:table-cell office:value-type="float" office:value="349.324097" calcext:value-type="float">
            <text:p>349.324097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141]-[.C14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3536" calcext:value-type="float">
            <text:p>13536</text:p>
          </table:table-cell>
          <table:table-cell office:value-type="float" office:value="349.312286" calcext:value-type="float">
            <text:p>349.312286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142]-[.C14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3581" calcext:value-type="float">
            <text:p>13581</text:p>
          </table:table-cell>
          <table:table-cell office:value-type="float" office:value="349.323639" calcext:value-type="float">
            <text:p>349.323639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143]-[.C14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3627" calcext:value-type="float">
            <text:p>13627</text:p>
          </table:table-cell>
          <table:table-cell office:value-type="float" office:value="349.343658" calcext:value-type="float">
            <text:p>349.343658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144]-[.C14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3672" calcext:value-type="float">
            <text:p>13672</text:p>
          </table:table-cell>
          <table:table-cell office:value-type="float" office:value="349.343658" calcext:value-type="float">
            <text:p>349.343658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145]-[.C14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3718" calcext:value-type="float">
            <text:p>13718</text:p>
          </table:table-cell>
          <table:table-cell office:value-type="float" office:value="349.419098" calcext:value-type="float">
            <text:p>349.419098</text:p>
          </table:table-cell>
          <table:table-cell office:value-type="float" office:value="349.563629" calcext:value-type="float">
            <text:p>349.563629</text:p>
          </table:table-cell>
          <table:table-cell office:value-type="float" office:value="12.330507" calcext:value-type="float">
            <text:p>12.330507</text:p>
          </table:table-cell>
          <table:table-cell table:formula="of:=[.C146]-[.C14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3763" calcext:value-type="float">
            <text:p>13763</text:p>
          </table:table-cell>
          <table:table-cell office:value-type="float" office:value="349.44043" calcext:value-type="float">
            <text:p>349.44043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C147]-[.C14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3809" calcext:value-type="float">
            <text:p>13809</text:p>
          </table:table-cell>
          <table:table-cell office:value-type="float" office:value="349.475891" calcext:value-type="float">
            <text:p>349.475891</text:p>
          </table:table-cell>
          <table:table-cell office:value-type="float" office:value="349.561371" calcext:value-type="float">
            <text:p>349.561371</text:p>
          </table:table-cell>
          <table:table-cell office:value-type="float" office:value="12.330428" calcext:value-type="float">
            <text:p>12.330428</text:p>
          </table:table-cell>
          <table:table-cell table:formula="of:=[.C148]-[.C14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3854" calcext:value-type="float">
            <text:p>13854</text:p>
          </table:table-cell>
          <table:table-cell office:value-type="float" office:value="349.474976" calcext:value-type="float">
            <text:p>349.474976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149]-[.C14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3900" calcext:value-type="float">
            <text:p>13900</text:p>
          </table:table-cell>
          <table:table-cell office:value-type="float" office:value="349.438171" calcext:value-type="float">
            <text:p>349.438171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150]-[.C14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3945" calcext:value-type="float">
            <text:p>13945</text:p>
          </table:table-cell>
          <table:table-cell office:value-type="float" office:value="349.390442" calcext:value-type="float">
            <text:p>349.390442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151]-[.C15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3991" calcext:value-type="float">
            <text:p>13991</text:p>
          </table:table-cell>
          <table:table-cell office:value-type="float" office:value="349.339996" calcext:value-type="float">
            <text:p>349.339996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17361" calcext:value-type="float">
            <text:p>12.317361</text:p>
          </table:table-cell>
          <table:table-cell table:formula="of:=[.C152]-[.C15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4037" calcext:value-type="float">
            <text:p>14037</text:p>
          </table:table-cell>
          <table:table-cell office:value-type="float" office:value="349.295013" calcext:value-type="float">
            <text:p>349.295013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153]-[.C15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4082" calcext:value-type="float">
            <text:p>14082</text:p>
          </table:table-cell>
          <table:table-cell office:value-type="float" office:value="349.304108" calcext:value-type="float">
            <text:p>349.304108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154]-[.C15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4128" calcext:value-type="float">
            <text:p>14128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155]-[.C15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4173" calcext:value-type="float">
            <text:p>14173</text:p>
          </table:table-cell>
          <table:table-cell office:value-type="float" office:value="349.295471" calcext:value-type="float">
            <text:p>349.295471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156]-[.C15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4219" calcext:value-type="float">
            <text:p>14219</text:p>
          </table:table-cell>
          <table:table-cell office:value-type="float" office:value="349.334106" calcext:value-type="float">
            <text:p>349.334106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157]-[.C15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4264" calcext:value-type="float">
            <text:p>14264</text:p>
          </table:table-cell>
          <table:table-cell office:value-type="float" office:value="349.342285" calcext:value-type="float">
            <text:p>349.342285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158]-[.C15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4310" calcext:value-type="float">
            <text:p>14310</text:p>
          </table:table-cell>
          <table:table-cell office:value-type="float" office:value="349.333649" calcext:value-type="float">
            <text:p>349.333649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159]-[.C15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4355" calcext:value-type="float">
            <text:p>14355</text:p>
          </table:table-cell>
          <table:table-cell office:value-type="float" office:value="349.358643" calcext:value-type="float">
            <text:p>349.358643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160]-[.C15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4401" calcext:value-type="float">
            <text:p>14401</text:p>
          </table:table-cell>
          <table:table-cell office:value-type="float" office:value="349.417725" calcext:value-type="float">
            <text:p>349.417725</text:p>
          </table:table-cell>
          <table:table-cell office:value-type="float" office:value="349.529541" calcext:value-type="float">
            <text:p>349.529541</text:p>
          </table:table-cell>
          <table:table-cell office:value-type="float" office:value="12.329305" calcext:value-type="float">
            <text:p>12.329305</text:p>
          </table:table-cell>
          <table:table-cell table:formula="of:=[.C161]-[.C16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4446" calcext:value-type="float">
            <text:p>14446</text:p>
          </table:table-cell>
          <table:table-cell office:value-type="float" office:value="349.418152" calcext:value-type="float">
            <text:p>349.418152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162]-[.C16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4492" calcext:value-type="float">
            <text:p>14492</text:p>
          </table:table-cell>
          <table:table-cell office:value-type="float" office:value="349.394531" calcext:value-type="float">
            <text:p>349.394531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163]-[.C16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4537" calcext:value-type="float">
            <text:p>14537</text:p>
          </table:table-cell>
          <table:table-cell office:value-type="float" office:value="349.372253" calcext:value-type="float">
            <text:p>349.372253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164]-[.C16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4583" calcext:value-type="float">
            <text:p>14583</text:p>
          </table:table-cell>
          <table:table-cell office:value-type="float" office:value="349.396362" calcext:value-type="float">
            <text:p>349.396362</text:p>
          </table:table-cell>
          <table:table-cell office:value-type="float" office:value="349.554535" calcext:value-type="float">
            <text:p>349.554535</text:p>
          </table:table-cell>
          <table:table-cell office:value-type="float" office:value="12.330187" calcext:value-type="float">
            <text:p>12.330187</text:p>
          </table:table-cell>
          <table:table-cell table:formula="of:=[.C165]-[.C16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4628" calcext:value-type="float">
            <text:p>14628</text:p>
          </table:table-cell>
          <table:table-cell office:value-type="float" office:value="349.351379" calcext:value-type="float">
            <text:p>349.351379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166]-[.C16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4674" calcext:value-type="float">
            <text:p>14674</text:p>
          </table:table-cell>
          <table:table-cell office:value-type="float" office:value="349.353668" calcext:value-type="float">
            <text:p>349.353668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167]-[.C16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4720" calcext:value-type="float">
            <text:p>14720</text:p>
          </table:table-cell>
          <table:table-cell office:value-type="float" office:value="349.338196" calcext:value-type="float">
            <text:p>349.338196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168]-[.C16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4765" calcext:value-type="float">
            <text:p>14765</text:p>
          </table:table-cell>
          <table:table-cell office:value-type="float" office:value="349.377289" calcext:value-type="float">
            <text:p>349.377289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169]-[.C16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4811" calcext:value-type="float">
            <text:p>14811</text:p>
          </table:table-cell>
          <table:table-cell office:value-type="float" office:value="349.339111" calcext:value-type="float">
            <text:p>349.339111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170]-[.C16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4856" calcext:value-type="float">
            <text:p>14856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171]-[.C17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4902" calcext:value-type="float">
            <text:p>14902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172]-[.C17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4947" calcext:value-type="float">
            <text:p>14947</text:p>
          </table:table-cell>
          <table:table-cell office:value-type="float" office:value="349.343658" calcext:value-type="float">
            <text:p>349.343658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173]-[.C17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4993" calcext:value-type="float">
            <text:p>14993</text:p>
          </table:table-cell>
          <table:table-cell office:value-type="float" office:value="349.330933" calcext:value-type="float">
            <text:p>349.330933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174]-[.C17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5038" calcext:value-type="float">
            <text:p>15038</text:p>
          </table:table-cell>
          <table:table-cell office:value-type="float" office:value="349.344574" calcext:value-type="float">
            <text:p>349.344574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C175]-[.C17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5084" calcext:value-type="float">
            <text:p>15084</text:p>
          </table:table-cell>
          <table:table-cell office:value-type="float" office:value="349.378235" calcext:value-type="float">
            <text:p>349.378235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176]-[.C17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5129" calcext:value-type="float">
            <text:p>15129</text:p>
          </table:table-cell>
          <table:table-cell office:value-type="float" office:value="349.354095" calcext:value-type="float">
            <text:p>349.354095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8803" calcext:value-type="float">
            <text:p>12.318803</text:p>
          </table:table-cell>
          <table:table-cell table:formula="of:=[.C177]-[.C17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5175" calcext:value-type="float">
            <text:p>15175</text:p>
          </table:table-cell>
          <table:table-cell office:value-type="float" office:value="349.355469" calcext:value-type="float">
            <text:p>349.355469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178]-[.C17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5220" calcext:value-type="float">
            <text:p>15220</text:p>
          </table:table-cell>
          <table:table-cell office:value-type="float" office:value="349.308655" calcext:value-type="float">
            <text:p>349.308655</text:p>
          </table:table-cell>
          <table:table-cell office:value-type="float" office:value="349.149994" calcext:value-type="float">
            <text:p>349.149994</text:p>
          </table:table-cell>
          <table:table-cell office:value-type="float" office:value="12.315917" calcext:value-type="float">
            <text:p>12.315917</text:p>
          </table:table-cell>
          <table:table-cell table:formula="of:=[.C179]-[.C17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5266" calcext:value-type="float">
            <text:p>15266</text:p>
          </table:table-cell>
          <table:table-cell office:value-type="float" office:value="349.292297" calcext:value-type="float">
            <text:p>349.292297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180]-[.C17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5312" calcext:value-type="float">
            <text:p>15312</text:p>
          </table:table-cell>
          <table:table-cell office:value-type="float" office:value="349.289978" calcext:value-type="float">
            <text:p>349.289978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181]-[.C18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5357" calcext:value-type="float">
            <text:p>15357</text:p>
          </table:table-cell>
          <table:table-cell office:value-type="float" office:value="349.292725" calcext:value-type="float">
            <text:p>349.292725</text:p>
          </table:table-cell>
          <table:table-cell office:value-type="float" office:value="349.245453" calcext:value-type="float">
            <text:p>349.245453</text:p>
          </table:table-cell>
          <table:table-cell office:value-type="float" office:value="12.319284" calcext:value-type="float">
            <text:p>12.319284</text:p>
          </table:table-cell>
          <table:table-cell table:formula="of:=[.C182]-[.C18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5403" calcext:value-type="float">
            <text:p>15403</text:p>
          </table:table-cell>
          <table:table-cell office:value-type="float" office:value="349.28952" calcext:value-type="float">
            <text:p>349.28952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183]-[.C18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5448" calcext:value-type="float">
            <text:p>15448</text:p>
          </table:table-cell>
          <table:table-cell office:value-type="float" office:value="349.316833" calcext:value-type="float">
            <text:p>349.316833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184]-[.C18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5494" calcext:value-type="float">
            <text:p>15494</text:p>
          </table:table-cell>
          <table:table-cell office:value-type="float" office:value="349.320923" calcext:value-type="float">
            <text:p>349.320923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185]-[.C18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5539" calcext:value-type="float">
            <text:p>15539</text:p>
          </table:table-cell>
          <table:table-cell office:value-type="float" office:value="349.28595" calcext:value-type="float">
            <text:p>349.28595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186]-[.C18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5585" calcext:value-type="float">
            <text:p>15585</text:p>
          </table:table-cell>
          <table:table-cell office:value-type="float" office:value="349.31955" calcext:value-type="float">
            <text:p>349.31955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187]-[.C18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5630" calcext:value-type="float">
            <text:p>15630</text:p>
          </table:table-cell>
          <table:table-cell office:value-type="float" office:value="349.345032" calcext:value-type="float">
            <text:p>349.345032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098" calcext:value-type="float">
            <text:p>12.326098</text:p>
          </table:table-cell>
          <table:table-cell table:formula="of:=[.C188]-[.C18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5676" calcext:value-type="float">
            <text:p>15676</text:p>
          </table:table-cell>
          <table:table-cell office:value-type="float" office:value="349.346832" calcext:value-type="float">
            <text:p>349.346832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189]-[.C18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5721" calcext:value-type="float">
            <text:p>15721</text:p>
          </table:table-cell>
          <table:table-cell office:value-type="float" office:value="349.32547" calcext:value-type="float">
            <text:p>349.32547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190]-[.C18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5767" calcext:value-type="float">
            <text:p>15767</text:p>
          </table:table-cell>
          <table:table-cell office:value-type="float" office:value="349.335907" calcext:value-type="float">
            <text:p>349.335907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191]-[.C19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5812" calcext:value-type="float">
            <text:p>15812</text:p>
          </table:table-cell>
          <table:table-cell office:value-type="float" office:value="349.289551" calcext:value-type="float">
            <text:p>349.289551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7039" calcext:value-type="float">
            <text:p>12.317039</text:p>
          </table:table-cell>
          <table:table-cell table:formula="of:=[.C192]-[.C19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5858" calcext:value-type="float">
            <text:p>15858</text:p>
          </table:table-cell>
          <table:table-cell office:value-type="float" office:value="349.254089" calcext:value-type="float">
            <text:p>349.254089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193]-[.C19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5904" calcext:value-type="float">
            <text:p>15904</text:p>
          </table:table-cell>
          <table:table-cell office:value-type="float" office:value="349.279572" calcext:value-type="float">
            <text:p>349.279572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194]-[.C19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5949" calcext:value-type="float">
            <text:p>15949</text:p>
          </table:table-cell>
          <table:table-cell office:value-type="float" office:value="349.312286" calcext:value-type="float">
            <text:p>349.312286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195]-[.C19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5995" calcext:value-type="float">
            <text:p>15995</text:p>
          </table:table-cell>
          <table:table-cell office:value-type="float" office:value="349.32547" calcext:value-type="float">
            <text:p>349.32547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196]-[.C19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6040" calcext:value-type="float">
            <text:p>16040</text:p>
          </table:table-cell>
          <table:table-cell office:value-type="float" office:value="349.358612" calcext:value-type="float">
            <text:p>349.358612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197]-[.C19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6086" calcext:value-type="float">
            <text:p>16086</text:p>
          </table:table-cell>
          <table:table-cell office:value-type="float" office:value="349.358612" calcext:value-type="float">
            <text:p>349.358612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198]-[.C19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6131" calcext:value-type="float">
            <text:p>16131</text:p>
          </table:table-cell>
          <table:table-cell office:value-type="float" office:value="349.342712" calcext:value-type="float">
            <text:p>349.342712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199]-[.C19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6177" calcext:value-type="float">
            <text:p>16177</text:p>
          </table:table-cell>
          <table:table-cell office:value-type="float" office:value="349.32135" calcext:value-type="float">
            <text:p>349.32135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200]-[.C19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6222" calcext:value-type="float">
            <text:p>16222</text:p>
          </table:table-cell>
          <table:table-cell office:value-type="float" office:value="349.332275" calcext:value-type="float">
            <text:p>349.332275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201]-[.C20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6268" calcext:value-type="float">
            <text:p>16268</text:p>
          </table:table-cell>
          <table:table-cell office:value-type="float" office:value="349.30365" calcext:value-type="float">
            <text:p>349.30365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7842" calcext:value-type="float">
            <text:p>12.317842</text:p>
          </table:table-cell>
          <table:table-cell table:formula="of:=[.C202]-[.C20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6313" calcext:value-type="float">
            <text:p>16313</text:p>
          </table:table-cell>
          <table:table-cell office:value-type="float" office:value="349.348206" calcext:value-type="float">
            <text:p>349.348206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7703" calcext:value-type="float">
            <text:p>12.327703</text:p>
          </table:table-cell>
          <table:table-cell table:formula="of:=[.C203]-[.C20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6359" calcext:value-type="float">
            <text:p>16359</text:p>
          </table:table-cell>
          <table:table-cell office:value-type="float" office:value="349.390015" calcext:value-type="float">
            <text:p>349.390015</text:p>
          </table:table-cell>
          <table:table-cell office:value-type="float" office:value="349.552277" calcext:value-type="float">
            <text:p>349.552277</text:p>
          </table:table-cell>
          <table:table-cell office:value-type="float" office:value="12.330107" calcext:value-type="float">
            <text:p>12.330107</text:p>
          </table:table-cell>
          <table:table-cell table:formula="of:=[.C204]-[.C20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6404" calcext:value-type="float">
            <text:p>16404</text:p>
          </table:table-cell>
          <table:table-cell office:value-type="float" office:value="349.410004" calcext:value-type="float">
            <text:p>349.410004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205]-[.C20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6450" calcext:value-type="float">
            <text:p>16450</text:p>
          </table:table-cell>
          <table:table-cell office:value-type="float" office:value="349.42865" calcext:value-type="float">
            <text:p>349.42865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12.327621" calcext:value-type="float">
            <text:p>12.327621</text:p>
          </table:table-cell>
          <table:table-cell table:formula="of:=[.C206]-[.C20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6495" calcext:value-type="float">
            <text:p>16495</text:p>
          </table:table-cell>
          <table:table-cell office:value-type="float" office:value="349.449524" calcext:value-type="float">
            <text:p>349.449524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207]-[.C20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6541" calcext:value-type="float">
            <text:p>16541</text:p>
          </table:table-cell>
          <table:table-cell office:value-type="float" office:value="349.426331" calcext:value-type="float">
            <text:p>349.426331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208]-[.C20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6587" calcext:value-type="float">
            <text:p>16587</text:p>
          </table:table-cell>
          <table:table-cell office:value-type="float" office:value="349.410889" calcext:value-type="float">
            <text:p>349.410889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7381" calcext:value-type="float">
            <text:p>12.327381</text:p>
          </table:table-cell>
          <table:table-cell table:formula="of:=[.C209]-[.C20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6632" calcext:value-type="float">
            <text:p>16632</text:p>
          </table:table-cell>
          <table:table-cell office:value-type="float" office:value="349.366821" calcext:value-type="float">
            <text:p>349.366821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7681" calcext:value-type="float">
            <text:p>12.317681</text:p>
          </table:table-cell>
          <table:table-cell table:formula="of:=[.C210]-[.C20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6678" calcext:value-type="float">
            <text:p>16678</text:p>
          </table:table-cell>
          <table:table-cell office:value-type="float" office:value="349.296814" calcext:value-type="float">
            <text:p>349.296814</text:p>
          </table:table-cell>
          <table:table-cell office:value-type="float" office:value="349.131805" calcext:value-type="float">
            <text:p>349.131805</text:p>
          </table:table-cell>
          <table:table-cell office:value-type="float" office:value="12.315275" calcext:value-type="float">
            <text:p>12.315275</text:p>
          </table:table-cell>
          <table:table-cell table:formula="of:=[.C211]-[.C21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6723" calcext:value-type="float">
            <text:p>16723</text:p>
          </table:table-cell>
          <table:table-cell office:value-type="float" office:value="349.296814" calcext:value-type="float">
            <text:p>349.296814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212]-[.C21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6769" calcext:value-type="float">
            <text:p>16769</text:p>
          </table:table-cell>
          <table:table-cell office:value-type="float" office:value="349.256836" calcext:value-type="float">
            <text:p>349.256836</text:p>
          </table:table-cell>
          <table:table-cell office:value-type="float" office:value="349.168182" calcext:value-type="float">
            <text:p>349.168182</text:p>
          </table:table-cell>
          <table:table-cell office:value-type="float" office:value="12.316559" calcext:value-type="float">
            <text:p>12.316559</text:p>
          </table:table-cell>
          <table:table-cell table:formula="of:=[.C213]-[.C21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6814" calcext:value-type="float">
            <text:p>16814</text:p>
          </table:table-cell>
          <table:table-cell office:value-type="float" office:value="349.23819" calcext:value-type="float">
            <text:p>349.23819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214]-[.C21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6860" calcext:value-type="float">
            <text:p>16860</text:p>
          </table:table-cell>
          <table:table-cell office:value-type="float" office:value="349.285919" calcext:value-type="float">
            <text:p>349.285919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098" calcext:value-type="float">
            <text:p>12.326098</text:p>
          </table:table-cell>
          <table:table-cell table:formula="of:=[.C215]-[.C21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6905" calcext:value-type="float">
            <text:p>16905</text:p>
          </table:table-cell>
          <table:table-cell office:value-type="float" office:value="349.332703" calcext:value-type="float">
            <text:p>349.332703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216]-[.C21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6951" calcext:value-type="float">
            <text:p>16951</text:p>
          </table:table-cell>
          <table:table-cell office:value-type="float" office:value="349.308655" calcext:value-type="float">
            <text:p>349.308655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217]-[.C21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6996" calcext:value-type="float">
            <text:p>16996</text:p>
          </table:table-cell>
          <table:table-cell office:value-type="float" office:value="349.357727" calcext:value-type="float">
            <text:p>349.357727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218]-[.C21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7042" calcext:value-type="float">
            <text:p>17042</text:p>
          </table:table-cell>
          <table:table-cell office:value-type="float" office:value="349.359528" calcext:value-type="float">
            <text:p>349.359528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219]-[.C21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7087" calcext:value-type="float">
            <text:p>17087</text:p>
          </table:table-cell>
          <table:table-cell office:value-type="float" office:value="349.322266" calcext:value-type="float">
            <text:p>349.322266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220]-[.C21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7133" calcext:value-type="float">
            <text:p>17133</text:p>
          </table:table-cell>
          <table:table-cell office:value-type="float" office:value="349.324524" calcext:value-type="float">
            <text:p>349.324524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221]-[.C22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7179" calcext:value-type="float">
            <text:p>17179</text:p>
          </table:table-cell>
          <table:table-cell office:value-type="float" office:value="349.352234" calcext:value-type="float">
            <text:p>349.352234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222]-[.C22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7224" calcext:value-type="float">
            <text:p>17224</text:p>
          </table:table-cell>
          <table:table-cell office:value-type="float" office:value="349.38092" calcext:value-type="float">
            <text:p>349.38092</text:p>
          </table:table-cell>
          <table:table-cell office:value-type="float" office:value="349.556824" calcext:value-type="float">
            <text:p>349.556824</text:p>
          </table:table-cell>
          <table:table-cell office:value-type="float" office:value="12.330267" calcext:value-type="float">
            <text:p>12.330267</text:p>
          </table:table-cell>
          <table:table-cell table:formula="of:=[.C223]-[.C22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7270" calcext:value-type="float">
            <text:p>17270</text:p>
          </table:table-cell>
          <table:table-cell office:value-type="float" office:value="349.357727" calcext:value-type="float">
            <text:p>349.357727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224]-[.C22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7315" calcext:value-type="float">
            <text:p>17315</text:p>
          </table:table-cell>
          <table:table-cell office:value-type="float" office:value="349.392242" calcext:value-type="float">
            <text:p>349.392242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225]-[.C22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7361" calcext:value-type="float">
            <text:p>17361</text:p>
          </table:table-cell>
          <table:table-cell office:value-type="float" office:value="349.363617" calcext:value-type="float">
            <text:p>349.363617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226]-[.C22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7406" calcext:value-type="float">
            <text:p>17406</text:p>
          </table:table-cell>
          <table:table-cell office:value-type="float" office:value="349.358215" calcext:value-type="float">
            <text:p>349.358215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227]-[.C22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7452" calcext:value-type="float">
            <text:p>17452</text:p>
          </table:table-cell>
          <table:table-cell office:value-type="float" office:value="349.319092" calcext:value-type="float">
            <text:p>349.319092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228]-[.C22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7497" calcext:value-type="float">
            <text:p>17497</text:p>
          </table:table-cell>
          <table:table-cell office:value-type="float" office:value="349.30957" calcext:value-type="float">
            <text:p>349.30957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229]-[.C22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7543" calcext:value-type="float">
            <text:p>17543</text:p>
          </table:table-cell>
          <table:table-cell office:value-type="float" office:value="349.289551" calcext:value-type="float">
            <text:p>349.289551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230]-[.C22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7588" calcext:value-type="float">
            <text:p>17588</text:p>
          </table:table-cell>
          <table:table-cell office:value-type="float" office:value="349.35318" calcext:value-type="float">
            <text:p>349.35318</text:p>
          </table:table-cell>
          <table:table-cell office:value-type="float" office:value="349.552277" calcext:value-type="float">
            <text:p>349.552277</text:p>
          </table:table-cell>
          <table:table-cell office:value-type="float" office:value="12.330107" calcext:value-type="float">
            <text:p>12.330107</text:p>
          </table:table-cell>
          <table:table-cell table:formula="of:=[.C231]-[.C23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7634" calcext:value-type="float">
            <text:p>17634</text:p>
          </table:table-cell>
          <table:table-cell office:value-type="float" office:value="349.373627" calcext:value-type="float">
            <text:p>349.373627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232]-[.C23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7679" calcext:value-type="float">
            <text:p>17679</text:p>
          </table:table-cell>
          <table:table-cell office:value-type="float" office:value="349.397705" calcext:value-type="float">
            <text:p>349.397705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12.327621" calcext:value-type="float">
            <text:p>12.327621</text:p>
          </table:table-cell>
          <table:table-cell table:formula="of:=[.C233]-[.C23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7725" calcext:value-type="float">
            <text:p>17725</text:p>
          </table:table-cell>
          <table:table-cell office:value-type="float" office:value="349.455475" calcext:value-type="float">
            <text:p>349.455475</text:p>
          </table:table-cell>
          <table:table-cell office:value-type="float" office:value="349.5159" calcext:value-type="float">
            <text:p>349.5159</text:p>
          </table:table-cell>
          <table:table-cell office:value-type="float" office:value="12.328824" calcext:value-type="float">
            <text:p>12.328824</text:p>
          </table:table-cell>
          <table:table-cell table:formula="of:=[.C234]-[.C23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7770" calcext:value-type="float">
            <text:p>17770</text:p>
          </table:table-cell>
          <table:table-cell office:value-type="float" office:value="349.451355" calcext:value-type="float">
            <text:p>349.451355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235]-[.C23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7816" calcext:value-type="float">
            <text:p>17816</text:p>
          </table:table-cell>
          <table:table-cell office:value-type="float" office:value="349.416809" calcext:value-type="float">
            <text:p>349.416809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236]-[.C23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7862" calcext:value-type="float">
            <text:p>17862</text:p>
          </table:table-cell>
          <table:table-cell office:value-type="float" office:value="349.417725" calcext:value-type="float">
            <text:p>349.417725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237]-[.C23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7907" calcext:value-type="float">
            <text:p>17907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238]-[.C23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7953" calcext:value-type="float">
            <text:p>17953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239]-[.C23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7998" calcext:value-type="float">
            <text:p>17998</text:p>
          </table:table-cell>
          <table:table-cell office:value-type="float" office:value="349.369995" calcext:value-type="float">
            <text:p>349.369995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240]-[.C23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8044" calcext:value-type="float">
            <text:p>18044</text:p>
          </table:table-cell>
          <table:table-cell office:value-type="float" office:value="349.346832" calcext:value-type="float">
            <text:p>349.346832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241]-[.C24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8089" calcext:value-type="float">
            <text:p>18089</text:p>
          </table:table-cell>
          <table:table-cell office:value-type="float" office:value="349.319092" calcext:value-type="float">
            <text:p>349.319092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242]-[.C24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8135" calcext:value-type="float">
            <text:p>18135</text:p>
          </table:table-cell>
          <table:table-cell office:value-type="float" office:value="349.320007" calcext:value-type="float">
            <text:p>349.320007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243]-[.C24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8180" calcext:value-type="float">
            <text:p>18180</text:p>
          </table:table-cell>
          <table:table-cell office:value-type="float" office:value="349.350494" calcext:value-type="float">
            <text:p>349.350494</text:p>
          </table:table-cell>
          <table:table-cell office:value-type="float" office:value="349.543182" calcext:value-type="float">
            <text:p>349.543182</text:p>
          </table:table-cell>
          <table:table-cell office:value-type="float" office:value="12.329786" calcext:value-type="float">
            <text:p>12.329786</text:p>
          </table:table-cell>
          <table:table-cell table:formula="of:=[.C244]-[.C24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8226" calcext:value-type="float">
            <text:p>18226</text:p>
          </table:table-cell>
          <table:table-cell office:value-type="float" office:value="349.376831" calcext:value-type="float">
            <text:p>349.376831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245]-[.C24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8271" calcext:value-type="float">
            <text:p>18271</text:p>
          </table:table-cell>
          <table:table-cell office:value-type="float" office:value="349.415009" calcext:value-type="float">
            <text:p>349.415009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246]-[.C24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8317" calcext:value-type="float">
            <text:p>18317</text:p>
          </table:table-cell>
          <table:table-cell office:value-type="float" office:value="349.457733" calcext:value-type="float">
            <text:p>349.457733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12.327621" calcext:value-type="float">
            <text:p>12.327621</text:p>
          </table:table-cell>
          <table:table-cell table:formula="of:=[.C247]-[.C24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8362" calcext:value-type="float">
            <text:p>18362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248]-[.C24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8408" calcext:value-type="float">
            <text:p>18408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8183" calcext:value-type="float">
            <text:p>12.328183</text:p>
          </table:table-cell>
          <table:table-cell table:formula="of:=[.C249]-[.C24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8454" calcext:value-type="float">
            <text:p>18454</text:p>
          </table:table-cell>
          <table:table-cell office:value-type="float" office:value="349.420471" calcext:value-type="float">
            <text:p>349.420471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250]-[.C24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8499" calcext:value-type="float">
            <text:p>18499</text:p>
          </table:table-cell>
          <table:table-cell office:value-type="float" office:value="349.40274" calcext:value-type="float">
            <text:p>349.40274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251]-[.C25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8545" calcext:value-type="float">
            <text:p>18545</text:p>
          </table:table-cell>
          <table:table-cell office:value-type="float" office:value="349.362701" calcext:value-type="float">
            <text:p>349.362701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252]-[.C25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8590" calcext:value-type="float">
            <text:p>18590</text:p>
          </table:table-cell>
          <table:table-cell office:value-type="float" office:value="349.341797" calcext:value-type="float">
            <text:p>349.341797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253]-[.C25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8636" calcext:value-type="float">
            <text:p>18636</text:p>
          </table:table-cell>
          <table:table-cell office:value-type="float" office:value="349.320892" calcext:value-type="float">
            <text:p>349.320892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254]-[.C25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8681" calcext:value-type="float">
            <text:p>18681</text:p>
          </table:table-cell>
          <table:table-cell office:value-type="float" office:value="349.352722" calcext:value-type="float">
            <text:p>349.352722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342" calcext:value-type="float">
            <text:p>12.328342</text:p>
          </table:table-cell>
          <table:table-cell table:formula="of:=[.C255]-[.C25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8727" calcext:value-type="float">
            <text:p>18727</text:p>
          </table:table-cell>
          <table:table-cell office:value-type="float" office:value="349.369995" calcext:value-type="float">
            <text:p>349.369995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256]-[.C25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8772" calcext:value-type="float">
            <text:p>18772</text:p>
          </table:table-cell>
          <table:table-cell office:value-type="float" office:value="349.389099" calcext:value-type="float">
            <text:p>349.389099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257]-[.C25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8818" calcext:value-type="float">
            <text:p>18818</text:p>
          </table:table-cell>
          <table:table-cell office:value-type="float" office:value="349.408173" calcext:value-type="float">
            <text:p>349.408173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258]-[.C25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8863" calcext:value-type="float">
            <text:p>18863</text:p>
          </table:table-cell>
          <table:table-cell office:value-type="float" office:value="349.423157" calcext:value-type="float">
            <text:p>349.423157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C259]-[.C25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8909" calcext:value-type="float">
            <text:p>18909</text:p>
          </table:table-cell>
          <table:table-cell office:value-type="float" office:value="349.38501" calcext:value-type="float">
            <text:p>349.38501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260]-[.C25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8954" calcext:value-type="float">
            <text:p>18954</text:p>
          </table:table-cell>
          <table:table-cell office:value-type="float" office:value="349.386383" calcext:value-type="float">
            <text:p>349.386383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819" calcext:value-type="float">
            <text:p>12.326819</text:p>
          </table:table-cell>
          <table:table-cell table:formula="of:=[.C261]-[.C26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9000" calcext:value-type="float">
            <text:p>19000</text:p>
          </table:table-cell>
          <table:table-cell office:value-type="float" office:value="349.411804" calcext:value-type="float">
            <text:p>349.411804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C262]-[.C26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9046" calcext:value-type="float">
            <text:p>19046</text:p>
          </table:table-cell>
          <table:table-cell office:value-type="float" office:value="349.414551" calcext:value-type="float">
            <text:p>349.414551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263]-[.C26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9091" calcext:value-type="float">
            <text:p>19091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349.554535" calcext:value-type="float">
            <text:p>349.554535</text:p>
          </table:table-cell>
          <table:table-cell office:value-type="float" office:value="12.330187" calcext:value-type="float">
            <text:p>12.330187</text:p>
          </table:table-cell>
          <table:table-cell table:formula="of:=[.C264]-[.C26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9137" calcext:value-type="float">
            <text:p>19137</text:p>
          </table:table-cell>
          <table:table-cell office:value-type="float" office:value="349.480469" calcext:value-type="float">
            <text:p>349.480469</text:p>
          </table:table-cell>
          <table:table-cell office:value-type="float" office:value="349.554535" calcext:value-type="float">
            <text:p>349.554535</text:p>
          </table:table-cell>
          <table:table-cell office:value-type="float" office:value="12.330187" calcext:value-type="float">
            <text:p>12.330187</text:p>
          </table:table-cell>
          <table:table-cell table:formula="of:=[.C265]-[.C26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9182" calcext:value-type="float">
            <text:p>19182</text:p>
          </table:table-cell>
          <table:table-cell office:value-type="float" office:value="349.475922" calcext:value-type="float">
            <text:p>349.475922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6018" calcext:value-type="float">
            <text:p>12.326018</text:p>
          </table:table-cell>
          <table:table-cell table:formula="of:=[.C266]-[.C26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9228" calcext:value-type="float">
            <text:p>19228</text:p>
          </table:table-cell>
          <table:table-cell office:value-type="float" office:value="349.475464" calcext:value-type="float">
            <text:p>349.475464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342" calcext:value-type="float">
            <text:p>12.328342</text:p>
          </table:table-cell>
          <table:table-cell table:formula="of:=[.C267]-[.C26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9273" calcext:value-type="float">
            <text:p>19273</text:p>
          </table:table-cell>
          <table:table-cell office:value-type="float" office:value="349.509094" calcext:value-type="float">
            <text:p>349.509094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8183" calcext:value-type="float">
            <text:p>12.328183</text:p>
          </table:table-cell>
          <table:table-cell table:formula="of:=[.C268]-[.C26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9319" calcext:value-type="float">
            <text:p>19319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269]-[.C26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9364" calcext:value-type="float">
            <text:p>19364</text:p>
          </table:table-cell>
          <table:table-cell office:value-type="float" office:value="349.40863" calcext:value-type="float">
            <text:p>349.40863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270]-[.C26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9410" calcext:value-type="float">
            <text:p>19410</text:p>
          </table:table-cell>
          <table:table-cell office:value-type="float" office:value="349.362732" calcext:value-type="float">
            <text:p>349.362732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7922" calcext:value-type="float">
            <text:p>12.317922</text:p>
          </table:table-cell>
          <table:table-cell table:formula="of:=[.C271]-[.C27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9455" calcext:value-type="float">
            <text:p>19455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272]-[.C27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9501" calcext:value-type="float">
            <text:p>19501</text:p>
          </table:table-cell>
          <table:table-cell office:value-type="float" office:value="349.322266" calcext:value-type="float">
            <text:p>349.322266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273]-[.C27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9546" calcext:value-type="float">
            <text:p>19546</text:p>
          </table:table-cell>
          <table:table-cell office:value-type="float" office:value="349.350464" calcext:value-type="float">
            <text:p>349.350464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C274]-[.C27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9592" calcext:value-type="float">
            <text:p>19592</text:p>
          </table:table-cell>
          <table:table-cell office:value-type="float" office:value="349.394104" calcext:value-type="float">
            <text:p>349.394104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C275]-[.C27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9637" calcext:value-type="float">
            <text:p>19637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276]-[.C27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9683" calcext:value-type="float">
            <text:p>19683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277]-[.C27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9729" calcext:value-type="float">
            <text:p>19729</text:p>
          </table:table-cell>
          <table:table-cell office:value-type="float" office:value="349.400909" calcext:value-type="float">
            <text:p>349.400909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278]-[.C27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9774" calcext:value-type="float">
            <text:p>19774</text:p>
          </table:table-cell>
          <table:table-cell office:value-type="float" office:value="349.383179" calcext:value-type="float">
            <text:p>349.383179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279]-[.C27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9820" calcext:value-type="float">
            <text:p>19820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349.559082" calcext:value-type="float">
            <text:p>349.559082</text:p>
          </table:table-cell>
          <table:table-cell office:value-type="float" office:value="12.330347" calcext:value-type="float">
            <text:p>12.330347</text:p>
          </table:table-cell>
          <table:table-cell table:formula="of:=[.C280]-[.C27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9865" calcext:value-type="float">
            <text:p>19865</text:p>
          </table:table-cell>
          <table:table-cell office:value-type="float" office:value="349.385925" calcext:value-type="float">
            <text:p>349.385925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281]-[.C28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9911" calcext:value-type="float">
            <text:p>19911</text:p>
          </table:table-cell>
          <table:table-cell office:value-type="float" office:value="349.388184" calcext:value-type="float">
            <text:p>349.388184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282]-[.C28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19956" calcext:value-type="float">
            <text:p>19956</text:p>
          </table:table-cell>
          <table:table-cell office:value-type="float" office:value="349.416351" calcext:value-type="float">
            <text:p>349.416351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8023" calcext:value-type="float">
            <text:p>12.328023</text:p>
          </table:table-cell>
          <table:table-cell table:formula="of:=[.C283]-[.C28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0002" calcext:value-type="float">
            <text:p>20002</text:p>
          </table:table-cell>
          <table:table-cell office:value-type="float" office:value="349.416351" calcext:value-type="float">
            <text:p>349.416351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284]-[.C28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0047" calcext:value-type="float">
            <text:p>20047</text:p>
          </table:table-cell>
          <table:table-cell office:value-type="float" office:value="349.40274" calcext:value-type="float">
            <text:p>349.40274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C285]-[.C28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0093" calcext:value-type="float">
            <text:p>20093</text:p>
          </table:table-cell>
          <table:table-cell office:value-type="float" office:value="349.439087" calcext:value-type="float">
            <text:p>349.439087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098" calcext:value-type="float">
            <text:p>12.326098</text:p>
          </table:table-cell>
          <table:table-cell table:formula="of:=[.C286]-[.C28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0138" calcext:value-type="float">
            <text:p>20138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349.549988" calcext:value-type="float">
            <text:p>349.549988</text:p>
          </table:table-cell>
          <table:table-cell office:value-type="float" office:value="12.330027" calcext:value-type="float">
            <text:p>12.330027</text:p>
          </table:table-cell>
          <table:table-cell table:formula="of:=[.C287]-[.C28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0184" calcext:value-type="float">
            <text:p>20184</text:p>
          </table:table-cell>
          <table:table-cell office:value-type="float" office:value="349.471802" calcext:value-type="float">
            <text:p>349.471802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7863" calcext:value-type="float">
            <text:p>12.327863</text:p>
          </table:table-cell>
          <table:table-cell table:formula="of:=[.C288]-[.C28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0229" calcext:value-type="float">
            <text:p>20229</text:p>
          </table:table-cell>
          <table:table-cell office:value-type="float" office:value="349.458618" calcext:value-type="float">
            <text:p>349.458618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289]-[.C28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0275" calcext:value-type="float">
            <text:p>20275</text:p>
          </table:table-cell>
          <table:table-cell office:value-type="float" office:value="349.432709" calcext:value-type="float">
            <text:p>349.432709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290]-[.C28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0321" calcext:value-type="float">
            <text:p>20321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9546" calcext:value-type="float">
            <text:p>12.329546</text:p>
          </table:table-cell>
          <table:table-cell table:formula="of:=[.C291]-[.C29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0366" calcext:value-type="float">
            <text:p>20366</text:p>
          </table:table-cell>
          <table:table-cell office:value-type="float" office:value="349.409546" calcext:value-type="float">
            <text:p>349.409546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292]-[.C29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0412" calcext:value-type="float">
            <text:p>20412</text:p>
          </table:table-cell>
          <table:table-cell office:value-type="float" office:value="349.422272" calcext:value-type="float">
            <text:p>349.422272</text:p>
          </table:table-cell>
          <table:table-cell office:value-type="float" office:value="349.552277" calcext:value-type="float">
            <text:p>349.552277</text:p>
          </table:table-cell>
          <table:table-cell office:value-type="float" office:value="12.330107" calcext:value-type="float">
            <text:p>12.330107</text:p>
          </table:table-cell>
          <table:table-cell table:formula="of:=[.C293]-[.C29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0457" calcext:value-type="float">
            <text:p>20457</text:p>
          </table:table-cell>
          <table:table-cell office:value-type="float" office:value="349.458191" calcext:value-type="float">
            <text:p>349.458191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C294]-[.C29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0503" calcext:value-type="float">
            <text:p>20503</text:p>
          </table:table-cell>
          <table:table-cell office:value-type="float" office:value="349.462738" calcext:value-type="float">
            <text:p>349.462738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295]-[.C29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0548" calcext:value-type="float">
            <text:p>20548</text:p>
          </table:table-cell>
          <table:table-cell office:value-type="float" office:value="349.449097" calcext:value-type="float">
            <text:p>349.449097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C296]-[.C29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0594" calcext:value-type="float">
            <text:p>20594</text:p>
          </table:table-cell>
          <table:table-cell office:value-type="float" office:value="349.466827" calcext:value-type="float">
            <text:p>349.466827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297]-[.C29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0639" calcext:value-type="float">
            <text:p>20639</text:p>
          </table:table-cell>
          <table:table-cell office:value-type="float" office:value="349.446808" calcext:value-type="float">
            <text:p>349.446808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298]-[.C29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0685" calcext:value-type="float">
            <text:p>20685</text:p>
          </table:table-cell>
          <table:table-cell office:value-type="float" office:value="349.44046" calcext:value-type="float">
            <text:p>349.44046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7301" calcext:value-type="float">
            <text:p>12.327301</text:p>
          </table:table-cell>
          <table:table-cell table:formula="of:=[.C299]-[.C29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0730" calcext:value-type="float">
            <text:p>20730</text:p>
          </table:table-cell>
          <table:table-cell office:value-type="float" office:value="349.413147" calcext:value-type="float">
            <text:p>349.413147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300]-[.C29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0776" calcext:value-type="float">
            <text:p>20776</text:p>
          </table:table-cell>
          <table:table-cell office:value-type="float" office:value="349.399078" calcext:value-type="float">
            <text:p>349.399078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301]-[.C30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0821" calcext:value-type="float">
            <text:p>20821</text:p>
          </table:table-cell>
          <table:table-cell office:value-type="float" office:value="349.43457" calcext:value-type="float">
            <text:p>349.43457</text:p>
          </table:table-cell>
          <table:table-cell office:value-type="float" office:value="349.602264" calcext:value-type="float">
            <text:p>349.602264</text:p>
          </table:table-cell>
          <table:table-cell office:value-type="float" office:value="12.33187" calcext:value-type="float">
            <text:p>12.33187</text:p>
          </table:table-cell>
          <table:table-cell table:formula="of:=[.C302]-[.C30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0867" calcext:value-type="float">
            <text:p>20867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7703" calcext:value-type="float">
            <text:p>12.327703</text:p>
          </table:table-cell>
          <table:table-cell table:formula="of:=[.C303]-[.C30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0912" calcext:value-type="float">
            <text:p>20912</text:p>
          </table:table-cell>
          <table:table-cell office:value-type="float" office:value="349.450439" calcext:value-type="float">
            <text:p>349.450439</text:p>
          </table:table-cell>
          <table:table-cell office:value-type="float" office:value="349.520447" calcext:value-type="float">
            <text:p>349.520447</text:p>
          </table:table-cell>
          <table:table-cell office:value-type="float" office:value="12.328984" calcext:value-type="float">
            <text:p>12.328984</text:p>
          </table:table-cell>
          <table:table-cell table:formula="of:=[.C304]-[.C30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0958" calcext:value-type="float">
            <text:p>20958</text:p>
          </table:table-cell>
          <table:table-cell office:value-type="float" office:value="349.444519" calcext:value-type="float">
            <text:p>349.444519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305]-[.C30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1004" calcext:value-type="float">
            <text:p>21004</text:p>
          </table:table-cell>
          <table:table-cell office:value-type="float" office:value="349.415436" calcext:value-type="float">
            <text:p>349.415436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306]-[.C30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1049" calcext:value-type="float">
            <text:p>21049</text:p>
          </table:table-cell>
          <table:table-cell office:value-type="float" office:value="349.352722" calcext:value-type="float">
            <text:p>349.352722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307]-[.C30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1095" calcext:value-type="float">
            <text:p>21095</text:p>
          </table:table-cell>
          <table:table-cell office:value-type="float" office:value="349.318665" calcext:value-type="float">
            <text:p>349.318665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308]-[.C30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1140" calcext:value-type="float">
            <text:p>21140</text:p>
          </table:table-cell>
          <table:table-cell office:value-type="float" office:value="349.303162" calcext:value-type="float">
            <text:p>349.303162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C309]-[.C30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1186" calcext:value-type="float">
            <text:p>21186</text:p>
          </table:table-cell>
          <table:table-cell office:value-type="float" office:value="349.371826" calcext:value-type="float">
            <text:p>349.371826</text:p>
          </table:table-cell>
          <table:table-cell office:value-type="float" office:value="349.561371" calcext:value-type="float">
            <text:p>349.561371</text:p>
          </table:table-cell>
          <table:table-cell office:value-type="float" office:value="12.330428" calcext:value-type="float">
            <text:p>12.330428</text:p>
          </table:table-cell>
          <table:table-cell table:formula="of:=[.C310]-[.C30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1231" calcext:value-type="float">
            <text:p>21231</text:p>
          </table:table-cell>
          <table:table-cell office:value-type="float" office:value="349.419983" calcext:value-type="float">
            <text:p>349.419983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8023" calcext:value-type="float">
            <text:p>12.328023</text:p>
          </table:table-cell>
          <table:table-cell table:formula="of:=[.C311]-[.C31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1277" calcext:value-type="float">
            <text:p>21277</text:p>
          </table:table-cell>
          <table:table-cell office:value-type="float" office:value="349.451843" calcext:value-type="float">
            <text:p>349.451843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312]-[.C31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1322" calcext:value-type="float">
            <text:p>21322</text:p>
          </table:table-cell>
          <table:table-cell office:value-type="float" office:value="349.432739" calcext:value-type="float">
            <text:p>349.432739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313]-[.C31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1368" calcext:value-type="float">
            <text:p>21368</text:p>
          </table:table-cell>
          <table:table-cell office:value-type="float" office:value="349.430908" calcext:value-type="float">
            <text:p>349.430908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314]-[.C31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1413" calcext:value-type="float">
            <text:p>21413</text:p>
          </table:table-cell>
          <table:table-cell office:value-type="float" office:value="349.376801" calcext:value-type="float">
            <text:p>349.376801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315]-[.C31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1459" calcext:value-type="float">
            <text:p>21459</text:p>
          </table:table-cell>
          <table:table-cell office:value-type="float" office:value="349.350433" calcext:value-type="float">
            <text:p>349.350433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316]-[.C31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1504" calcext:value-type="float">
            <text:p>21504</text:p>
          </table:table-cell>
          <table:table-cell office:value-type="float" office:value="349.366364" calcext:value-type="float">
            <text:p>349.366364</text:p>
          </table:table-cell>
          <table:table-cell office:value-type="float" office:value="349.527283" calcext:value-type="float">
            <text:p>349.527283</text:p>
          </table:table-cell>
          <table:table-cell office:value-type="float" office:value="12.329226" calcext:value-type="float">
            <text:p>12.329226</text:p>
          </table:table-cell>
          <table:table-cell table:formula="of:=[.C317]-[.C31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1550" calcext:value-type="float">
            <text:p>21550</text:p>
          </table:table-cell>
          <table:table-cell office:value-type="float" office:value="349.355438" calcext:value-type="float">
            <text:p>349.355438</text:p>
          </table:table-cell>
          <table:table-cell office:value-type="float" office:value="349.163635" calcext:value-type="float">
            <text:p>349.163635</text:p>
          </table:table-cell>
          <table:table-cell office:value-type="float" office:value="12.316398" calcext:value-type="float">
            <text:p>12.316398</text:p>
          </table:table-cell>
          <table:table-cell table:formula="of:=[.C318]-[.C31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1595" calcext:value-type="float">
            <text:p>21595</text:p>
          </table:table-cell>
          <table:table-cell office:value-type="float" office:value="349.344055" calcext:value-type="float">
            <text:p>349.344055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319]-[.C31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1641" calcext:value-type="float">
            <text:p>21641</text:p>
          </table:table-cell>
          <table:table-cell office:value-type="float" office:value="349.377716" calcext:value-type="float">
            <text:p>349.377716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819" calcext:value-type="float">
            <text:p>12.326819</text:p>
          </table:table-cell>
          <table:table-cell table:formula="of:=[.C320]-[.C31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1687" calcext:value-type="float">
            <text:p>21687</text:p>
          </table:table-cell>
          <table:table-cell office:value-type="float" office:value="349.387726" calcext:value-type="float">
            <text:p>349.387726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321]-[.C32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1732" calcext:value-type="float">
            <text:p>21732</text:p>
          </table:table-cell>
          <table:table-cell office:value-type="float" office:value="349.369568" calcext:value-type="float">
            <text:p>349.369568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6018" calcext:value-type="float">
            <text:p>12.326018</text:p>
          </table:table-cell>
          <table:table-cell table:formula="of:=[.C322]-[.C32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1778" calcext:value-type="float">
            <text:p>21778</text:p>
          </table:table-cell>
          <table:table-cell office:value-type="float" office:value="349.434113" calcext:value-type="float">
            <text:p>349.434113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C323]-[.C32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1823" calcext:value-type="float">
            <text:p>21823</text:p>
          </table:table-cell>
          <table:table-cell office:value-type="float" office:value="349.439545" calcext:value-type="float">
            <text:p>349.439545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324]-[.C32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1869" calcext:value-type="float">
            <text:p>21869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325]-[.C32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1914" calcext:value-type="float">
            <text:p>21914</text:p>
          </table:table-cell>
          <table:table-cell office:value-type="float" office:value="349.405914" calcext:value-type="float">
            <text:p>349.405914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326]-[.C32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1960" calcext:value-type="float">
            <text:p>21960</text:p>
          </table:table-cell>
          <table:table-cell office:value-type="float" office:value="349.389557" calcext:value-type="float">
            <text:p>349.389557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327]-[.C32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2005" calcext:value-type="float">
            <text:p>22005</text:p>
          </table:table-cell>
          <table:table-cell office:value-type="float" office:value="349.38092" calcext:value-type="float">
            <text:p>349.38092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C328]-[.C32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2051" calcext:value-type="float">
            <text:p>22051</text:p>
          </table:table-cell>
          <table:table-cell office:value-type="float" office:value="349.384583" calcext:value-type="float">
            <text:p>349.384583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329]-[.C32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2096" calcext:value-type="float">
            <text:p>22096</text:p>
          </table:table-cell>
          <table:table-cell office:value-type="float" office:value="349.410461" calcext:value-type="float">
            <text:p>349.410461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6018" calcext:value-type="float">
            <text:p>12.326018</text:p>
          </table:table-cell>
          <table:table-cell table:formula="of:=[.C330]-[.C32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2142" calcext:value-type="float">
            <text:p>22142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331]-[.C33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2187" calcext:value-type="float">
            <text:p>22187</text:p>
          </table:table-cell>
          <table:table-cell office:value-type="float" office:value="349.419556" calcext:value-type="float">
            <text:p>349.419556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332]-[.C33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2233" calcext:value-type="float">
            <text:p>22233</text:p>
          </table:table-cell>
          <table:table-cell office:value-type="float" office:value="349.392273" calcext:value-type="float">
            <text:p>349.392273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333]-[.C33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2279" calcext:value-type="float">
            <text:p>22279</text:p>
          </table:table-cell>
          <table:table-cell office:value-type="float" office:value="349.39682" calcext:value-type="float">
            <text:p>349.39682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334]-[.C33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2324" calcext:value-type="float">
            <text:p>22324</text:p>
          </table:table-cell>
          <table:table-cell office:value-type="float" office:value="349.423645" calcext:value-type="float">
            <text:p>349.423645</text:p>
          </table:table-cell>
          <table:table-cell office:value-type="float" office:value="349.570465" calcext:value-type="float">
            <text:p>349.570465</text:p>
          </table:table-cell>
          <table:table-cell office:value-type="float" office:value="12.330749" calcext:value-type="float">
            <text:p>12.330749</text:p>
          </table:table-cell>
          <table:table-cell table:formula="of:=[.C335]-[.C33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2370" calcext:value-type="float">
            <text:p>22370</text:p>
          </table:table-cell>
          <table:table-cell office:value-type="float" office:value="349.387726" calcext:value-type="float">
            <text:p>349.387726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9204" calcext:value-type="float">
            <text:p>12.319204</text:p>
          </table:table-cell>
          <table:table-cell table:formula="of:=[.C336]-[.C33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2415" calcext:value-type="float">
            <text:p>22415</text:p>
          </table:table-cell>
          <table:table-cell office:value-type="float" office:value="349.390442" calcext:value-type="float">
            <text:p>349.390442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337]-[.C33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2461" calcext:value-type="float">
            <text:p>22461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338]-[.C33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2506" calcext:value-type="float">
            <text:p>22506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342" calcext:value-type="float">
            <text:p>12.328342</text:p>
          </table:table-cell>
          <table:table-cell table:formula="of:=[.C339]-[.C33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2552" calcext:value-type="float">
            <text:p>22552</text:p>
          </table:table-cell>
          <table:table-cell office:value-type="float" office:value="349.36319" calcext:value-type="float">
            <text:p>349.36319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340]-[.C33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2597" calcext:value-type="float">
            <text:p>22597</text:p>
          </table:table-cell>
          <table:table-cell office:value-type="float" office:value="349.41864" calcext:value-type="float">
            <text:p>349.41864</text:p>
          </table:table-cell>
          <table:table-cell office:value-type="float" office:value="349.520447" calcext:value-type="float">
            <text:p>349.520447</text:p>
          </table:table-cell>
          <table:table-cell office:value-type="float" office:value="12.328984" calcext:value-type="float">
            <text:p>12.328984</text:p>
          </table:table-cell>
          <table:table-cell table:formula="of:=[.C341]-[.C34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2643" calcext:value-type="float">
            <text:p>22643</text:p>
          </table:table-cell>
          <table:table-cell office:value-type="float" office:value="349.446838" calcext:value-type="float">
            <text:p>349.446838</text:p>
          </table:table-cell>
          <table:table-cell office:value-type="float" office:value="349.527283" calcext:value-type="float">
            <text:p>349.527283</text:p>
          </table:table-cell>
          <table:table-cell office:value-type="float" office:value="12.329226" calcext:value-type="float">
            <text:p>12.329226</text:p>
          </table:table-cell>
          <table:table-cell table:formula="of:=[.C342]-[.C34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2688" calcext:value-type="float">
            <text:p>22688</text:p>
          </table:table-cell>
          <table:table-cell office:value-type="float" office:value="349.482269" calcext:value-type="float">
            <text:p>349.482269</text:p>
          </table:table-cell>
          <table:table-cell office:value-type="float" office:value="349.486359" calcext:value-type="float">
            <text:p>349.486359</text:p>
          </table:table-cell>
          <table:table-cell office:value-type="float" office:value="12.327782" calcext:value-type="float">
            <text:p>12.327782</text:p>
          </table:table-cell>
          <table:table-cell table:formula="of:=[.C343]-[.C34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2734" calcext:value-type="float">
            <text:p>22734</text:p>
          </table:table-cell>
          <table:table-cell office:value-type="float" office:value="349.47818" calcext:value-type="float">
            <text:p>349.47818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12.327621" calcext:value-type="float">
            <text:p>12.327621</text:p>
          </table:table-cell>
          <table:table-cell table:formula="of:=[.C344]-[.C34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2779" calcext:value-type="float">
            <text:p>22779</text:p>
          </table:table-cell>
          <table:table-cell office:value-type="float" office:value="349.447266" calcext:value-type="float">
            <text:p>349.447266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8402" calcext:value-type="float">
            <text:p>12.318402</text:p>
          </table:table-cell>
          <table:table-cell table:formula="of:=[.C345]-[.C34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2825" calcext:value-type="float">
            <text:p>22825</text:p>
          </table:table-cell>
          <table:table-cell office:value-type="float" office:value="349.414124" calcext:value-type="float">
            <text:p>349.414124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346]-[.C34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2870" calcext:value-type="float">
            <text:p>22870</text:p>
          </table:table-cell>
          <table:table-cell office:value-type="float" office:value="349.388184" calcext:value-type="float">
            <text:p>349.388184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347]-[.C34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2916" calcext:value-type="float">
            <text:p>22916</text:p>
          </table:table-cell>
          <table:table-cell office:value-type="float" office:value="349.358215" calcext:value-type="float">
            <text:p>349.358215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348]-[.C34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2962" calcext:value-type="float">
            <text:p>22962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349]-[.C34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3007" calcext:value-type="float">
            <text:p>23007</text:p>
          </table:table-cell>
          <table:table-cell office:value-type="float" office:value="349.381836" calcext:value-type="float">
            <text:p>349.381836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350]-[.C34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3053" calcext:value-type="float">
            <text:p>23053</text:p>
          </table:table-cell>
          <table:table-cell office:value-type="float" office:value="349.387756" calcext:value-type="float">
            <text:p>349.387756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351]-[.C35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3098" calcext:value-type="float">
            <text:p>23098</text:p>
          </table:table-cell>
          <table:table-cell office:value-type="float" office:value="349.401367" calcext:value-type="float">
            <text:p>349.401367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7061" calcext:value-type="float">
            <text:p>12.327061</text:p>
          </table:table-cell>
          <table:table-cell table:formula="of:=[.C352]-[.C35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3144" calcext:value-type="float">
            <text:p>23144</text:p>
          </table:table-cell>
          <table:table-cell office:value-type="float" office:value="349.396393" calcext:value-type="float">
            <text:p>349.396393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353]-[.C35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3189" calcext:value-type="float">
            <text:p>23189</text:p>
          </table:table-cell>
          <table:table-cell office:value-type="float" office:value="349.442291" calcext:value-type="float">
            <text:p>349.442291</text:p>
          </table:table-cell>
          <table:table-cell office:value-type="float" office:value="349.602264" calcext:value-type="float">
            <text:p>349.602264</text:p>
          </table:table-cell>
          <table:table-cell office:value-type="float" office:value="12.33187" calcext:value-type="float">
            <text:p>12.33187</text:p>
          </table:table-cell>
          <table:table-cell table:formula="of:=[.C354]-[.C35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3235" calcext:value-type="float">
            <text:p>23235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355]-[.C35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3280" calcext:value-type="float">
            <text:p>23280</text:p>
          </table:table-cell>
          <table:table-cell office:value-type="float" office:value="349.393616" calcext:value-type="float">
            <text:p>349.393616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16638" calcext:value-type="float">
            <text:p>12.316638</text:p>
          </table:table-cell>
          <table:table-cell table:formula="of:=[.C356]-[.C35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3326" calcext:value-type="float">
            <text:p>23326</text:p>
          </table:table-cell>
          <table:table-cell office:value-type="float" office:value="349.39682" calcext:value-type="float">
            <text:p>349.39682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12.327621" calcext:value-type="float">
            <text:p>12.327621</text:p>
          </table:table-cell>
          <table:table-cell table:formula="of:=[.C357]-[.C35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3371" calcext:value-type="float">
            <text:p>23371</text:p>
          </table:table-cell>
          <table:table-cell office:value-type="float" office:value="349.407288" calcext:value-type="float">
            <text:p>349.407288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358]-[.C35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3417" calcext:value-type="float">
            <text:p>23417</text:p>
          </table:table-cell>
          <table:table-cell office:value-type="float" office:value="349.346832" calcext:value-type="float">
            <text:p>349.346832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359]-[.C35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3462" calcext:value-type="float">
            <text:p>23462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349.149994" calcext:value-type="float">
            <text:p>349.149994</text:p>
          </table:table-cell>
          <table:table-cell office:value-type="float" office:value="12.315917" calcext:value-type="float">
            <text:p>12.315917</text:p>
          </table:table-cell>
          <table:table-cell table:formula="of:=[.C360]-[.C35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3508" calcext:value-type="float">
            <text:p>23508</text:p>
          </table:table-cell>
          <table:table-cell office:value-type="float" office:value="349.333649" calcext:value-type="float">
            <text:p>349.333649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361]-[.C36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3554" calcext:value-type="float">
            <text:p>23554</text:p>
          </table:table-cell>
          <table:table-cell office:value-type="float" office:value="349.320892" calcext:value-type="float">
            <text:p>349.320892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362]-[.C36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3599" calcext:value-type="float">
            <text:p>23599</text:p>
          </table:table-cell>
          <table:table-cell office:value-type="float" office:value="349.297699" calcext:value-type="float">
            <text:p>349.297699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363]-[.C36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3645" calcext:value-type="float">
            <text:p>23645</text:p>
          </table:table-cell>
          <table:table-cell office:value-type="float" office:value="349.273193" calcext:value-type="float">
            <text:p>349.273193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6879" calcext:value-type="float">
            <text:p>12.316879</text:p>
          </table:table-cell>
          <table:table-cell table:formula="of:=[.C364]-[.C36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3690" calcext:value-type="float">
            <text:p>23690</text:p>
          </table:table-cell>
          <table:table-cell office:value-type="float" office:value="349.300446" calcext:value-type="float">
            <text:p>349.300446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365]-[.C36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3736" calcext:value-type="float">
            <text:p>23736</text:p>
          </table:table-cell>
          <table:table-cell office:value-type="float" office:value="349.274078" calcext:value-type="float">
            <text:p>349.274078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366]-[.C36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3781" calcext:value-type="float">
            <text:p>23781</text:p>
          </table:table-cell>
          <table:table-cell office:value-type="float" office:value="349.231842" calcext:value-type="float">
            <text:p>349.231842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7922" calcext:value-type="float">
            <text:p>12.317922</text:p>
          </table:table-cell>
          <table:table-cell table:formula="of:=[.C367]-[.C36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3827" calcext:value-type="float">
            <text:p>23827</text:p>
          </table:table-cell>
          <table:table-cell office:value-type="float" office:value="349.267731" calcext:value-type="float">
            <text:p>349.267731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368]-[.C36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3872" calcext:value-type="float">
            <text:p>23872</text:p>
          </table:table-cell>
          <table:table-cell office:value-type="float" office:value="349.299072" calcext:value-type="float">
            <text:p>349.299072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369]-[.C36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3918" calcext:value-type="float">
            <text:p>23918</text:p>
          </table:table-cell>
          <table:table-cell office:value-type="float" office:value="349.302734" calcext:value-type="float">
            <text:p>349.302734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370]-[.C36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3963" calcext:value-type="float">
            <text:p>23963</text:p>
          </table:table-cell>
          <table:table-cell office:value-type="float" office:value="349.34726" calcext:value-type="float">
            <text:p>349.34726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C371]-[.C37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4009" calcext:value-type="float">
            <text:p>24009</text:p>
          </table:table-cell>
          <table:table-cell office:value-type="float" office:value="349.356384" calcext:value-type="float">
            <text:p>349.356384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372]-[.C37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4054" calcext:value-type="float">
            <text:p>24054</text:p>
          </table:table-cell>
          <table:table-cell office:value-type="float" office:value="349.351379" calcext:value-type="float">
            <text:p>349.351379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373]-[.C37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4100" calcext:value-type="float">
            <text:p>24100</text:p>
          </table:table-cell>
          <table:table-cell office:value-type="float" office:value="349.358643" calcext:value-type="float">
            <text:p>349.358643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374]-[.C37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4145" calcext:value-type="float">
            <text:p>24145</text:p>
          </table:table-cell>
          <table:table-cell office:value-type="float" office:value="349.388184" calcext:value-type="float">
            <text:p>349.388184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375]-[.C37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4191" calcext:value-type="float">
            <text:p>24191</text:p>
          </table:table-cell>
          <table:table-cell office:value-type="float" office:value="349.371368" calcext:value-type="float">
            <text:p>349.371368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376]-[.C37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4237" calcext:value-type="float">
            <text:p>24237</text:p>
          </table:table-cell>
          <table:table-cell office:value-type="float" office:value="349.38092" calcext:value-type="float">
            <text:p>349.38092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377]-[.C37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4282" calcext:value-type="float">
            <text:p>24282</text:p>
          </table:table-cell>
          <table:table-cell office:value-type="float" office:value="349.369537" calcext:value-type="float">
            <text:p>349.369537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378]-[.C37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4328" calcext:value-type="float">
            <text:p>24328</text:p>
          </table:table-cell>
          <table:table-cell office:value-type="float" office:value="349.368164" calcext:value-type="float">
            <text:p>349.368164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379]-[.C37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4373" calcext:value-type="float">
            <text:p>24373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380]-[.C37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4419" calcext:value-type="float">
            <text:p>24419</text:p>
          </table:table-cell>
          <table:table-cell office:value-type="float" office:value="349.377747" calcext:value-type="float">
            <text:p>349.377747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7703" calcext:value-type="float">
            <text:p>12.327703</text:p>
          </table:table-cell>
          <table:table-cell table:formula="of:=[.C381]-[.C38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4464" calcext:value-type="float">
            <text:p>24464</text:p>
          </table:table-cell>
          <table:table-cell office:value-type="float" office:value="349.391357" calcext:value-type="float">
            <text:p>349.391357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382]-[.C38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4510" calcext:value-type="float">
            <text:p>24510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383]-[.C38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4555" calcext:value-type="float">
            <text:p>24555</text:p>
          </table:table-cell>
          <table:table-cell office:value-type="float" office:value="349.400482" calcext:value-type="float">
            <text:p>349.400482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384]-[.C38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4601" calcext:value-type="float">
            <text:p>24601</text:p>
          </table:table-cell>
          <table:table-cell office:value-type="float" office:value="349.404114" calcext:value-type="float">
            <text:p>349.404114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385]-[.C38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4646" calcext:value-type="float">
            <text:p>24646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349.577271" calcext:value-type="float">
            <text:p>349.577271</text:p>
          </table:table-cell>
          <table:table-cell office:value-type="float" office:value="12.330989" calcext:value-type="float">
            <text:p>12.330989</text:p>
          </table:table-cell>
          <table:table-cell table:formula="of:=[.C386]-[.C38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4692" calcext:value-type="float">
            <text:p>24692</text:p>
          </table:table-cell>
          <table:table-cell office:value-type="float" office:value="349.45047" calcext:value-type="float">
            <text:p>349.45047</text:p>
          </table:table-cell>
          <table:table-cell office:value-type="float" office:value="349.506805" calcext:value-type="float">
            <text:p>349.506805</text:p>
          </table:table-cell>
          <table:table-cell office:value-type="float" office:value="12.328503" calcext:value-type="float">
            <text:p>12.328503</text:p>
          </table:table-cell>
          <table:table-cell table:formula="of:=[.C387]-[.C38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4737" calcext:value-type="float">
            <text:p>24737</text:p>
          </table:table-cell>
          <table:table-cell office:value-type="float" office:value="349.469543" calcext:value-type="float">
            <text:p>349.469543</text:p>
          </table:table-cell>
          <table:table-cell office:value-type="float" office:value="349.540924" calcext:value-type="float">
            <text:p>349.540924</text:p>
          </table:table-cell>
          <table:table-cell office:value-type="float" office:value="12.329706" calcext:value-type="float">
            <text:p>12.329706</text:p>
          </table:table-cell>
          <table:table-cell table:formula="of:=[.C388]-[.C38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4783" calcext:value-type="float">
            <text:p>24783</text:p>
          </table:table-cell>
          <table:table-cell office:value-type="float" office:value="349.463165" calcext:value-type="float">
            <text:p>349.463165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389]-[.C38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4828" calcext:value-type="float">
            <text:p>24828</text:p>
          </table:table-cell>
          <table:table-cell office:value-type="float" office:value="349.399963" calcext:value-type="float">
            <text:p>349.399963</text:p>
          </table:table-cell>
          <table:table-cell office:value-type="float" office:value="349.097717" calcext:value-type="float">
            <text:p>349.097717</text:p>
          </table:table-cell>
          <table:table-cell office:value-type="float" office:value="12.314073" calcext:value-type="float">
            <text:p>12.314073</text:p>
          </table:table-cell>
          <table:table-cell table:formula="of:=[.C390]-[.C38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4874" calcext:value-type="float">
            <text:p>24874</text:p>
          </table:table-cell>
          <table:table-cell office:value-type="float" office:value="349.332245" calcext:value-type="float">
            <text:p>349.332245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391]-[.C39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4920" calcext:value-type="float">
            <text:p>24920</text:p>
          </table:table-cell>
          <table:table-cell office:value-type="float" office:value="349.323608" calcext:value-type="float">
            <text:p>349.323608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C392]-[.C39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4965" calcext:value-type="float">
            <text:p>24965</text:p>
          </table:table-cell>
          <table:table-cell office:value-type="float" office:value="349.321808" calcext:value-type="float">
            <text:p>349.321808</text:p>
          </table:table-cell>
          <table:table-cell office:value-type="float" office:value="349.53183" calcext:value-type="float">
            <text:p>349.53183</text:p>
          </table:table-cell>
          <table:table-cell office:value-type="float" office:value="12.329386" calcext:value-type="float">
            <text:p>12.329386</text:p>
          </table:table-cell>
          <table:table-cell table:formula="of:=[.C393]-[.C39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5011" calcext:value-type="float">
            <text:p>25011</text:p>
          </table:table-cell>
          <table:table-cell office:value-type="float" office:value="349.338654" calcext:value-type="float">
            <text:p>349.338654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394]-[.C39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5056" calcext:value-type="float">
            <text:p>25056</text:p>
          </table:table-cell>
          <table:table-cell office:value-type="float" office:value="349.380005" calcext:value-type="float">
            <text:p>349.380005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395]-[.C39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5102" calcext:value-type="float">
            <text:p>25102</text:p>
          </table:table-cell>
          <table:table-cell office:value-type="float" office:value="349.382263" calcext:value-type="float">
            <text:p>349.382263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396]-[.C39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5147" calcext:value-type="float">
            <text:p>25147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397]-[.C39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5193" calcext:value-type="float">
            <text:p>25193</text:p>
          </table:table-cell>
          <table:table-cell office:value-type="float" office:value="349.348206" calcext:value-type="float">
            <text:p>349.348206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C398]-[.C39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5238" calcext:value-type="float">
            <text:p>25238</text:p>
          </table:table-cell>
          <table:table-cell office:value-type="float" office:value="349.367737" calcext:value-type="float">
            <text:p>349.367737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819" calcext:value-type="float">
            <text:p>12.326819</text:p>
          </table:table-cell>
          <table:table-cell table:formula="of:=[.C399]-[.C39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5284" calcext:value-type="float">
            <text:p>25284</text:p>
          </table:table-cell>
          <table:table-cell office:value-type="float" office:value="349.376801" calcext:value-type="float">
            <text:p>349.376801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400]-[.C39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5329" calcext:value-type="float">
            <text:p>25329</text:p>
          </table:table-cell>
          <table:table-cell office:value-type="float" office:value="349.441803" calcext:value-type="float">
            <text:p>349.441803</text:p>
          </table:table-cell>
          <table:table-cell office:value-type="float" office:value="349.575012" calcext:value-type="float">
            <text:p>349.575012</text:p>
          </table:table-cell>
          <table:table-cell office:value-type="float" office:value="12.330909" calcext:value-type="float">
            <text:p>12.330909</text:p>
          </table:table-cell>
          <table:table-cell table:formula="of:=[.C401]-[.C40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5375" calcext:value-type="float">
            <text:p>25375</text:p>
          </table:table-cell>
          <table:table-cell office:value-type="float" office:value="349.501373" calcext:value-type="float">
            <text:p>349.501373</text:p>
          </table:table-cell>
          <table:table-cell office:value-type="float" office:value="349.690918" calcext:value-type="float">
            <text:p>349.690918</text:p>
          </table:table-cell>
          <table:table-cell office:value-type="float" office:value="12.334997" calcext:value-type="float">
            <text:p>12.334997</text:p>
          </table:table-cell>
          <table:table-cell table:formula="of:=[.C402]-[.C40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5420" calcext:value-type="float">
            <text:p>25420</text:p>
          </table:table-cell>
          <table:table-cell office:value-type="float" office:value="349.514099" calcext:value-type="float">
            <text:p>349.514099</text:p>
          </table:table-cell>
          <table:table-cell office:value-type="float" office:value="349.495453" calcext:value-type="float">
            <text:p>349.495453</text:p>
          </table:table-cell>
          <table:table-cell office:value-type="float" office:value="12.328103" calcext:value-type="float">
            <text:p>12.328103</text:p>
          </table:table-cell>
          <table:table-cell table:formula="of:=[.C403]-[.C40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5466" calcext:value-type="float">
            <text:p>25466</text:p>
          </table:table-cell>
          <table:table-cell office:value-type="float" office:value="349.489105" calcext:value-type="float">
            <text:p>349.489105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404]-[.C40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5511" calcext:value-type="float">
            <text:p>25511</text:p>
          </table:table-cell>
          <table:table-cell office:value-type="float" office:value="349.497253" calcext:value-type="float">
            <text:p>349.497253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405]-[.C40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5557" calcext:value-type="float">
            <text:p>25557</text:p>
          </table:table-cell>
          <table:table-cell office:value-type="float" office:value="349.464539" calcext:value-type="float">
            <text:p>349.464539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406]-[.C40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5603" calcext:value-type="float">
            <text:p>25603</text:p>
          </table:table-cell>
          <table:table-cell office:value-type="float" office:value="349.401367" calcext:value-type="float">
            <text:p>349.401367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407]-[.C40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5648" calcext:value-type="float">
            <text:p>25648</text:p>
          </table:table-cell>
          <table:table-cell office:value-type="float" office:value="349.382263" calcext:value-type="float">
            <text:p>349.382263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408]-[.C40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5694" calcext:value-type="float">
            <text:p>25694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409]-[.C40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5739" calcext:value-type="float">
            <text:p>25739</text:p>
          </table:table-cell>
          <table:table-cell office:value-type="float" office:value="349.376831" calcext:value-type="float">
            <text:p>349.376831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410]-[.C40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5785" calcext:value-type="float">
            <text:p>25785</text:p>
          </table:table-cell>
          <table:table-cell office:value-type="float" office:value="349.340027" calcext:value-type="float">
            <text:p>349.340027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411]-[.C41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5830" calcext:value-type="float">
            <text:p>25830</text:p>
          </table:table-cell>
          <table:table-cell office:value-type="float" office:value="349.333649" calcext:value-type="float">
            <text:p>349.333649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412]-[.C41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5876" calcext:value-type="float">
            <text:p>25876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72" calcext:value-type="float">
            <text:p>12.3172</text:p>
          </table:table-cell>
          <table:table-cell table:formula="of:=[.C413]-[.C41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5921" calcext:value-type="float">
            <text:p>25921</text:p>
          </table:table-cell>
          <table:table-cell office:value-type="float" office:value="349.292725" calcext:value-type="float">
            <text:p>349.292725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414]-[.C41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5967" calcext:value-type="float">
            <text:p>25967</text:p>
          </table:table-cell>
          <table:table-cell office:value-type="float" office:value="349.313171" calcext:value-type="float">
            <text:p>349.313171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C415]-[.C41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6012" calcext:value-type="float">
            <text:p>26012</text:p>
          </table:table-cell>
          <table:table-cell office:value-type="float" office:value="349.352722" calcext:value-type="float">
            <text:p>349.352722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416]-[.C41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6058" calcext:value-type="float">
            <text:p>26058</text:p>
          </table:table-cell>
          <table:table-cell office:value-type="float" office:value="349.375916" calcext:value-type="float">
            <text:p>349.375916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819" calcext:value-type="float">
            <text:p>12.326819</text:p>
          </table:table-cell>
          <table:table-cell table:formula="of:=[.C417]-[.C41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6103" calcext:value-type="float">
            <text:p>26103</text:p>
          </table:table-cell>
          <table:table-cell office:value-type="float" office:value="349.413177" calcext:value-type="float">
            <text:p>349.413177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418]-[.C41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6149" calcext:value-type="float">
            <text:p>26149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419]-[.C41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6195" calcext:value-type="float">
            <text:p>26195</text:p>
          </table:table-cell>
          <table:table-cell office:value-type="float" office:value="349.344971" calcext:value-type="float">
            <text:p>349.344971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12.315435" calcext:value-type="float">
            <text:p>12.315435</text:p>
          </table:table-cell>
          <table:table-cell table:formula="of:=[.C420]-[.C41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6240" calcext:value-type="float">
            <text:p>26240</text:p>
          </table:table-cell>
          <table:table-cell office:value-type="float" office:value="349.339996" calcext:value-type="float">
            <text:p>349.339996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421]-[.C42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6286" calcext:value-type="float">
            <text:p>26286</text:p>
          </table:table-cell>
          <table:table-cell office:value-type="float" office:value="349.294983" calcext:value-type="float">
            <text:p>349.294983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422]-[.C42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6331" calcext:value-type="float">
            <text:p>26331</text:p>
          </table:table-cell>
          <table:table-cell office:value-type="float" office:value="349.325897" calcext:value-type="float">
            <text:p>349.325897</text:p>
          </table:table-cell>
          <table:table-cell office:value-type="float" office:value="349.527283" calcext:value-type="float">
            <text:p>349.527283</text:p>
          </table:table-cell>
          <table:table-cell office:value-type="float" office:value="12.329226" calcext:value-type="float">
            <text:p>12.329226</text:p>
          </table:table-cell>
          <table:table-cell table:formula="of:=[.C423]-[.C42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6377" calcext:value-type="float">
            <text:p>26377</text:p>
          </table:table-cell>
          <table:table-cell office:value-type="float" office:value="349.333191" calcext:value-type="float">
            <text:p>349.333191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424]-[.C42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6422" calcext:value-type="float">
            <text:p>26422</text:p>
          </table:table-cell>
          <table:table-cell office:value-type="float" office:value="349.389099" calcext:value-type="float">
            <text:p>349.389099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425]-[.C42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6468" calcext:value-type="float">
            <text:p>26468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426]-[.C42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6513" calcext:value-type="float">
            <text:p>26513</text:p>
          </table:table-cell>
          <table:table-cell office:value-type="float" office:value="349.420471" calcext:value-type="float">
            <text:p>349.420471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7703" calcext:value-type="float">
            <text:p>12.327703</text:p>
          </table:table-cell>
          <table:table-cell table:formula="of:=[.C427]-[.C42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6559" calcext:value-type="float">
            <text:p>26559</text:p>
          </table:table-cell>
          <table:table-cell office:value-type="float" office:value="349.36908" calcext:value-type="float">
            <text:p>349.36908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428]-[.C42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6604" calcext:value-type="float">
            <text:p>26604</text:p>
          </table:table-cell>
          <table:table-cell office:value-type="float" office:value="349.368164" calcext:value-type="float">
            <text:p>349.368164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429]-[.C42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6650" calcext:value-type="float">
            <text:p>26650</text:p>
          </table:table-cell>
          <table:table-cell office:value-type="float" office:value="349.343658" calcext:value-type="float">
            <text:p>349.343658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430]-[.C42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6695" calcext:value-type="float">
            <text:p>26695</text:p>
          </table:table-cell>
          <table:table-cell office:value-type="float" office:value="349.375916" calcext:value-type="float">
            <text:p>349.375916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C431]-[.C43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6741" calcext:value-type="float">
            <text:p>26741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8322" calcext:value-type="float">
            <text:p>12.318322</text:p>
          </table:table-cell>
          <table:table-cell table:formula="of:=[.C432]-[.C43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6786" calcext:value-type="float">
            <text:p>26786</text:p>
          </table:table-cell>
          <table:table-cell office:value-type="float" office:value="349.328644" calcext:value-type="float">
            <text:p>349.328644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433]-[.C43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6832" calcext:value-type="float">
            <text:p>26832</text:p>
          </table:table-cell>
          <table:table-cell office:value-type="float" office:value="349.333191" calcext:value-type="float">
            <text:p>349.333191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434]-[.C43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6878" calcext:value-type="float">
            <text:p>26878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435]-[.C43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6923" calcext:value-type="float">
            <text:p>26923</text:p>
          </table:table-cell>
          <table:table-cell office:value-type="float" office:value="349.338654" calcext:value-type="float">
            <text:p>349.338654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436]-[.C43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6969" calcext:value-type="float">
            <text:p>26969</text:p>
          </table:table-cell>
          <table:table-cell office:value-type="float" office:value="349.390442" calcext:value-type="float">
            <text:p>349.390442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461" calcext:value-type="float">
            <text:p>12.327461</text:p>
          </table:table-cell>
          <table:table-cell table:formula="of:=[.C437]-[.C43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7014" calcext:value-type="float">
            <text:p>27014</text:p>
          </table:table-cell>
          <table:table-cell office:value-type="float" office:value="349.394989" calcext:value-type="float">
            <text:p>349.394989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438]-[.C43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7060" calcext:value-type="float">
            <text:p>27060</text:p>
          </table:table-cell>
          <table:table-cell office:value-type="float" office:value="349.382263" calcext:value-type="float">
            <text:p>349.382263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439]-[.C43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7105" calcext:value-type="float">
            <text:p>27105</text:p>
          </table:table-cell>
          <table:table-cell office:value-type="float" office:value="349.376373" calcext:value-type="float">
            <text:p>349.376373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440]-[.C43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7151" calcext:value-type="float">
            <text:p>27151</text:p>
          </table:table-cell>
          <table:table-cell office:value-type="float" office:value="349.343201" calcext:value-type="float">
            <text:p>349.343201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8884" calcext:value-type="float">
            <text:p>12.318884</text:p>
          </table:table-cell>
          <table:table-cell table:formula="of:=[.C441]-[.C44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7196" calcext:value-type="float">
            <text:p>27196</text:p>
          </table:table-cell>
          <table:table-cell office:value-type="float" office:value="349.329102" calcext:value-type="float">
            <text:p>349.329102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442]-[.C44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7242" calcext:value-type="float">
            <text:p>27242</text:p>
          </table:table-cell>
          <table:table-cell office:value-type="float" office:value="349.33548" calcext:value-type="float">
            <text:p>349.33548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443]-[.C44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7287" calcext:value-type="float">
            <text:p>27287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444]-[.C44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7333" calcext:value-type="float">
            <text:p>27333</text:p>
          </table:table-cell>
          <table:table-cell office:value-type="float" office:value="349.334534" calcext:value-type="float">
            <text:p>349.334534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445]-[.C44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7378" calcext:value-type="float">
            <text:p>27378</text:p>
          </table:table-cell>
          <table:table-cell office:value-type="float" office:value="349.398163" calcext:value-type="float">
            <text:p>349.398163</text:p>
          </table:table-cell>
          <table:table-cell office:value-type="float" office:value="349.552277" calcext:value-type="float">
            <text:p>349.552277</text:p>
          </table:table-cell>
          <table:table-cell office:value-type="float" office:value="12.330107" calcext:value-type="float">
            <text:p>12.330107</text:p>
          </table:table-cell>
          <table:table-cell table:formula="of:=[.C446]-[.C44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7424" calcext:value-type="float">
            <text:p>27424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447]-[.C44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7470" calcext:value-type="float">
            <text:p>27470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448]-[.C44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7515" calcext:value-type="float">
            <text:p>27515</text:p>
          </table:table-cell>
          <table:table-cell office:value-type="float" office:value="349.382751" calcext:value-type="float">
            <text:p>349.382751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449]-[.C44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7561" calcext:value-type="float">
            <text:p>27561</text:p>
          </table:table-cell>
          <table:table-cell office:value-type="float" office:value="349.427734" calcext:value-type="float">
            <text:p>349.427734</text:p>
          </table:table-cell>
          <table:table-cell office:value-type="float" office:value="349.631805" calcext:value-type="float">
            <text:p>349.631805</text:p>
          </table:table-cell>
          <table:table-cell office:value-type="float" office:value="12.332912" calcext:value-type="float">
            <text:p>12.332912</text:p>
          </table:table-cell>
          <table:table-cell table:formula="of:=[.C450]-[.C44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7606" calcext:value-type="float">
            <text:p>27606</text:p>
          </table:table-cell>
          <table:table-cell office:value-type="float" office:value="349.448669" calcext:value-type="float">
            <text:p>349.448669</text:p>
          </table:table-cell>
          <table:table-cell office:value-type="float" office:value="349.65683" calcext:value-type="float">
            <text:p>349.65683</text:p>
          </table:table-cell>
          <table:table-cell office:value-type="float" office:value="12.333795" calcext:value-type="float">
            <text:p>12.333795</text:p>
          </table:table-cell>
          <table:table-cell table:formula="of:=[.C451]-[.C45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7652" calcext:value-type="float">
            <text:p>27652</text:p>
          </table:table-cell>
          <table:table-cell office:value-type="float" office:value="349.452301" calcext:value-type="float">
            <text:p>349.452301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452]-[.C45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7697" calcext:value-type="float">
            <text:p>27697</text:p>
          </table:table-cell>
          <table:table-cell office:value-type="float" office:value="349.454102" calcext:value-type="float">
            <text:p>349.454102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453]-[.C45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7743" calcext:value-type="float">
            <text:p>27743</text:p>
          </table:table-cell>
          <table:table-cell office:value-type="float" office:value="349.445923" calcext:value-type="float">
            <text:p>349.445923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454]-[.C45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7788" calcext:value-type="float">
            <text:p>27788</text:p>
          </table:table-cell>
          <table:table-cell office:value-type="float" office:value="349.387756" calcext:value-type="float">
            <text:p>349.387756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455]-[.C45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7834" calcext:value-type="float">
            <text:p>27834</text:p>
          </table:table-cell>
          <table:table-cell office:value-type="float" office:value="349.327301" calcext:value-type="float">
            <text:p>349.327301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456]-[.C45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7879" calcext:value-type="float">
            <text:p>27879</text:p>
          </table:table-cell>
          <table:table-cell office:value-type="float" office:value="349.345886" calcext:value-type="float">
            <text:p>349.345886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819" calcext:value-type="float">
            <text:p>12.326819</text:p>
          </table:table-cell>
          <table:table-cell table:formula="of:=[.C457]-[.C45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7925" calcext:value-type="float">
            <text:p>27925</text:p>
          </table:table-cell>
          <table:table-cell office:value-type="float" office:value="349.365479" calcext:value-type="float">
            <text:p>349.365479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458]-[.C45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7970" calcext:value-type="float">
            <text:p>27970</text:p>
          </table:table-cell>
          <table:table-cell office:value-type="float" office:value="349.380035" calcext:value-type="float">
            <text:p>349.380035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459]-[.C45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8016" calcext:value-type="float">
            <text:p>28016</text:p>
          </table:table-cell>
          <table:table-cell office:value-type="float" office:value="349.398621" calcext:value-type="float">
            <text:p>349.398621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460]-[.C45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8061" calcext:value-type="float">
            <text:p>28061</text:p>
          </table:table-cell>
          <table:table-cell office:value-type="float" office:value="349.404114" calcext:value-type="float">
            <text:p>349.404114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461]-[.C46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8107" calcext:value-type="float">
            <text:p>28107</text:p>
          </table:table-cell>
          <table:table-cell office:value-type="float" office:value="349.385437" calcext:value-type="float">
            <text:p>349.385437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462]-[.C46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8153" calcext:value-type="float">
            <text:p>28153</text:p>
          </table:table-cell>
          <table:table-cell office:value-type="float" office:value="349.410004" calcext:value-type="float">
            <text:p>349.410004</text:p>
          </table:table-cell>
          <table:table-cell office:value-type="float" office:value="349.5159" calcext:value-type="float">
            <text:p>349.5159</text:p>
          </table:table-cell>
          <table:table-cell office:value-type="float" office:value="12.328824" calcext:value-type="float">
            <text:p>12.328824</text:p>
          </table:table-cell>
          <table:table-cell table:formula="of:=[.C463]-[.C46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8198" calcext:value-type="float">
            <text:p>28198</text:p>
          </table:table-cell>
          <table:table-cell office:value-type="float" office:value="349.398621" calcext:value-type="float">
            <text:p>349.398621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464]-[.C46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8244" calcext:value-type="float">
            <text:p>28244</text:p>
          </table:table-cell>
          <table:table-cell office:value-type="float" office:value="349.389984" calcext:value-type="float">
            <text:p>349.389984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465]-[.C46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8289" calcext:value-type="float">
            <text:p>28289</text:p>
          </table:table-cell>
          <table:table-cell office:value-type="float" office:value="349.406342" calcext:value-type="float">
            <text:p>349.406342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C466]-[.C46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8335" calcext:value-type="float">
            <text:p>28335</text:p>
          </table:table-cell>
          <table:table-cell office:value-type="float" office:value="349.396332" calcext:value-type="float">
            <text:p>349.396332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467]-[.C46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8380" calcext:value-type="float">
            <text:p>28380</text:p>
          </table:table-cell>
          <table:table-cell office:value-type="float" office:value="349.366364" calcext:value-type="float">
            <text:p>349.366364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468]-[.C46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8426" calcext:value-type="float">
            <text:p>28426</text:p>
          </table:table-cell>
          <table:table-cell office:value-type="float" office:value="349.400452" calcext:value-type="float">
            <text:p>349.400452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7061" calcext:value-type="float">
            <text:p>12.327061</text:p>
          </table:table-cell>
          <table:table-cell table:formula="of:=[.C469]-[.C46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8471" calcext:value-type="float">
            <text:p>28471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470]-[.C46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8517" calcext:value-type="float">
            <text:p>28517</text:p>
          </table:table-cell>
          <table:table-cell office:value-type="float" office:value="349.33728" calcext:value-type="float">
            <text:p>349.33728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20326" calcext:value-type="float">
            <text:p>12.320326</text:p>
          </table:table-cell>
          <table:table-cell table:formula="of:=[.C471]-[.C47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8562" calcext:value-type="float">
            <text:p>28562</text:p>
          </table:table-cell>
          <table:table-cell office:value-type="float" office:value="349.34729" calcext:value-type="float">
            <text:p>349.34729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472]-[.C47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8608" calcext:value-type="float">
            <text:p>28608</text:p>
          </table:table-cell>
          <table:table-cell office:value-type="float" office:value="349.328674" calcext:value-type="float">
            <text:p>349.328674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473]-[.C47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8653" calcext:value-type="float">
            <text:p>28653</text:p>
          </table:table-cell>
          <table:table-cell office:value-type="float" office:value="349.329102" calcext:value-type="float">
            <text:p>349.329102</text:p>
          </table:table-cell>
          <table:table-cell office:value-type="float" office:value="349.46817" calcext:value-type="float">
            <text:p>349.46817</text:p>
          </table:table-cell>
          <table:table-cell office:value-type="float" office:value="12.32714" calcext:value-type="float">
            <text:p>12.32714</text:p>
          </table:table-cell>
          <table:table-cell table:formula="of:=[.C474]-[.C47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8699" calcext:value-type="float">
            <text:p>28699</text:p>
          </table:table-cell>
          <table:table-cell office:value-type="float" office:value="349.330017" calcext:value-type="float">
            <text:p>349.330017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475]-[.C47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8745" calcext:value-type="float">
            <text:p>28745</text:p>
          </table:table-cell>
          <table:table-cell office:value-type="float" office:value="349.345886" calcext:value-type="float">
            <text:p>349.345886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476]-[.C47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8790" calcext:value-type="float">
            <text:p>28790</text:p>
          </table:table-cell>
          <table:table-cell office:value-type="float" office:value="349.382263" calcext:value-type="float">
            <text:p>349.382263</text:p>
          </table:table-cell>
          <table:table-cell office:value-type="float" office:value="349.547729" calcext:value-type="float">
            <text:p>349.547729</text:p>
          </table:table-cell>
          <table:table-cell office:value-type="float" office:value="12.329947" calcext:value-type="float">
            <text:p>12.329947</text:p>
          </table:table-cell>
          <table:table-cell table:formula="of:=[.C477]-[.C47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8836" calcext:value-type="float">
            <text:p>28836</text:p>
          </table:table-cell>
          <table:table-cell office:value-type="float" office:value="349.409515" calcext:value-type="float">
            <text:p>349.409515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478]-[.C47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8881" calcext:value-type="float">
            <text:p>28881</text:p>
          </table:table-cell>
          <table:table-cell office:value-type="float" office:value="349.401794" calcext:value-type="float">
            <text:p>349.401794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479]-[.C47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8927" calcext:value-type="float">
            <text:p>28927</text:p>
          </table:table-cell>
          <table:table-cell office:value-type="float" office:value="349.446838" calcext:value-type="float">
            <text:p>349.446838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8023" calcext:value-type="float">
            <text:p>12.328023</text:p>
          </table:table-cell>
          <table:table-cell table:formula="of:=[.C480]-[.C47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8972" calcext:value-type="float">
            <text:p>28972</text:p>
          </table:table-cell>
          <table:table-cell office:value-type="float" office:value="349.443634" calcext:value-type="float">
            <text:p>349.443634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481]-[.C48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9018" calcext:value-type="float">
            <text:p>29018</text:p>
          </table:table-cell>
          <table:table-cell office:value-type="float" office:value="349.403625" calcext:value-type="float">
            <text:p>349.403625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482]-[.C48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9063" calcext:value-type="float">
            <text:p>29063</text:p>
          </table:table-cell>
          <table:table-cell office:value-type="float" office:value="349.394531" calcext:value-type="float">
            <text:p>349.394531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483]-[.C48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9109" calcext:value-type="float">
            <text:p>29109</text:p>
          </table:table-cell>
          <table:table-cell office:value-type="float" office:value="349.36319" calcext:value-type="float">
            <text:p>349.36319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484]-[.C48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9154" calcext:value-type="float">
            <text:p>29154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485]-[.C48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9200" calcext:value-type="float">
            <text:p>29200</text:p>
          </table:table-cell>
          <table:table-cell office:value-type="float" office:value="349.356384" calcext:value-type="float">
            <text:p>349.356384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486]-[.C48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9245" calcext:value-type="float">
            <text:p>29245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487]-[.C48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9291" calcext:value-type="float">
            <text:p>29291</text:p>
          </table:table-cell>
          <table:table-cell office:value-type="float" office:value="349.351379" calcext:value-type="float">
            <text:p>349.351379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488]-[.C48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9336" calcext:value-type="float">
            <text:p>29336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489]-[.C48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9382" calcext:value-type="float">
            <text:p>29382</text:p>
          </table:table-cell>
          <table:table-cell office:value-type="float" office:value="349.364075" calcext:value-type="float">
            <text:p>349.364075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490]-[.C48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9428" calcext:value-type="float">
            <text:p>29428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491]-[.C49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9473" calcext:value-type="float">
            <text:p>29473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C492]-[.C49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9519" calcext:value-type="float">
            <text:p>29519</text:p>
          </table:table-cell>
          <table:table-cell office:value-type="float" office:value="349.387268" calcext:value-type="float">
            <text:p>349.387268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461" calcext:value-type="float">
            <text:p>12.327461</text:p>
          </table:table-cell>
          <table:table-cell table:formula="of:=[.C493]-[.C49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9564" calcext:value-type="float">
            <text:p>29564</text:p>
          </table:table-cell>
          <table:table-cell office:value-type="float" office:value="349.411346" calcext:value-type="float">
            <text:p>349.411346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7061" calcext:value-type="float">
            <text:p>12.327061</text:p>
          </table:table-cell>
          <table:table-cell table:formula="of:=[.C494]-[.C49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9610" calcext:value-type="float">
            <text:p>29610</text:p>
          </table:table-cell>
          <table:table-cell office:value-type="float" office:value="349.393616" calcext:value-type="float">
            <text:p>349.393616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495]-[.C49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9655" calcext:value-type="float">
            <text:p>29655</text:p>
          </table:table-cell>
          <table:table-cell office:value-type="float" office:value="349.406342" calcext:value-type="float">
            <text:p>349.406342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2185" calcext:value-type="float">
            <text:p>12.32185</text:p>
          </table:table-cell>
          <table:table-cell table:formula="of:=[.C496]-[.C49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9701" calcext:value-type="float">
            <text:p>29701</text:p>
          </table:table-cell>
          <table:table-cell office:value-type="float" office:value="349.404968" calcext:value-type="float">
            <text:p>349.404968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497]-[.C49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9746" calcext:value-type="float">
            <text:p>29746</text:p>
          </table:table-cell>
          <table:table-cell office:value-type="float" office:value="349.386383" calcext:value-type="float">
            <text:p>349.386383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498]-[.C49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9792" calcext:value-type="float">
            <text:p>29792</text:p>
          </table:table-cell>
          <table:table-cell office:value-type="float" office:value="349.391357" calcext:value-type="float">
            <text:p>349.391357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C499]-[.C49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9837" calcext:value-type="float">
            <text:p>29837</text:p>
          </table:table-cell>
          <table:table-cell office:value-type="float" office:value="349.404114" calcext:value-type="float">
            <text:p>349.404114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500]-[.C49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9883" calcext:value-type="float">
            <text:p>29883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501]-[.C50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9928" calcext:value-type="float">
            <text:p>29928</text:p>
          </table:table-cell>
          <table:table-cell office:value-type="float" office:value="349.33728" calcext:value-type="float">
            <text:p>349.33728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502]-[.C50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9974" calcext:value-type="float">
            <text:p>29974</text:p>
          </table:table-cell>
          <table:table-cell office:value-type="float" office:value="349.32547" calcext:value-type="float">
            <text:p>349.32547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503]-[.C50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0020" calcext:value-type="float">
            <text:p>30020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504]-[.C50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0065" calcext:value-type="float">
            <text:p>30065</text:p>
          </table:table-cell>
          <table:table-cell office:value-type="float" office:value="349.340454" calcext:value-type="float">
            <text:p>349.340454</text:p>
          </table:table-cell>
          <table:table-cell office:value-type="float" office:value="349.629547" calcext:value-type="float">
            <text:p>349.629547</text:p>
          </table:table-cell>
          <table:table-cell office:value-type="float" office:value="12.332832" calcext:value-type="float">
            <text:p>12.332832</text:p>
          </table:table-cell>
          <table:table-cell table:formula="of:=[.C505]-[.C50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0111" calcext:value-type="float">
            <text:p>30111</text:p>
          </table:table-cell>
          <table:table-cell office:value-type="float" office:value="349.365448" calcext:value-type="float">
            <text:p>349.365448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506]-[.C50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0156" calcext:value-type="float">
            <text:p>30156</text:p>
          </table:table-cell>
          <table:table-cell office:value-type="float" office:value="349.372253" calcext:value-type="float">
            <text:p>349.372253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507]-[.C50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0202" calcext:value-type="float">
            <text:p>30202</text:p>
          </table:table-cell>
          <table:table-cell office:value-type="float" office:value="349.392731" calcext:value-type="float">
            <text:p>349.392731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508]-[.C50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0247" calcext:value-type="float">
            <text:p>30247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509]-[.C50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0293" calcext:value-type="float">
            <text:p>30293</text:p>
          </table:table-cell>
          <table:table-cell office:value-type="float" office:value="349.321808" calcext:value-type="float">
            <text:p>349.321808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16638" calcext:value-type="float">
            <text:p>12.316638</text:p>
          </table:table-cell>
          <table:table-cell table:formula="of:=[.C510]-[.C50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0338" calcext:value-type="float">
            <text:p>30338</text:p>
          </table:table-cell>
          <table:table-cell office:value-type="float" office:value="349.316803" calcext:value-type="float">
            <text:p>349.316803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511]-[.C51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0384" calcext:value-type="float">
            <text:p>30384</text:p>
          </table:table-cell>
          <table:table-cell office:value-type="float" office:value="349.319519" calcext:value-type="float">
            <text:p>349.319519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512]-[.C51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0429" calcext:value-type="float">
            <text:p>30429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513]-[.C51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0475" calcext:value-type="float">
            <text:p>30475</text:p>
          </table:table-cell>
          <table:table-cell office:value-type="float" office:value="349.340881" calcext:value-type="float">
            <text:p>349.340881</text:p>
          </table:table-cell>
          <table:table-cell office:value-type="float" office:value="349.547729" calcext:value-type="float">
            <text:p>349.547729</text:p>
          </table:table-cell>
          <table:table-cell office:value-type="float" office:value="12.329947" calcext:value-type="float">
            <text:p>12.329947</text:p>
          </table:table-cell>
          <table:table-cell table:formula="of:=[.C514]-[.C51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0520" calcext:value-type="float">
            <text:p>30520</text:p>
          </table:table-cell>
          <table:table-cell office:value-type="float" office:value="349.369995" calcext:value-type="float">
            <text:p>349.369995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515]-[.C51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0566" calcext:value-type="float">
            <text:p>30566</text:p>
          </table:table-cell>
          <table:table-cell office:value-type="float" office:value="349.371368" calcext:value-type="float">
            <text:p>349.371368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516]-[.C51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0611" calcext:value-type="float">
            <text:p>30611</text:p>
          </table:table-cell>
          <table:table-cell office:value-type="float" office:value="349.398621" calcext:value-type="float">
            <text:p>349.398621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517]-[.C51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0657" calcext:value-type="float">
            <text:p>30657</text:p>
          </table:table-cell>
          <table:table-cell office:value-type="float" office:value="349.345001" calcext:value-type="float">
            <text:p>349.345001</text:p>
          </table:table-cell>
          <table:table-cell office:value-type="float" office:value="349.129547" calcext:value-type="float">
            <text:p>349.129547</text:p>
          </table:table-cell>
          <table:table-cell office:value-type="float" office:value="12.315196" calcext:value-type="float">
            <text:p>12.315196</text:p>
          </table:table-cell>
          <table:table-cell table:formula="of:=[.C518]-[.C51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0703" calcext:value-type="float">
            <text:p>30703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519]-[.C51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0748" calcext:value-type="float">
            <text:p>30748</text:p>
          </table:table-cell>
          <table:table-cell office:value-type="float" office:value="349.356384" calcext:value-type="float">
            <text:p>349.356384</text:p>
          </table:table-cell>
          <table:table-cell office:value-type="float" office:value="349.495453" calcext:value-type="float">
            <text:p>349.495453</text:p>
          </table:table-cell>
          <table:table-cell office:value-type="float" office:value="12.328103" calcext:value-type="float">
            <text:p>12.328103</text:p>
          </table:table-cell>
          <table:table-cell table:formula="of:=[.C520]-[.C51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0794" calcext:value-type="float">
            <text:p>30794</text:p>
          </table:table-cell>
          <table:table-cell office:value-type="float" office:value="349.368652" calcext:value-type="float">
            <text:p>349.368652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521]-[.C52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0839" calcext:value-type="float">
            <text:p>30839</text:p>
          </table:table-cell>
          <table:table-cell office:value-type="float" office:value="349.344086" calcext:value-type="float">
            <text:p>349.344086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522]-[.C52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0885" calcext:value-type="float">
            <text:p>30885</text:p>
          </table:table-cell>
          <table:table-cell office:value-type="float" office:value="349.379089" calcext:value-type="float">
            <text:p>349.379089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523]-[.C52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0930" calcext:value-type="float">
            <text:p>30930</text:p>
          </table:table-cell>
          <table:table-cell office:value-type="float" office:value="349.385925" calcext:value-type="float">
            <text:p>349.385925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819" calcext:value-type="float">
            <text:p>12.326819</text:p>
          </table:table-cell>
          <table:table-cell table:formula="of:=[.C524]-[.C52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0976" calcext:value-type="float">
            <text:p>30976</text:p>
          </table:table-cell>
          <table:table-cell office:value-type="float" office:value="349.387726" calcext:value-type="float">
            <text:p>349.387726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C525]-[.C52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1021" calcext:value-type="float">
            <text:p>31021</text:p>
          </table:table-cell>
          <table:table-cell office:value-type="float" office:value="349.393158" calcext:value-type="float">
            <text:p>349.393158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526]-[.C52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1067" calcext:value-type="float">
            <text:p>31067</text:p>
          </table:table-cell>
          <table:table-cell office:value-type="float" office:value="349.407715" calcext:value-type="float">
            <text:p>349.407715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527]-[.C52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1112" calcext:value-type="float">
            <text:p>31112</text:p>
          </table:table-cell>
          <table:table-cell office:value-type="float" office:value="349.441345" calcext:value-type="float">
            <text:p>349.441345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7301" calcext:value-type="float">
            <text:p>12.327301</text:p>
          </table:table-cell>
          <table:table-cell table:formula="of:=[.C528]-[.C52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1158" calcext:value-type="float">
            <text:p>31158</text:p>
          </table:table-cell>
          <table:table-cell office:value-type="float" office:value="349.419983" calcext:value-type="float">
            <text:p>349.419983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529]-[.C52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1203" calcext:value-type="float">
            <text:p>31203</text:p>
          </table:table-cell>
          <table:table-cell office:value-type="float" office:value="349.36908" calcext:value-type="float">
            <text:p>349.36908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530]-[.C52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1249" calcext:value-type="float">
            <text:p>31249</text:p>
          </table:table-cell>
          <table:table-cell office:value-type="float" office:value="349.385925" calcext:value-type="float">
            <text:p>349.385925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531]-[.C53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1294" calcext:value-type="float">
            <text:p>31294</text:p>
          </table:table-cell>
          <table:table-cell table:number-columns-repeated="2"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532]-[.C53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1340" calcext:value-type="float">
            <text:p>31340</text:p>
          </table:table-cell>
          <table:table-cell office:value-type="float" office:value="349.354065" calcext:value-type="float">
            <text:p>349.354065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533]-[.C53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1386" calcext:value-type="float">
            <text:p>31386</text:p>
          </table:table-cell>
          <table:table-cell office:value-type="float" office:value="349.369537" calcext:value-type="float">
            <text:p>349.369537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534]-[.C53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1431" calcext:value-type="float">
            <text:p>31431</text:p>
          </table:table-cell>
          <table:table-cell office:value-type="float" office:value="349.410889" calcext:value-type="float">
            <text:p>349.410889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535]-[.C53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1477" calcext:value-type="float">
            <text:p>31477</text:p>
          </table:table-cell>
          <table:table-cell office:value-type="float" office:value="349.399506" calcext:value-type="float">
            <text:p>349.399506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536]-[.C53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1522" calcext:value-type="float">
            <text:p>31522</text:p>
          </table:table-cell>
          <table:table-cell office:value-type="float" office:value="349.390442" calcext:value-type="float">
            <text:p>349.390442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537]-[.C53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1568" calcext:value-type="float">
            <text:p>31568</text:p>
          </table:table-cell>
          <table:table-cell office:value-type="float" office:value="349.366791" calcext:value-type="float">
            <text:p>349.366791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538]-[.C53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1613" calcext:value-type="float">
            <text:p>31613</text:p>
          </table:table-cell>
          <table:table-cell office:value-type="float" office:value="349.356781" calcext:value-type="float">
            <text:p>349.356781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539]-[.C53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1659" calcext:value-type="float">
            <text:p>31659</text:p>
          </table:table-cell>
          <table:table-cell office:value-type="float" office:value="349.329529" calcext:value-type="float">
            <text:p>349.329529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540]-[.C53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1704" calcext:value-type="float">
            <text:p>31704</text:p>
          </table:table-cell>
          <table:table-cell office:value-type="float" office:value="349.293152" calcext:value-type="float">
            <text:p>349.293152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541]-[.C54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1750" calcext:value-type="float">
            <text:p>31750</text:p>
          </table:table-cell>
          <table:table-cell office:value-type="float" office:value="349.320892" calcext:value-type="float">
            <text:p>349.320892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7381" calcext:value-type="float">
            <text:p>12.327381</text:p>
          </table:table-cell>
          <table:table-cell table:formula="of:=[.C542]-[.C54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1795" calcext:value-type="float">
            <text:p>31795</text:p>
          </table:table-cell>
          <table:table-cell office:value-type="float" office:value="349.343628" calcext:value-type="float">
            <text:p>349.343628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543]-[.C54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1841" calcext:value-type="float">
            <text:p>31841</text:p>
          </table:table-cell>
          <table:table-cell office:value-type="float" office:value="349.366821" calcext:value-type="float">
            <text:p>349.366821</text:p>
          </table:table-cell>
          <table:table-cell office:value-type="float" office:value="349.495453" calcext:value-type="float">
            <text:p>349.495453</text:p>
          </table:table-cell>
          <table:table-cell office:value-type="float" office:value="12.328103" calcext:value-type="float">
            <text:p>12.328103</text:p>
          </table:table-cell>
          <table:table-cell table:formula="of:=[.C544]-[.C54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1886" calcext:value-type="float">
            <text:p>31886</text:p>
          </table:table-cell>
          <table:table-cell office:value-type="float" office:value="349.378632" calcext:value-type="float">
            <text:p>349.378632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545]-[.C54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1932" calcext:value-type="float">
            <text:p>31932</text:p>
          </table:table-cell>
          <table:table-cell office:value-type="float" office:value="349.419098" calcext:value-type="float">
            <text:p>349.419098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546]-[.C54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1977" calcext:value-type="float">
            <text:p>31977</text:p>
          </table:table-cell>
          <table:table-cell office:value-type="float" office:value="349.410919" calcext:value-type="float">
            <text:p>349.410919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547]-[.C54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2023" calcext:value-type="float">
            <text:p>32023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548]-[.C54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2069" calcext:value-type="float">
            <text:p>32069</text:p>
          </table:table-cell>
          <table:table-cell office:value-type="float" office:value="349.43045" calcext:value-type="float">
            <text:p>349.43045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461" calcext:value-type="float">
            <text:p>12.327461</text:p>
          </table:table-cell>
          <table:table-cell table:formula="of:=[.C549]-[.C54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2114" calcext:value-type="float">
            <text:p>32114</text:p>
          </table:table-cell>
          <table:table-cell office:value-type="float" office:value="349.432281" calcext:value-type="float">
            <text:p>349.432281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550]-[.C54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2160" calcext:value-type="float">
            <text:p>32160</text:p>
          </table:table-cell>
          <table:table-cell office:value-type="float" office:value="349.433167" calcext:value-type="float">
            <text:p>349.433167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551]-[.C55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2205" calcext:value-type="float">
            <text:p>32205</text:p>
          </table:table-cell>
          <table:table-cell office:value-type="float" office:value="349.416351" calcext:value-type="float">
            <text:p>349.416351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552]-[.C55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2251" calcext:value-type="float">
            <text:p>32251</text:p>
          </table:table-cell>
          <table:table-cell office:value-type="float" office:value="349.413177" calcext:value-type="float">
            <text:p>349.413177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553]-[.C55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2296" calcext:value-type="float">
            <text:p>32296</text:p>
          </table:table-cell>
          <table:table-cell office:value-type="float" office:value="349.360016" calcext:value-type="float">
            <text:p>349.360016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554]-[.C55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2342" calcext:value-type="float">
            <text:p>32342</text:p>
          </table:table-cell>
          <table:table-cell office:value-type="float" office:value="349.362274" calcext:value-type="float">
            <text:p>349.362274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555]-[.C55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2387" calcext:value-type="float">
            <text:p>32387</text:p>
          </table:table-cell>
          <table:table-cell office:value-type="float" office:value="349.349548" calcext:value-type="float">
            <text:p>349.349548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556]-[.C55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2433" calcext:value-type="float">
            <text:p>32433</text:p>
          </table:table-cell>
          <table:table-cell office:value-type="float" office:value="349.352722" calcext:value-type="float">
            <text:p>349.352722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557]-[.C55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2478" calcext:value-type="float">
            <text:p>32478</text:p>
          </table:table-cell>
          <table:table-cell office:value-type="float" office:value="349.375427" calcext:value-type="float">
            <text:p>349.375427</text:p>
          </table:table-cell>
          <table:table-cell office:value-type="float" office:value="349.543182" calcext:value-type="float">
            <text:p>349.543182</text:p>
          </table:table-cell>
          <table:table-cell office:value-type="float" office:value="12.329786" calcext:value-type="float">
            <text:p>12.329786</text:p>
          </table:table-cell>
          <table:table-cell table:formula="of:=[.C558]-[.C55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2524" calcext:value-type="float">
            <text:p>32524</text:p>
          </table:table-cell>
          <table:table-cell office:value-type="float" office:value="349.406342" calcext:value-type="float">
            <text:p>349.406342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559]-[.C55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2569" calcext:value-type="float">
            <text:p>32569</text:p>
          </table:table-cell>
          <table:table-cell office:value-type="float" office:value="349.405884" calcext:value-type="float">
            <text:p>349.405884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560]-[.C55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2615" calcext:value-type="float">
            <text:p>32615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561]-[.C56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2660" calcext:value-type="float">
            <text:p>32660</text:p>
          </table:table-cell>
          <table:table-cell office:value-type="float" office:value="349.387756" calcext:value-type="float">
            <text:p>349.387756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562]-[.C56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2706" calcext:value-type="float">
            <text:p>32706</text:p>
          </table:table-cell>
          <table:table-cell office:value-type="float" office:value="349.377747" calcext:value-type="float">
            <text:p>349.377747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8023" calcext:value-type="float">
            <text:p>12.328023</text:p>
          </table:table-cell>
          <table:table-cell table:formula="of:=[.C563]-[.C56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2752" calcext:value-type="float">
            <text:p>32752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564]-[.C56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2797" calcext:value-type="float">
            <text:p>32797</text:p>
          </table:table-cell>
          <table:table-cell office:value-type="float" office:value="349.398193" calcext:value-type="float">
            <text:p>349.398193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565]-[.C56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2843" calcext:value-type="float">
            <text:p>32843</text:p>
          </table:table-cell>
          <table:table-cell office:value-type="float" office:value="349.410004" calcext:value-type="float">
            <text:p>349.410004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566]-[.C56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2888" calcext:value-type="float">
            <text:p>32888</text:p>
          </table:table-cell>
          <table:table-cell office:value-type="float" office:value="349.434113" calcext:value-type="float">
            <text:p>349.434113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567]-[.C56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2934" calcext:value-type="float">
            <text:p>32934</text:p>
          </table:table-cell>
          <table:table-cell office:value-type="float" office:value="349.424561" calcext:value-type="float">
            <text:p>349.424561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568]-[.C56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2979" calcext:value-type="float">
            <text:p>32979</text:p>
          </table:table-cell>
          <table:table-cell office:value-type="float" office:value="349.379089" calcext:value-type="float">
            <text:p>349.379089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569]-[.C56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3025" calcext:value-type="float">
            <text:p>33025</text:p>
          </table:table-cell>
          <table:table-cell office:value-type="float" office:value="349.368652" calcext:value-type="float">
            <text:p>349.368652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570]-[.C56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3070" calcext:value-type="float">
            <text:p>33070</text:p>
          </table:table-cell>
          <table:table-cell office:value-type="float" office:value="349.338196" calcext:value-type="float">
            <text:p>349.338196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571]-[.C57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3116" calcext:value-type="float">
            <text:p>33116</text:p>
          </table:table-cell>
          <table:table-cell office:value-type="float" office:value="349.342285" calcext:value-type="float">
            <text:p>349.342285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572]-[.C57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3161" calcext:value-type="float">
            <text:p>33161</text:p>
          </table:table-cell>
          <table:table-cell office:value-type="float" office:value="349.333191" calcext:value-type="float">
            <text:p>349.333191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573]-[.C57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3207" calcext:value-type="float">
            <text:p>33207</text:p>
          </table:table-cell>
          <table:table-cell office:value-type="float" office:value="349.348633" calcext:value-type="float">
            <text:p>349.348633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574]-[.C57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3252" calcext:value-type="float">
            <text:p>33252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575]-[.C57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3298" calcext:value-type="float">
            <text:p>33298</text:p>
          </table:table-cell>
          <table:table-cell office:value-type="float" office:value="349.386383" calcext:value-type="float">
            <text:p>349.386383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7703" calcext:value-type="float">
            <text:p>12.327703</text:p>
          </table:table-cell>
          <table:table-cell table:formula="of:=[.C576]-[.C57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3344" calcext:value-type="float">
            <text:p>33344</text:p>
          </table:table-cell>
          <table:table-cell office:value-type="float" office:value="349.392731" calcext:value-type="float">
            <text:p>349.392731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577]-[.C57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3389" calcext:value-type="float">
            <text:p>33389</text:p>
          </table:table-cell>
          <table:table-cell office:value-type="float" office:value="349.403656" calcext:value-type="float">
            <text:p>349.403656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578]-[.C57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3435" calcext:value-type="float">
            <text:p>33435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579]-[.C57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3480" calcext:value-type="float">
            <text:p>33480</text:p>
          </table:table-cell>
          <table:table-cell office:value-type="float" office:value="349.379578" calcext:value-type="float">
            <text:p>349.379578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580]-[.C57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3526" calcext:value-type="float">
            <text:p>33526</text:p>
          </table:table-cell>
          <table:table-cell office:value-type="float" office:value="349.39502" calcext:value-type="float">
            <text:p>349.39502</text:p>
          </table:table-cell>
          <table:table-cell office:value-type="float" office:value="349.561371" calcext:value-type="float">
            <text:p>349.561371</text:p>
          </table:table-cell>
          <table:table-cell office:value-type="float" office:value="12.330428" calcext:value-type="float">
            <text:p>12.330428</text:p>
          </table:table-cell>
          <table:table-cell table:formula="of:=[.C581]-[.C58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3571" calcext:value-type="float">
            <text:p>33571</text:p>
          </table:table-cell>
          <table:table-cell office:value-type="float" office:value="349.41864" calcext:value-type="float">
            <text:p>349.41864</text:p>
          </table:table-cell>
          <table:table-cell office:value-type="float" office:value="349.527283" calcext:value-type="float">
            <text:p>349.527283</text:p>
          </table:table-cell>
          <table:table-cell office:value-type="float" office:value="12.329226" calcext:value-type="float">
            <text:p>12.329226</text:p>
          </table:table-cell>
          <table:table-cell table:formula="of:=[.C582]-[.C58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3617" calcext:value-type="float">
            <text:p>33617</text:p>
          </table:table-cell>
          <table:table-cell office:value-type="float" office:value="349.362732" calcext:value-type="float">
            <text:p>349.362732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6798" calcext:value-type="float">
            <text:p>12.316798</text:p>
          </table:table-cell>
          <table:table-cell table:formula="of:=[.C583]-[.C58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3662" calcext:value-type="float">
            <text:p>33662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20086" calcext:value-type="float">
            <text:p>12.320086</text:p>
          </table:table-cell>
          <table:table-cell table:formula="of:=[.C584]-[.C58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3708" calcext:value-type="float">
            <text:p>33708</text:p>
          </table:table-cell>
          <table:table-cell office:value-type="float" office:value="349.408173" calcext:value-type="float">
            <text:p>349.408173</text:p>
          </table:table-cell>
          <table:table-cell office:value-type="float" office:value="349.509094" calcext:value-type="float">
            <text:p>349.509094</text:p>
          </table:table-cell>
          <table:table-cell office:value-type="float" office:value="12.328584" calcext:value-type="float">
            <text:p>12.328584</text:p>
          </table:table-cell>
          <table:table-cell table:formula="of:=[.C585]-[.C58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3753" calcext:value-type="float">
            <text:p>33753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349.543182" calcext:value-type="float">
            <text:p>349.543182</text:p>
          </table:table-cell>
          <table:table-cell office:value-type="float" office:value="12.329786" calcext:value-type="float">
            <text:p>12.329786</text:p>
          </table:table-cell>
          <table:table-cell table:formula="of:=[.C586]-[.C58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3799" calcext:value-type="float">
            <text:p>33799</text:p>
          </table:table-cell>
          <table:table-cell office:value-type="float" office:value="349.373627" calcext:value-type="float">
            <text:p>349.373627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587]-[.C58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3844" calcext:value-type="float">
            <text:p>33844</text:p>
          </table:table-cell>
          <table:table-cell office:value-type="float" office:value="349.426361" calcext:value-type="float">
            <text:p>349.426361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098" calcext:value-type="float">
            <text:p>12.326098</text:p>
          </table:table-cell>
          <table:table-cell table:formula="of:=[.C588]-[.C58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3890" calcext:value-type="float">
            <text:p>33890</text:p>
          </table:table-cell>
          <table:table-cell office:value-type="float" office:value="349.460938" calcext:value-type="float">
            <text:p>349.460938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589]-[.C58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3935" calcext:value-type="float">
            <text:p>33935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590]-[.C58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3981" calcext:value-type="float">
            <text:p>33981</text:p>
          </table:table-cell>
          <table:table-cell office:value-type="float" office:value="349.381378" calcext:value-type="float">
            <text:p>349.381378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098" calcext:value-type="float">
            <text:p>12.326098</text:p>
          </table:table-cell>
          <table:table-cell table:formula="of:=[.C591]-[.C59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4027" calcext:value-type="float">
            <text:p>34027</text:p>
          </table:table-cell>
          <table:table-cell office:value-type="float" office:value="349.357727" calcext:value-type="float">
            <text:p>349.357727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592]-[.C59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4072" calcext:value-type="float">
            <text:p>34072</text:p>
          </table:table-cell>
          <table:table-cell office:value-type="float" office:value="349.345001" calcext:value-type="float">
            <text:p>349.345001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593]-[.C59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4118" calcext:value-type="float">
            <text:p>34118</text:p>
          </table:table-cell>
          <table:table-cell office:value-type="float" office:value="349.351379" calcext:value-type="float">
            <text:p>349.351379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7301" calcext:value-type="float">
            <text:p>12.327301</text:p>
          </table:table-cell>
          <table:table-cell table:formula="of:=[.C594]-[.C59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4163" calcext:value-type="float">
            <text:p>34163</text:p>
          </table:table-cell>
          <table:table-cell office:value-type="float" office:value="349.367249" calcext:value-type="float">
            <text:p>349.367249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595]-[.C59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4209" calcext:value-type="float">
            <text:p>34209</text:p>
          </table:table-cell>
          <table:table-cell office:value-type="float" office:value="349.360443" calcext:value-type="float">
            <text:p>349.360443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596]-[.C59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4254" calcext:value-type="float">
            <text:p>34254</text:p>
          </table:table-cell>
          <table:table-cell office:value-type="float" office:value="349.404968" calcext:value-type="float">
            <text:p>349.404968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461" calcext:value-type="float">
            <text:p>12.327461</text:p>
          </table:table-cell>
          <table:table-cell table:formula="of:=[.C597]-[.C59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4300" calcext:value-type="float">
            <text:p>34300</text:p>
          </table:table-cell>
          <table:table-cell office:value-type="float" office:value="349.372711" calcext:value-type="float">
            <text:p>349.372711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598]-[.C59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4345" calcext:value-type="float">
            <text:p>34345</text:p>
          </table:table-cell>
          <table:table-cell office:value-type="float" office:value="349.339539" calcext:value-type="float">
            <text:p>349.339539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599]-[.C59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4391" calcext:value-type="float">
            <text:p>34391</text:p>
          </table:table-cell>
          <table:table-cell office:value-type="float" office:value="349.366852" calcext:value-type="float">
            <text:p>349.366852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C600]-[.C59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4436" calcext:value-type="float">
            <text:p>34436</text:p>
          </table:table-cell>
          <table:table-cell office:value-type="float" office:value="349.331848" calcext:value-type="float">
            <text:p>349.331848</text:p>
          </table:table-cell>
          <table:table-cell office:value-type="float" office:value="349.229553" calcext:value-type="float">
            <text:p>349.229553</text:p>
          </table:table-cell>
          <table:table-cell office:value-type="float" office:value="12.318724" calcext:value-type="float">
            <text:p>12.318724</text:p>
          </table:table-cell>
          <table:table-cell table:formula="of:=[.C601]-[.C60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4482" calcext:value-type="float">
            <text:p>34482</text:p>
          </table:table-cell>
          <table:table-cell office:value-type="float" office:value="349.302734" calcext:value-type="float">
            <text:p>349.302734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602]-[.C60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4527" calcext:value-type="float">
            <text:p>34527</text:p>
          </table:table-cell>
          <table:table-cell office:value-type="float" office:value="349.339996" calcext:value-type="float">
            <text:p>349.339996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603]-[.C60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4573" calcext:value-type="float">
            <text:p>34573</text:p>
          </table:table-cell>
          <table:table-cell office:value-type="float" office:value="349.356781" calcext:value-type="float">
            <text:p>349.356781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604]-[.C60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4619" calcext:value-type="float">
            <text:p>34619</text:p>
          </table:table-cell>
          <table:table-cell office:value-type="float" office:value="349.312683" calcext:value-type="float">
            <text:p>349.312683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8082" calcext:value-type="float">
            <text:p>12.318082</text:p>
          </table:table-cell>
          <table:table-cell table:formula="of:=[.C605]-[.C60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4664" calcext:value-type="float">
            <text:p>34664</text:p>
          </table:table-cell>
          <table:table-cell office:value-type="float" office:value="349.355896" calcext:value-type="float">
            <text:p>349.355896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606]-[.C60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4710" calcext:value-type="float">
            <text:p>34710</text:p>
          </table:table-cell>
          <table:table-cell office:value-type="float" office:value="349.339539" calcext:value-type="float">
            <text:p>349.339539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607]-[.C60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4755" calcext:value-type="float">
            <text:p>34755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608]-[.C60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4801" calcext:value-type="float">
            <text:p>34801</text:p>
          </table:table-cell>
          <table:table-cell office:value-type="float" office:value="349.350464" calcext:value-type="float">
            <text:p>349.350464</text:p>
          </table:table-cell>
          <table:table-cell office:value-type="float" office:value="349.506805" calcext:value-type="float">
            <text:p>349.506805</text:p>
          </table:table-cell>
          <table:table-cell office:value-type="float" office:value="12.328503" calcext:value-type="float">
            <text:p>12.328503</text:p>
          </table:table-cell>
          <table:table-cell table:formula="of:=[.C609]-[.C60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4846" calcext:value-type="float">
            <text:p>34846</text:p>
          </table:table-cell>
          <table:table-cell office:value-type="float" office:value="349.379089" calcext:value-type="float">
            <text:p>349.379089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610]-[.C60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4892" calcext:value-type="float">
            <text:p>34892</text:p>
          </table:table-cell>
          <table:table-cell office:value-type="float" office:value="349.360443" calcext:value-type="float">
            <text:p>349.360443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611]-[.C61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4937" calcext:value-type="float">
            <text:p>34937</text:p>
          </table:table-cell>
          <table:table-cell office:value-type="float" office:value="349.38092" calcext:value-type="float">
            <text:p>349.38092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612]-[.C61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4983" calcext:value-type="float">
            <text:p>34983</text:p>
          </table:table-cell>
          <table:table-cell office:value-type="float" office:value="349.367737" calcext:value-type="float">
            <text:p>349.367737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613]-[.C61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5028" calcext:value-type="float">
            <text:p>35028</text:p>
          </table:table-cell>
          <table:table-cell office:value-type="float" office:value="349.362244" calcext:value-type="float">
            <text:p>349.362244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C614]-[.C61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5074" calcext:value-type="float">
            <text:p>35074</text:p>
          </table:table-cell>
          <table:table-cell office:value-type="float" office:value="349.36499" calcext:value-type="float">
            <text:p>349.36499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615]-[.C61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5119" calcext:value-type="float">
            <text:p>35119</text:p>
          </table:table-cell>
          <table:table-cell office:value-type="float" office:value="349.396332" calcext:value-type="float">
            <text:p>349.396332</text:p>
          </table:table-cell>
          <table:table-cell office:value-type="float" office:value="349.509094" calcext:value-type="float">
            <text:p>349.509094</text:p>
          </table:table-cell>
          <table:table-cell office:value-type="float" office:value="12.328584" calcext:value-type="float">
            <text:p>12.328584</text:p>
          </table:table-cell>
          <table:table-cell table:formula="of:=[.C616]-[.C61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5165" calcext:value-type="float">
            <text:p>35165</text:p>
          </table:table-cell>
          <table:table-cell office:value-type="float" office:value="349.410889" calcext:value-type="float">
            <text:p>349.410889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617]-[.C61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5210" calcext:value-type="float">
            <text:p>35210</text:p>
          </table:table-cell>
          <table:table-cell office:value-type="float" office:value="349.4245" calcext:value-type="float">
            <text:p>349.4245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618]-[.C61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5256" calcext:value-type="float">
            <text:p>35256</text:p>
          </table:table-cell>
          <table:table-cell office:value-type="float" office:value="349.423157" calcext:value-type="float">
            <text:p>349.423157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7301" calcext:value-type="float">
            <text:p>12.327301</text:p>
          </table:table-cell>
          <table:table-cell table:formula="of:=[.C619]-[.C61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5302" calcext:value-type="float">
            <text:p>35302</text:p>
          </table:table-cell>
          <table:table-cell office:value-type="float" office:value="349.431793" calcext:value-type="float">
            <text:p>349.431793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12.325137" calcext:value-type="float">
            <text:p>12.325137</text:p>
          </table:table-cell>
          <table:table-cell table:formula="of:=[.C620]-[.C61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5347" calcext:value-type="float">
            <text:p>35347</text:p>
          </table:table-cell>
          <table:table-cell office:value-type="float" office:value="349.403625" calcext:value-type="float">
            <text:p>349.403625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621]-[.C62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5393" calcext:value-type="float">
            <text:p>35393</text:p>
          </table:table-cell>
          <table:table-cell office:value-type="float" office:value="349.374084" calcext:value-type="float">
            <text:p>349.374084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622]-[.C62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5438" calcext:value-type="float">
            <text:p>35438</text:p>
          </table:table-cell>
          <table:table-cell office:value-type="float" office:value="349.362732" calcext:value-type="float">
            <text:p>349.362732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623]-[.C62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5484" calcext:value-type="float">
            <text:p>35484</text:p>
          </table:table-cell>
          <table:table-cell office:value-type="float" office:value="349.325928" calcext:value-type="float">
            <text:p>349.325928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624]-[.C62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5529" calcext:value-type="float">
            <text:p>35529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625]-[.C62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5575" calcext:value-type="float">
            <text:p>35575</text:p>
          </table:table-cell>
          <table:table-cell office:value-type="float" office:value="349.287292" calcext:value-type="float">
            <text:p>349.287292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626]-[.C62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5620" calcext:value-type="float">
            <text:p>35620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627]-[.C62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5666" calcext:value-type="float">
            <text:p>35666</text:p>
          </table:table-cell>
          <table:table-cell office:value-type="float" office:value="349.276367" calcext:value-type="float">
            <text:p>349.276367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628]-[.C62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5711" calcext:value-type="float">
            <text:p>35711</text:p>
          </table:table-cell>
          <table:table-cell office:value-type="float" office:value="349.312744" calcext:value-type="float">
            <text:p>349.312744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629]-[.C62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5757" calcext:value-type="float">
            <text:p>35757</text:p>
          </table:table-cell>
          <table:table-cell office:value-type="float" office:value="349.306396" calcext:value-type="float">
            <text:p>349.306396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630]-[.C62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5802" calcext:value-type="float">
            <text:p>35802</text:p>
          </table:table-cell>
          <table:table-cell office:value-type="float" office:value="349.312744" calcext:value-type="float">
            <text:p>349.312744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631]-[.C63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5848" calcext:value-type="float">
            <text:p>35848</text:p>
          </table:table-cell>
          <table:table-cell office:value-type="float" office:value="349.339996" calcext:value-type="float">
            <text:p>349.339996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632]-[.C63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5894" calcext:value-type="float">
            <text:p>35894</text:p>
          </table:table-cell>
          <table:table-cell office:value-type="float" office:value="349.374084" calcext:value-type="float">
            <text:p>349.374084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69" calcext:value-type="float">
            <text:p>12.3269</text:p>
          </table:table-cell>
          <table:table-cell table:formula="of:=[.C633]-[.C63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5939" calcext:value-type="float">
            <text:p>35939</text:p>
          </table:table-cell>
          <table:table-cell office:value-type="float" office:value="349.370026" calcext:value-type="float">
            <text:p>349.370026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634]-[.C63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5985" calcext:value-type="float">
            <text:p>35985</text:p>
          </table:table-cell>
          <table:table-cell office:value-type="float" office:value="349.40094" calcext:value-type="float">
            <text:p>349.40094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69" calcext:value-type="float">
            <text:p>12.3269</text:p>
          </table:table-cell>
          <table:table-cell table:formula="of:=[.C635]-[.C63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6030" calcext:value-type="float">
            <text:p>36030</text:p>
          </table:table-cell>
          <table:table-cell office:value-type="float" office:value="349.41095" calcext:value-type="float">
            <text:p>349.41095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636]-[.C63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6076" calcext:value-type="float">
            <text:p>36076</text:p>
          </table:table-cell>
          <table:table-cell office:value-type="float" office:value="349.397766" calcext:value-type="float">
            <text:p>349.397766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637]-[.C63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6121" calcext:value-type="float">
            <text:p>36121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638]-[.C63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6167" calcext:value-type="float">
            <text:p>36167</text:p>
          </table:table-cell>
          <table:table-cell office:value-type="float" office:value="349.384583" calcext:value-type="float">
            <text:p>349.384583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639]-[.C63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6212" calcext:value-type="float">
            <text:p>36212</text:p>
          </table:table-cell>
          <table:table-cell office:value-type="float" office:value="349.389099" calcext:value-type="float">
            <text:p>349.389099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7703" calcext:value-type="float">
            <text:p>12.327703</text:p>
          </table:table-cell>
          <table:table-cell table:formula="of:=[.C640]-[.C63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6258" calcext:value-type="float">
            <text:p>36258</text:p>
          </table:table-cell>
          <table:table-cell office:value-type="float" office:value="349.39093" calcext:value-type="float">
            <text:p>349.39093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641]-[.C64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6303" calcext:value-type="float">
            <text:p>36303</text:p>
          </table:table-cell>
          <table:table-cell office:value-type="float" office:value="349.413177" calcext:value-type="float">
            <text:p>349.413177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642]-[.C64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6349" calcext:value-type="float">
            <text:p>36349</text:p>
          </table:table-cell>
          <table:table-cell office:value-type="float" office:value="349.383636" calcext:value-type="float">
            <text:p>349.383636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643]-[.C64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6394" calcext:value-type="float">
            <text:p>36394</text:p>
          </table:table-cell>
          <table:table-cell office:value-type="float" office:value="349.389557" calcext:value-type="float">
            <text:p>349.389557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644]-[.C64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6440" calcext:value-type="float">
            <text:p>36440</text:p>
          </table:table-cell>
          <table:table-cell office:value-type="float" office:value="349.374084" calcext:value-type="float">
            <text:p>349.374084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645]-[.C64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6485" calcext:value-type="float">
            <text:p>36485</text:p>
          </table:table-cell>
          <table:table-cell office:value-type="float" office:value="349.362274" calcext:value-type="float">
            <text:p>349.362274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646]-[.C64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6531" calcext:value-type="float">
            <text:p>36531</text:p>
          </table:table-cell>
          <table:table-cell office:value-type="float" office:value="349.342743" calcext:value-type="float">
            <text:p>349.342743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647]-[.C64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6577" calcext:value-type="float">
            <text:p>36577</text:p>
          </table:table-cell>
          <table:table-cell office:value-type="float" office:value="349.385925" calcext:value-type="float">
            <text:p>349.385925</text:p>
          </table:table-cell>
          <table:table-cell office:value-type="float" office:value="349.518188" calcext:value-type="float">
            <text:p>349.518188</text:p>
          </table:table-cell>
          <table:table-cell office:value-type="float" office:value="12.328904" calcext:value-type="float">
            <text:p>12.328904</text:p>
          </table:table-cell>
          <table:table-cell table:formula="of:=[.C648]-[.C64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6622" calcext:value-type="float">
            <text:p>36622</text:p>
          </table:table-cell>
          <table:table-cell office:value-type="float" office:value="349.371368" calcext:value-type="float">
            <text:p>349.371368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649]-[.C64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6668" calcext:value-type="float">
            <text:p>36668</text:p>
          </table:table-cell>
          <table:table-cell office:value-type="float" office:value="349.357727" calcext:value-type="float">
            <text:p>349.357727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650]-[.C64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6713" calcext:value-type="float">
            <text:p>36713</text:p>
          </table:table-cell>
          <table:table-cell office:value-type="float" office:value="349.372253" calcext:value-type="float">
            <text:p>349.372253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651]-[.C65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6759" calcext:value-type="float">
            <text:p>36759</text:p>
          </table:table-cell>
          <table:table-cell office:value-type="float" office:value="349.368652" calcext:value-type="float">
            <text:p>349.368652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652]-[.C65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6804" calcext:value-type="float">
            <text:p>36804</text:p>
          </table:table-cell>
          <table:table-cell office:value-type="float" office:value="349.31955" calcext:value-type="float">
            <text:p>349.31955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653]-[.C65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6850" calcext:value-type="float">
            <text:p>36850</text:p>
          </table:table-cell>
          <table:table-cell office:value-type="float" office:value="349.30365" calcext:value-type="float">
            <text:p>349.30365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654]-[.C65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6895" calcext:value-type="float">
            <text:p>36895</text:p>
          </table:table-cell>
          <table:table-cell office:value-type="float" office:value="349.294983" calcext:value-type="float">
            <text:p>349.294983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655]-[.C65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6941" calcext:value-type="float">
            <text:p>36941</text:p>
          </table:table-cell>
          <table:table-cell office:value-type="float" office:value="349.316803" calcext:value-type="float">
            <text:p>349.316803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69" calcext:value-type="float">
            <text:p>12.3269</text:p>
          </table:table-cell>
          <table:table-cell table:formula="of:=[.C656]-[.C65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6986" calcext:value-type="float">
            <text:p>36986</text:p>
          </table:table-cell>
          <table:table-cell office:value-type="float" office:value="349.340424" calcext:value-type="float">
            <text:p>349.340424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657]-[.C65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7032" calcext:value-type="float">
            <text:p>37032</text:p>
          </table:table-cell>
          <table:table-cell office:value-type="float" office:value="349.352722" calcext:value-type="float">
            <text:p>349.352722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658]-[.C65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7077" calcext:value-type="float">
            <text:p>37077</text:p>
          </table:table-cell>
          <table:table-cell office:value-type="float" office:value="349.387268" calcext:value-type="float">
            <text:p>349.387268</text:p>
          </table:table-cell>
          <table:table-cell office:value-type="float" office:value="349.445465" calcext:value-type="float">
            <text:p>349.445465</text:p>
          </table:table-cell>
          <table:table-cell office:value-type="float" office:value="12.32634" calcext:value-type="float">
            <text:p>12.32634</text:p>
          </table:table-cell>
          <table:table-cell table:formula="of:=[.C659]-[.C65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7123" calcext:value-type="float">
            <text:p>37123</text:p>
          </table:table-cell>
          <table:table-cell office:value-type="float" office:value="349.376373" calcext:value-type="float">
            <text:p>349.376373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660]-[.C65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7169" calcext:value-type="float">
            <text:p>37169</text:p>
          </table:table-cell>
          <table:table-cell office:value-type="float" office:value="349.362244" calcext:value-type="float">
            <text:p>349.362244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661]-[.C66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7214" calcext:value-type="float">
            <text:p>37214</text:p>
          </table:table-cell>
          <table:table-cell office:value-type="float" office:value="349.327728" calcext:value-type="float">
            <text:p>349.327728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662]-[.C66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7260" calcext:value-type="float">
            <text:p>37260</text:p>
          </table:table-cell>
          <table:table-cell office:value-type="float" office:value="349.304108" calcext:value-type="float">
            <text:p>349.304108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663]-[.C66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7305" calcext:value-type="float">
            <text:p>37305</text:p>
          </table:table-cell>
          <table:table-cell office:value-type="float" office:value="349.330902" calcext:value-type="float">
            <text:p>349.330902</text:p>
          </table:table-cell>
          <table:table-cell office:value-type="float" office:value="349.579559" calcext:value-type="float">
            <text:p>349.579559</text:p>
          </table:table-cell>
          <table:table-cell office:value-type="float" office:value="12.331069" calcext:value-type="float">
            <text:p>12.331069</text:p>
          </table:table-cell>
          <table:table-cell table:formula="of:=[.C664]-[.C66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7351" calcext:value-type="float">
            <text:p>37351</text:p>
          </table:table-cell>
          <table:table-cell office:value-type="float" office:value="349.346802" calcext:value-type="float">
            <text:p>349.346802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665]-[.C66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7396" calcext:value-type="float">
            <text:p>37396</text:p>
          </table:table-cell>
          <table:table-cell office:value-type="float" office:value="349.371368" calcext:value-type="float">
            <text:p>349.371368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C666]-[.C66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7442" calcext:value-type="float">
            <text:p>37442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349.631805" calcext:value-type="float">
            <text:p>349.631805</text:p>
          </table:table-cell>
          <table:table-cell office:value-type="float" office:value="12.332912" calcext:value-type="float">
            <text:p>12.332912</text:p>
          </table:table-cell>
          <table:table-cell table:formula="of:=[.C667]-[.C66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7487" calcext:value-type="float">
            <text:p>37487</text:p>
          </table:table-cell>
          <table:table-cell office:value-type="float" office:value="349.501831" calcext:value-type="float">
            <text:p>349.501831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C668]-[.C66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7533" calcext:value-type="float">
            <text:p>37533</text:p>
          </table:table-cell>
          <table:table-cell office:value-type="float" office:value="349.46637" calcext:value-type="float">
            <text:p>349.46637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669]-[.C66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7578" calcext:value-type="float">
            <text:p>37578</text:p>
          </table:table-cell>
          <table:table-cell office:value-type="float" office:value="349.502289" calcext:value-type="float">
            <text:p>349.502289</text:p>
          </table:table-cell>
          <table:table-cell office:value-type="float" office:value="349.5" calcext:value-type="float">
            <text:p>349.5</text:p>
          </table:table-cell>
          <table:table-cell office:value-type="float" office:value="12.328263" calcext:value-type="float">
            <text:p>12.328263</text:p>
          </table:table-cell>
          <table:table-cell table:formula="of:=[.C670]-[.C66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7624" calcext:value-type="float">
            <text:p>37624</text:p>
          </table:table-cell>
          <table:table-cell office:value-type="float" office:value="349.481384" calcext:value-type="float">
            <text:p>349.481384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671]-[.C67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7669" calcext:value-type="float">
            <text:p>37669</text:p>
          </table:table-cell>
          <table:table-cell office:value-type="float" office:value="349.431366" calcext:value-type="float">
            <text:p>349.431366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672]-[.C67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7715" calcext:value-type="float">
            <text:p>37715</text:p>
          </table:table-cell>
          <table:table-cell office:value-type="float" office:value="349.417694" calcext:value-type="float">
            <text:p>349.417694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673]-[.C67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7761" calcext:value-type="float">
            <text:p>37761</text:p>
          </table:table-cell>
          <table:table-cell office:value-type="float" office:value="349.394989" calcext:value-type="float">
            <text:p>349.394989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674]-[.C67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7806" calcext:value-type="float">
            <text:p>37806</text:p>
          </table:table-cell>
          <table:table-cell office:value-type="float" office:value="349.366364" calcext:value-type="float">
            <text:p>349.366364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675]-[.C67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7852" calcext:value-type="float">
            <text:p>37852</text:p>
          </table:table-cell>
          <table:table-cell office:value-type="float" office:value="349.34726" calcext:value-type="float">
            <text:p>349.34726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676]-[.C67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7897" calcext:value-type="float">
            <text:p>37897</text:p>
          </table:table-cell>
          <table:table-cell office:value-type="float" office:value="349.332275" calcext:value-type="float">
            <text:p>349.332275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677]-[.C67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7943" calcext:value-type="float">
            <text:p>37943</text:p>
          </table:table-cell>
          <table:table-cell office:value-type="float" office:value="349.309509" calcext:value-type="float">
            <text:p>349.309509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678]-[.C67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7988" calcext:value-type="float">
            <text:p>37988</text:p>
          </table:table-cell>
          <table:table-cell office:value-type="float" office:value="349.310883" calcext:value-type="float">
            <text:p>349.310883</text:p>
          </table:table-cell>
          <table:table-cell office:value-type="float" office:value="349.295441" calcext:value-type="float">
            <text:p>349.295441</text:p>
          </table:table-cell>
          <table:table-cell office:value-type="float" office:value="12.321048" calcext:value-type="float">
            <text:p>12.321048</text:p>
          </table:table-cell>
          <table:table-cell table:formula="of:=[.C679]-[.C67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8034" calcext:value-type="float">
            <text:p>38034</text:p>
          </table:table-cell>
          <table:table-cell office:value-type="float" office:value="349.304993" calcext:value-type="float">
            <text:p>349.304993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680]-[.C67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8079" calcext:value-type="float">
            <text:p>38079</text:p>
          </table:table-cell>
          <table:table-cell office:value-type="float" office:value="349.328186" calcext:value-type="float">
            <text:p>349.328186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681]-[.C68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8125" calcext:value-type="float">
            <text:p>38125</text:p>
          </table:table-cell>
          <table:table-cell office:value-type="float" office:value="349.343201" calcext:value-type="float">
            <text:p>349.343201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682]-[.C68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8170" calcext:value-type="float">
            <text:p>38170</text:p>
          </table:table-cell>
          <table:table-cell office:value-type="float" office:value="349.345001" calcext:value-type="float">
            <text:p>349.345001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683]-[.C68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8216" calcext:value-type="float">
            <text:p>38216</text:p>
          </table:table-cell>
          <table:table-cell office:value-type="float" office:value="349.38092" calcext:value-type="float">
            <text:p>349.38092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7381" calcext:value-type="float">
            <text:p>12.327381</text:p>
          </table:table-cell>
          <table:table-cell table:formula="of:=[.C684]-[.C68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8261" calcext:value-type="float">
            <text:p>38261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685]-[.C68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8307" calcext:value-type="float">
            <text:p>38307</text:p>
          </table:table-cell>
          <table:table-cell office:value-type="float" office:value="349.374969" calcext:value-type="float">
            <text:p>349.374969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12.322972" calcext:value-type="float">
            <text:p>12.322972</text:p>
          </table:table-cell>
          <table:table-cell table:formula="of:=[.C686]-[.C68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8352" calcext:value-type="float">
            <text:p>38352</text:p>
          </table:table-cell>
          <table:table-cell office:value-type="float" office:value="349.366821" calcext:value-type="float">
            <text:p>349.366821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687]-[.C68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8398" calcext:value-type="float">
            <text:p>38398</text:p>
          </table:table-cell>
          <table:table-cell office:value-type="float" office:value="349.369995" calcext:value-type="float">
            <text:p>349.369995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688]-[.C68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8444" calcext:value-type="float">
            <text:p>38444</text:p>
          </table:table-cell>
          <table:table-cell office:value-type="float" office:value="349.354523" calcext:value-type="float">
            <text:p>349.354523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689]-[.C68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8489" calcext:value-type="float">
            <text:p>38489</text:p>
          </table:table-cell>
          <table:table-cell office:value-type="float" office:value="349.370422" calcext:value-type="float">
            <text:p>349.370422</text:p>
          </table:table-cell>
          <table:table-cell office:value-type="float" office:value="349.456818" calcext:value-type="float">
            <text:p>349.456818</text:p>
          </table:table-cell>
          <table:table-cell office:value-type="float" office:value="12.326739" calcext:value-type="float">
            <text:p>12.326739</text:p>
          </table:table-cell>
          <table:table-cell table:formula="of:=[.C690]-[.C68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8535" calcext:value-type="float">
            <text:p>38535</text:p>
          </table:table-cell>
          <table:table-cell office:value-type="float" office:value="349.355896" calcext:value-type="float">
            <text:p>349.355896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691]-[.C69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8580" calcext:value-type="float">
            <text:p>38580</text:p>
          </table:table-cell>
          <table:table-cell office:value-type="float" office:value="349.358643" calcext:value-type="float">
            <text:p>349.358643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692]-[.C69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8626" calcext:value-type="float">
            <text:p>38626</text:p>
          </table:table-cell>
          <table:table-cell office:value-type="float" office:value="349.314056" calcext:value-type="float">
            <text:p>349.314056</text:p>
          </table:table-cell>
          <table:table-cell office:value-type="float" office:value="349.084076" calcext:value-type="float">
            <text:p>349.084076</text:p>
          </table:table-cell>
          <table:table-cell office:value-type="float" office:value="12.313592" calcext:value-type="float">
            <text:p>12.313592</text:p>
          </table:table-cell>
          <table:table-cell table:formula="of:=[.C693]-[.C69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8671" calcext:value-type="float">
            <text:p>38671</text:p>
          </table:table-cell>
          <table:table-cell office:value-type="float" office:value="349.359528" calcext:value-type="float">
            <text:p>349.359528</text:p>
          </table:table-cell>
          <table:table-cell office:value-type="float" office:value="349.625" calcext:value-type="float">
            <text:p>349.625</text:p>
          </table:table-cell>
          <table:table-cell office:value-type="float" office:value="12.332672" calcext:value-type="float">
            <text:p>12.332672</text:p>
          </table:table-cell>
          <table:table-cell table:formula="of:=[.C694]-[.C69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8717" calcext:value-type="float">
            <text:p>38717</text:p>
          </table:table-cell>
          <table:table-cell office:value-type="float" office:value="349.35907" calcext:value-type="float">
            <text:p>349.35907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695]-[.C69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8762" calcext:value-type="float">
            <text:p>38762</text:p>
          </table:table-cell>
          <table:table-cell office:value-type="float" office:value="349.368652" calcext:value-type="float">
            <text:p>349.368652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696]-[.C69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8808" calcext:value-type="float">
            <text:p>38808</text:p>
          </table:table-cell>
          <table:table-cell office:value-type="float" office:value="349.377747" calcext:value-type="float">
            <text:p>349.377747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697]-[.C69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8853" calcext:value-type="float">
            <text:p>38853</text:p>
          </table:table-cell>
          <table:table-cell office:value-type="float" office:value="349.444519" calcext:value-type="float">
            <text:p>349.444519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698]-[.C69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8899" calcext:value-type="float">
            <text:p>38899</text:p>
          </table:table-cell>
          <table:table-cell office:value-type="float" office:value="349.442719" calcext:value-type="float">
            <text:p>349.442719</text:p>
          </table:table-cell>
          <table:table-cell office:value-type="float" office:value="349.615906" calcext:value-type="float">
            <text:p>349.615906</text:p>
          </table:table-cell>
          <table:table-cell office:value-type="float" office:value="12.332352" calcext:value-type="float">
            <text:p>12.332352</text:p>
          </table:table-cell>
          <table:table-cell table:formula="of:=[.C699]-[.C69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8944" calcext:value-type="float">
            <text:p>38944</text:p>
          </table:table-cell>
          <table:table-cell office:value-type="float" office:value="349.419525" calcext:value-type="float">
            <text:p>349.419525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700]-[.C69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8990" calcext:value-type="float">
            <text:p>38990</text:p>
          </table:table-cell>
          <table:table-cell office:value-type="float" office:value="349.432281" calcext:value-type="float">
            <text:p>349.432281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701]-[.C70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9035" calcext:value-type="float">
            <text:p>39035</text:p>
          </table:table-cell>
          <table:table-cell office:value-type="float" office:value="349.410919" calcext:value-type="float">
            <text:p>349.410919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20968" calcext:value-type="float">
            <text:p>12.320968</text:p>
          </table:table-cell>
          <table:table-cell table:formula="of:=[.C702]-[.C70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9081" calcext:value-type="float">
            <text:p>39081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703]-[.C70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9127" calcext:value-type="float">
            <text:p>39127</text:p>
          </table:table-cell>
          <table:table-cell office:value-type="float" office:value="349.31955" calcext:value-type="float">
            <text:p>349.31955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704]-[.C70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9172" calcext:value-type="float">
            <text:p>39172</text:p>
          </table:table-cell>
          <table:table-cell office:value-type="float" office:value="349.317749" calcext:value-type="float">
            <text:p>349.317749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705]-[.C70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9218" calcext:value-type="float">
            <text:p>39218</text:p>
          </table:table-cell>
          <table:table-cell office:value-type="float" office:value="349.27774" calcext:value-type="float">
            <text:p>349.27774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706]-[.C70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9263" calcext:value-type="float">
            <text:p>39263</text:p>
          </table:table-cell>
          <table:table-cell office:value-type="float" office:value="349.318634" calcext:value-type="float">
            <text:p>349.318634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8183" calcext:value-type="float">
            <text:p>12.328183</text:p>
          </table:table-cell>
          <table:table-cell table:formula="of:=[.C707]-[.C70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9309" calcext:value-type="float">
            <text:p>39309</text:p>
          </table:table-cell>
          <table:table-cell office:value-type="float" office:value="349.39093" calcext:value-type="float">
            <text:p>349.39093</text:p>
          </table:table-cell>
          <table:table-cell office:value-type="float" office:value="349.622742" calcext:value-type="float">
            <text:p>349.622742</text:p>
          </table:table-cell>
          <table:table-cell office:value-type="float" office:value="12.332593" calcext:value-type="float">
            <text:p>12.332593</text:p>
          </table:table-cell>
          <table:table-cell table:formula="of:=[.C708]-[.C70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9354" calcext:value-type="float">
            <text:p>39354</text:p>
          </table:table-cell>
          <table:table-cell office:value-type="float" office:value="349.458649" calcext:value-type="float">
            <text:p>349.458649</text:p>
          </table:table-cell>
          <table:table-cell office:value-type="float" office:value="349.654541" calcext:value-type="float">
            <text:p>349.654541</text:p>
          </table:table-cell>
          <table:table-cell office:value-type="float" office:value="12.333714" calcext:value-type="float">
            <text:p>12.333714</text:p>
          </table:table-cell>
          <table:table-cell table:formula="of:=[.C709]-[.C70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9400" calcext:value-type="float">
            <text:p>39400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710]-[.C70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9445" calcext:value-type="float">
            <text:p>39445</text:p>
          </table:table-cell>
          <table:table-cell office:value-type="float" office:value="349.482269" calcext:value-type="float">
            <text:p>349.482269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711]-[.C71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9491" calcext:value-type="float">
            <text:p>39491</text:p>
          </table:table-cell>
          <table:table-cell office:value-type="float" office:value="349.445953" calcext:value-type="float">
            <text:p>349.445953</text:p>
          </table:table-cell>
          <table:table-cell office:value-type="float" office:value="349.315918" calcext:value-type="float">
            <text:p>349.315918</text:p>
          </table:table-cell>
          <table:table-cell office:value-type="float" office:value="12.32177" calcext:value-type="float">
            <text:p>12.32177</text:p>
          </table:table-cell>
          <table:table-cell table:formula="of:=[.C712]-[.C71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9536" calcext:value-type="float">
            <text:p>39536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349.427277" calcext:value-type="float">
            <text:p>349.427277</text:p>
          </table:table-cell>
          <table:table-cell office:value-type="float" office:value="12.325698" calcext:value-type="float">
            <text:p>12.325698</text:p>
          </table:table-cell>
          <table:table-cell table:formula="of:=[.C713]-[.C71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9582" calcext:value-type="float">
            <text:p>39582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714]-[.C71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9627" calcext:value-type="float">
            <text:p>39627</text:p>
          </table:table-cell>
          <table:table-cell office:value-type="float" office:value="349.376373" calcext:value-type="float">
            <text:p>349.376373</text:p>
          </table:table-cell>
          <table:table-cell office:value-type="float" office:value="349.497742" calcext:value-type="float">
            <text:p>349.497742</text:p>
          </table:table-cell>
          <table:table-cell office:value-type="float" office:value="12.328183" calcext:value-type="float">
            <text:p>12.328183</text:p>
          </table:table-cell>
          <table:table-cell table:formula="of:=[.C715]-[.C71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9673" calcext:value-type="float">
            <text:p>39673</text:p>
          </table:table-cell>
          <table:table-cell office:value-type="float" office:value="349.421814" calcext:value-type="float">
            <text:p>349.421814</text:p>
          </table:table-cell>
          <table:table-cell office:value-type="float" office:value="349.475006" calcext:value-type="float">
            <text:p>349.475006</text:p>
          </table:table-cell>
          <table:table-cell office:value-type="float" office:value="12.327381" calcext:value-type="float">
            <text:p>12.327381</text:p>
          </table:table-cell>
          <table:table-cell table:formula="of:=[.C716]-[.C71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9719" calcext:value-type="float">
            <text:p>39719</text:p>
          </table:table-cell>
          <table:table-cell office:value-type="float" office:value="349.429993" calcext:value-type="float">
            <text:p>349.429993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717]-[.C71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9764" calcext:value-type="float">
            <text:p>39764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718]-[.C71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9810" calcext:value-type="float">
            <text:p>39810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719]-[.C71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9855" calcext:value-type="float">
            <text:p>39855</text:p>
          </table:table-cell>
          <table:table-cell office:value-type="float" office:value="349.38681" calcext:value-type="float">
            <text:p>349.38681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7061" calcext:value-type="float">
            <text:p>12.327061</text:p>
          </table:table-cell>
          <table:table-cell table:formula="of:=[.C720]-[.C71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9901" calcext:value-type="float">
            <text:p>39901</text:p>
          </table:table-cell>
          <table:table-cell office:value-type="float" office:value="349.392273" calcext:value-type="float">
            <text:p>349.392273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342" calcext:value-type="float">
            <text:p>12.328342</text:p>
          </table:table-cell>
          <table:table-cell table:formula="of:=[.C721]-[.C72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39946" calcext:value-type="float">
            <text:p>39946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722]-[.C72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39992" calcext:value-type="float">
            <text:p>39992</text:p>
          </table:table-cell>
          <table:table-cell office:value-type="float" office:value="349.41275" calcext:value-type="float">
            <text:p>349.41275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723]-[.C72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0037" calcext:value-type="float">
            <text:p>40037</text:p>
          </table:table-cell>
          <table:table-cell office:value-type="float" office:value="349.411377" calcext:value-type="float">
            <text:p>349.411377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724]-[.C72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0083" calcext:value-type="float">
            <text:p>40083</text:p>
          </table:table-cell>
          <table:table-cell office:value-type="float" office:value="349.400879" calcext:value-type="float">
            <text:p>349.400879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725]-[.C72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0128" calcext:value-type="float">
            <text:p>40128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726]-[.C72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0174" calcext:value-type="float">
            <text:p>40174</text:p>
          </table:table-cell>
          <table:table-cell office:value-type="float" office:value="349.395935" calcext:value-type="float">
            <text:p>349.395935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727]-[.C72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0219" calcext:value-type="float">
            <text:p>40219</text:p>
          </table:table-cell>
          <table:table-cell office:value-type="float" office:value="349.384979" calcext:value-type="float">
            <text:p>349.384979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728]-[.C72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0265" calcext:value-type="float">
            <text:p>40265</text:p>
          </table:table-cell>
          <table:table-cell office:value-type="float" office:value="349.337708" calcext:value-type="float">
            <text:p>349.337708</text:p>
          </table:table-cell>
          <table:table-cell office:value-type="float" office:value="349.138641" calcext:value-type="float">
            <text:p>349.138641</text:p>
          </table:table-cell>
          <table:table-cell office:value-type="float" office:value="12.315516" calcext:value-type="float">
            <text:p>12.315516</text:p>
          </table:table-cell>
          <table:table-cell table:formula="of:=[.C729]-[.C72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0311" calcext:value-type="float">
            <text:p>40311</text:p>
          </table:table-cell>
          <table:table-cell office:value-type="float" office:value="349.313171" calcext:value-type="float">
            <text:p>349.313171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730]-[.C72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0356" calcext:value-type="float">
            <text:p>40356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731]-[.C73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0402" calcext:value-type="float">
            <text:p>40402</text:p>
          </table:table-cell>
          <table:table-cell office:value-type="float" office:value="349.291351" calcext:value-type="float">
            <text:p>349.291351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23533" calcext:value-type="float">
            <text:p>12.323533</text:p>
          </table:table-cell>
          <table:table-cell table:formula="of:=[.C732]-[.C73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0447" calcext:value-type="float">
            <text:p>40447</text:p>
          </table:table-cell>
          <table:table-cell office:value-type="float" office:value="349.313171" calcext:value-type="float">
            <text:p>349.313171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733]-[.C73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0493" calcext:value-type="float">
            <text:p>40493</text:p>
          </table:table-cell>
          <table:table-cell office:value-type="float" office:value="349.38681" calcext:value-type="float">
            <text:p>349.38681</text:p>
          </table:table-cell>
          <table:table-cell office:value-type="float" office:value="349.506805" calcext:value-type="float">
            <text:p>349.506805</text:p>
          </table:table-cell>
          <table:table-cell office:value-type="float" office:value="12.328503" calcext:value-type="float">
            <text:p>12.328503</text:p>
          </table:table-cell>
          <table:table-cell table:formula="of:=[.C734]-[.C73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0538" calcext:value-type="float">
            <text:p>40538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735]-[.C73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0584" calcext:value-type="float">
            <text:p>40584</text:p>
          </table:table-cell>
          <table:table-cell office:value-type="float" office:value="349.415466" calcext:value-type="float">
            <text:p>349.415466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736]-[.C73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0629" calcext:value-type="float">
            <text:p>40629</text:p>
          </table:table-cell>
          <table:table-cell office:value-type="float" office:value="349.426361" calcext:value-type="float">
            <text:p>349.426361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737]-[.C73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0675" calcext:value-type="float">
            <text:p>40675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349.149994" calcext:value-type="float">
            <text:p>349.149994</text:p>
          </table:table-cell>
          <table:table-cell office:value-type="float" office:value="12.315917" calcext:value-type="float">
            <text:p>12.315917</text:p>
          </table:table-cell>
          <table:table-cell table:formula="of:=[.C738]-[.C73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0720" calcext:value-type="float">
            <text:p>40720</text:p>
          </table:table-cell>
          <table:table-cell office:value-type="float" office:value="349.333191" calcext:value-type="float">
            <text:p>349.333191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739]-[.C73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0766" calcext:value-type="float">
            <text:p>40766</text:p>
          </table:table-cell>
          <table:table-cell office:value-type="float" office:value="349.325897" calcext:value-type="float">
            <text:p>349.325897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740]-[.C73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0811" calcext:value-type="float">
            <text:p>40811</text:p>
          </table:table-cell>
          <table:table-cell office:value-type="float" office:value="349.317261" calcext:value-type="float">
            <text:p>349.317261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741]-[.C74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0857" calcext:value-type="float">
            <text:p>40857</text:p>
          </table:table-cell>
          <table:table-cell office:value-type="float" office:value="349.34137" calcext:value-type="float">
            <text:p>349.34137</text:p>
          </table:table-cell>
          <table:table-cell office:value-type="float" office:value="349.540924" calcext:value-type="float">
            <text:p>349.540924</text:p>
          </table:table-cell>
          <table:table-cell office:value-type="float" office:value="12.329706" calcext:value-type="float">
            <text:p>12.329706</text:p>
          </table:table-cell>
          <table:table-cell table:formula="of:=[.C742]-[.C74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0902" calcext:value-type="float">
            <text:p>40902</text:p>
          </table:table-cell>
          <table:table-cell office:value-type="float" office:value="349.393158" calcext:value-type="float">
            <text:p>349.393158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743]-[.C74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0948" calcext:value-type="float">
            <text:p>40948</text:p>
          </table:table-cell>
          <table:table-cell office:value-type="float" office:value="349.431335" calcext:value-type="float">
            <text:p>349.431335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461" calcext:value-type="float">
            <text:p>12.327461</text:p>
          </table:table-cell>
          <table:table-cell table:formula="of:=[.C744]-[.C74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0994" calcext:value-type="float">
            <text:p>40994</text:p>
          </table:table-cell>
          <table:table-cell office:value-type="float" office:value="349.454529" calcext:value-type="float">
            <text:p>349.454529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745]-[.C74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1039" calcext:value-type="float">
            <text:p>41039</text:p>
          </table:table-cell>
          <table:table-cell office:value-type="float" office:value="349.446838" calcext:value-type="float">
            <text:p>349.446838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746]-[.C74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1085" calcext:value-type="float">
            <text:p>41085</text:p>
          </table:table-cell>
          <table:table-cell office:value-type="float" office:value="349.440491" calcext:value-type="float">
            <text:p>349.440491</text:p>
          </table:table-cell>
          <table:table-cell office:value-type="float" office:value="349.509094" calcext:value-type="float">
            <text:p>349.509094</text:p>
          </table:table-cell>
          <table:table-cell office:value-type="float" office:value="12.328584" calcext:value-type="float">
            <text:p>12.328584</text:p>
          </table:table-cell>
          <table:table-cell table:formula="of:=[.C747]-[.C74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1130" calcext:value-type="float">
            <text:p>41130</text:p>
          </table:table-cell>
          <table:table-cell office:value-type="float" office:value="349.416382" calcext:value-type="float">
            <text:p>349.416382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20807" calcext:value-type="float">
            <text:p>12.320807</text:p>
          </table:table-cell>
          <table:table-cell table:formula="of:=[.C748]-[.C74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1176" calcext:value-type="float">
            <text:p>41176</text:p>
          </table:table-cell>
          <table:table-cell office:value-type="float" office:value="349.390472" calcext:value-type="float">
            <text:p>349.390472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749]-[.C74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1221" calcext:value-type="float">
            <text:p>41221</text:p>
          </table:table-cell>
          <table:table-cell office:value-type="float" office:value="349.361847" calcext:value-type="float">
            <text:p>349.361847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750]-[.C74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1267" calcext:value-type="float">
            <text:p>41267</text:p>
          </table:table-cell>
          <table:table-cell office:value-type="float" office:value="349.383209" calcext:value-type="float">
            <text:p>349.383209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7061" calcext:value-type="float">
            <text:p>12.327061</text:p>
          </table:table-cell>
          <table:table-cell table:formula="of:=[.C751]-[.C75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1312" calcext:value-type="float">
            <text:p>41312</text:p>
          </table:table-cell>
          <table:table-cell office:value-type="float" office:value="349.332703" calcext:value-type="float">
            <text:p>349.332703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9685" calcext:value-type="float">
            <text:p>12.319685</text:p>
          </table:table-cell>
          <table:table-cell table:formula="of:=[.C752]-[.C75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1358" calcext:value-type="float">
            <text:p>41358</text:p>
          </table:table-cell>
          <table:table-cell office:value-type="float" office:value="349.315002" calcext:value-type="float">
            <text:p>349.315002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7681" calcext:value-type="float">
            <text:p>12.317681</text:p>
          </table:table-cell>
          <table:table-cell table:formula="of:=[.C753]-[.C75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1403" calcext:value-type="float">
            <text:p>41403</text:p>
          </table:table-cell>
          <table:table-cell office:value-type="float" office:value="349.295013" calcext:value-type="float">
            <text:p>349.295013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754]-[.C75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1449" calcext:value-type="float">
            <text:p>41449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755]-[.C75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1494" calcext:value-type="float">
            <text:p>41494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7863" calcext:value-type="float">
            <text:p>12.327863</text:p>
          </table:table-cell>
          <table:table-cell table:formula="of:=[.C756]-[.C75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1540" calcext:value-type="float">
            <text:p>41540</text:p>
          </table:table-cell>
          <table:table-cell office:value-type="float" office:value="349.31955" calcext:value-type="float">
            <text:p>349.31955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757]-[.C75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1585" calcext:value-type="float">
            <text:p>41585</text:p>
          </table:table-cell>
          <table:table-cell office:value-type="float" office:value="349.398193" calcext:value-type="float">
            <text:p>349.398193</text:p>
          </table:table-cell>
          <table:table-cell office:value-type="float" office:value="349.59317" calcext:value-type="float">
            <text:p>349.59317</text:p>
          </table:table-cell>
          <table:table-cell office:value-type="float" office:value="12.33155" calcext:value-type="float">
            <text:p>12.33155</text:p>
          </table:table-cell>
          <table:table-cell table:formula="of:=[.C758]-[.C75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1631" calcext:value-type="float">
            <text:p>41631</text:p>
          </table:table-cell>
          <table:table-cell office:value-type="float" office:value="349.40274" calcext:value-type="float">
            <text:p>349.40274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759]-[.C75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1677" calcext:value-type="float">
            <text:p>41677</text:p>
          </table:table-cell>
          <table:table-cell office:value-type="float" office:value="349.430908" calcext:value-type="float">
            <text:p>349.430908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760]-[.C75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1722" calcext:value-type="float">
            <text:p>41722</text:p>
          </table:table-cell>
          <table:table-cell office:value-type="float" office:value="349.399536" calcext:value-type="float">
            <text:p>349.399536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761]-[.C76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1768" calcext:value-type="float">
            <text:p>41768</text:p>
          </table:table-cell>
          <table:table-cell office:value-type="float" office:value="349.439087" calcext:value-type="float">
            <text:p>349.439087</text:p>
          </table:table-cell>
          <table:table-cell office:value-type="float" office:value="349.620453" calcext:value-type="float">
            <text:p>349.620453</text:p>
          </table:table-cell>
          <table:table-cell office:value-type="float" office:value="12.332512" calcext:value-type="float">
            <text:p>12.332512</text:p>
          </table:table-cell>
          <table:table-cell table:formula="of:=[.C762]-[.C76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1813" calcext:value-type="float">
            <text:p>41813</text:p>
          </table:table-cell>
          <table:table-cell office:value-type="float" office:value="349.401337" calcext:value-type="float">
            <text:p>349.401337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763]-[.C76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1859" calcext:value-type="float">
            <text:p>41859</text:p>
          </table:table-cell>
          <table:table-cell office:value-type="float" office:value="349.416351" calcext:value-type="float">
            <text:p>349.416351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764]-[.C76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1904" calcext:value-type="float">
            <text:p>41904</text:p>
          </table:table-cell>
          <table:table-cell office:value-type="float" office:value="349.420898" calcext:value-type="float">
            <text:p>349.420898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765]-[.C76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1950" calcext:value-type="float">
            <text:p>41950</text:p>
          </table:table-cell>
          <table:table-cell office:value-type="float" office:value="349.431335" calcext:value-type="float">
            <text:p>349.431335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12.324175" calcext:value-type="float">
            <text:p>12.324175</text:p>
          </table:table-cell>
          <table:table-cell table:formula="of:=[.C766]-[.C76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1995" calcext:value-type="float">
            <text:p>41995</text:p>
          </table:table-cell>
          <table:table-cell office:value-type="float" office:value="349.388611" calcext:value-type="float">
            <text:p>349.388611</text:p>
          </table:table-cell>
          <table:table-cell office:value-type="float" office:value="349.40683" calcext:value-type="float">
            <text:p>349.40683</text:p>
          </table:table-cell>
          <table:table-cell office:value-type="float" office:value="12.324977" calcext:value-type="float">
            <text:p>12.324977</text:p>
          </table:table-cell>
          <table:table-cell table:formula="of:=[.C767]-[.C76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2041" calcext:value-type="float">
            <text:p>42041</text:p>
          </table:table-cell>
          <table:table-cell office:value-type="float" office:value="349.36499" calcext:value-type="float">
            <text:p>349.36499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768]-[.C76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2086" calcext:value-type="float">
            <text:p>42086</text:p>
          </table:table-cell>
          <table:table-cell office:value-type="float" office:value="349.346375" calcext:value-type="float">
            <text:p>349.346375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9524" calcext:value-type="float">
            <text:p>12.319524</text:p>
          </table:table-cell>
          <table:table-cell table:formula="of:=[.C769]-[.C76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2132" calcext:value-type="float">
            <text:p>42132</text:p>
          </table:table-cell>
          <table:table-cell office:value-type="float" office:value="349.336823" calcext:value-type="float">
            <text:p>349.336823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770]-[.C76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2177" calcext:value-type="float">
            <text:p>42177</text:p>
          </table:table-cell>
          <table:table-cell office:value-type="float" office:value="349.350006" calcext:value-type="float">
            <text:p>349.350006</text:p>
          </table:table-cell>
          <table:table-cell office:value-type="float" office:value="349.450012" calcext:value-type="float">
            <text:p>349.450012</text:p>
          </table:table-cell>
          <table:table-cell office:value-type="float" office:value="12.3265" calcext:value-type="float">
            <text:p>12.3265</text:p>
          </table:table-cell>
          <table:table-cell table:formula="of:=[.C771]-[.C77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2223" calcext:value-type="float">
            <text:p>42223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12.323774" calcext:value-type="float">
            <text:p>12.323774</text:p>
          </table:table-cell>
          <table:table-cell table:formula="of:=[.C772]-[.C77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2269" calcext:value-type="float">
            <text:p>42269</text:p>
          </table:table-cell>
          <table:table-cell office:value-type="float" office:value="349.335449" calcext:value-type="float">
            <text:p>349.335449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773]-[.C77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2314" calcext:value-type="float">
            <text:p>42314</text:p>
          </table:table-cell>
          <table:table-cell office:value-type="float" office:value="349.350433" calcext:value-type="float">
            <text:p>349.350433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774]-[.C77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2360" calcext:value-type="float">
            <text:p>42360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775]-[.C77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2405" calcext:value-type="float">
            <text:p>42405</text:p>
          </table:table-cell>
          <table:table-cell office:value-type="float" office:value="349.351379" calcext:value-type="float">
            <text:p>349.351379</text:p>
          </table:table-cell>
          <table:table-cell office:value-type="float" office:value="349.479553" calcext:value-type="float">
            <text:p>349.479553</text:p>
          </table:table-cell>
          <table:table-cell office:value-type="float" office:value="12.327541" calcext:value-type="float">
            <text:p>12.327541</text:p>
          </table:table-cell>
          <table:table-cell table:formula="of:=[.C776]-[.C77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2451" calcext:value-type="float">
            <text:p>42451</text:p>
          </table:table-cell>
          <table:table-cell office:value-type="float" office:value="349.375916" calcext:value-type="float">
            <text:p>349.375916</text:p>
          </table:table-cell>
          <table:table-cell office:value-type="float" office:value="349.495453" calcext:value-type="float">
            <text:p>349.495453</text:p>
          </table:table-cell>
          <table:table-cell office:value-type="float" office:value="12.328103" calcext:value-type="float">
            <text:p>12.328103</text:p>
          </table:table-cell>
          <table:table-cell table:formula="of:=[.C777]-[.C77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2496" calcext:value-type="float">
            <text:p>42496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349.538635" calcext:value-type="float">
            <text:p>349.538635</text:p>
          </table:table-cell>
          <table:table-cell office:value-type="float" office:value="12.329626" calcext:value-type="float">
            <text:p>12.329626</text:p>
          </table:table-cell>
          <table:table-cell table:formula="of:=[.C778]-[.C77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2542" calcext:value-type="float">
            <text:p>42542</text:p>
          </table:table-cell>
          <table:table-cell office:value-type="float" office:value="349.440491" calcext:value-type="float">
            <text:p>349.440491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779]-[.C77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2587" calcext:value-type="float">
            <text:p>42587</text:p>
          </table:table-cell>
          <table:table-cell office:value-type="float" office:value="349.47226" calcext:value-type="float">
            <text:p>349.47226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7863" calcext:value-type="float">
            <text:p>12.327863</text:p>
          </table:table-cell>
          <table:table-cell table:formula="of:=[.C780]-[.C77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2633" calcext:value-type="float">
            <text:p>42633</text:p>
          </table:table-cell>
          <table:table-cell office:value-type="float" office:value="349.421814" calcext:value-type="float">
            <text:p>349.421814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8643" calcext:value-type="float">
            <text:p>12.318643</text:p>
          </table:table-cell>
          <table:table-cell table:formula="of:=[.C781]-[.C78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2678" calcext:value-type="float">
            <text:p>42678</text:p>
          </table:table-cell>
          <table:table-cell office:value-type="float" office:value="349.428192" calcext:value-type="float">
            <text:p>349.428192</text:p>
          </table:table-cell>
          <table:table-cell office:value-type="float" office:value="349.527283" calcext:value-type="float">
            <text:p>349.527283</text:p>
          </table:table-cell>
          <table:table-cell office:value-type="float" office:value="12.329226" calcext:value-type="float">
            <text:p>12.329226</text:p>
          </table:table-cell>
          <table:table-cell table:formula="of:=[.C782]-[.C78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2724" calcext:value-type="float">
            <text:p>42724</text:p>
          </table:table-cell>
          <table:table-cell office:value-type="float" office:value="349.367737" calcext:value-type="float">
            <text:p>349.367737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8963" calcext:value-type="float">
            <text:p>12.318963</text:p>
          </table:table-cell>
          <table:table-cell table:formula="of:=[.C783]-[.C78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2769" calcext:value-type="float">
            <text:p>42769</text:p>
          </table:table-cell>
          <table:table-cell office:value-type="float" office:value="349.371826" calcext:value-type="float">
            <text:p>349.371826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784]-[.C78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2815" calcext:value-type="float">
            <text:p>42815</text:p>
          </table:table-cell>
          <table:table-cell office:value-type="float" office:value="349.361389" calcext:value-type="float">
            <text:p>349.361389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6018" calcext:value-type="float">
            <text:p>12.326018</text:p>
          </table:table-cell>
          <table:table-cell table:formula="of:=[.C785]-[.C78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2860" calcext:value-type="float">
            <text:p>42860</text:p>
          </table:table-cell>
          <table:table-cell office:value-type="float" office:value="349.370026" calcext:value-type="float">
            <text:p>349.370026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786]-[.C78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2906" calcext:value-type="float">
            <text:p>42906</text:p>
          </table:table-cell>
          <table:table-cell office:value-type="float" office:value="349.341797" calcext:value-type="float">
            <text:p>349.341797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787]-[.C78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2952" calcext:value-type="float">
            <text:p>42952</text:p>
          </table:table-cell>
          <table:table-cell office:value-type="float" office:value="349.392731" calcext:value-type="float">
            <text:p>349.392731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C788]-[.C78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2997" calcext:value-type="float">
            <text:p>42997</text:p>
          </table:table-cell>
          <table:table-cell office:value-type="float" office:value="349.355896" calcext:value-type="float">
            <text:p>349.355896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789]-[.C78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3043" calcext:value-type="float">
            <text:p>43043</text:p>
          </table:table-cell>
          <table:table-cell office:value-type="float" office:value="349.346832" calcext:value-type="float">
            <text:p>349.346832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790]-[.C78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3088" calcext:value-type="float">
            <text:p>43088</text:p>
          </table:table-cell>
          <table:table-cell office:value-type="float" office:value="349.40274" calcext:value-type="float">
            <text:p>349.40274</text:p>
          </table:table-cell>
          <table:table-cell office:value-type="float" office:value="349.549988" calcext:value-type="float">
            <text:p>349.549988</text:p>
          </table:table-cell>
          <table:table-cell office:value-type="float" office:value="12.330027" calcext:value-type="float">
            <text:p>12.330027</text:p>
          </table:table-cell>
          <table:table-cell table:formula="of:=[.C791]-[.C79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3134" calcext:value-type="float">
            <text:p>43134</text:p>
          </table:table-cell>
          <table:table-cell office:value-type="float" office:value="349.410461" calcext:value-type="float">
            <text:p>349.410461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792]-[.C79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3179" calcext:value-type="float">
            <text:p>43179</text:p>
          </table:table-cell>
          <table:table-cell office:value-type="float" office:value="349.368164" calcext:value-type="float">
            <text:p>349.368164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20486" calcext:value-type="float">
            <text:p>12.320486</text:p>
          </table:table-cell>
          <table:table-cell table:formula="of:=[.C793]-[.C79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3225" calcext:value-type="float">
            <text:p>43225</text:p>
          </table:table-cell>
          <table:table-cell office:value-type="float" office:value="349.390442" calcext:value-type="float">
            <text:p>349.390442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794]-[.C79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3270" calcext:value-type="float">
            <text:p>43270</text:p>
          </table:table-cell>
          <table:table-cell office:value-type="float" office:value="349.420471" calcext:value-type="float">
            <text:p>349.420471</text:p>
          </table:table-cell>
          <table:table-cell office:value-type="float" office:value="349.540924" calcext:value-type="float">
            <text:p>349.540924</text:p>
          </table:table-cell>
          <table:table-cell office:value-type="float" office:value="12.329706" calcext:value-type="float">
            <text:p>12.329706</text:p>
          </table:table-cell>
          <table:table-cell table:formula="of:=[.C795]-[.C79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3316" calcext:value-type="float">
            <text:p>43316</text:p>
          </table:table-cell>
          <table:table-cell office:value-type="float" office:value="349.425903" calcext:value-type="float">
            <text:p>349.425903</text:p>
          </table:table-cell>
          <table:table-cell office:value-type="float" office:value="349.577271" calcext:value-type="float">
            <text:p>349.577271</text:p>
          </table:table-cell>
          <table:table-cell office:value-type="float" office:value="12.330989" calcext:value-type="float">
            <text:p>12.330989</text:p>
          </table:table-cell>
          <table:table-cell table:formula="of:=[.C796]-[.C79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3361" calcext:value-type="float">
            <text:p>43361</text:p>
          </table:table-cell>
          <table:table-cell office:value-type="float" office:value="349.437256" calcext:value-type="float">
            <text:p>349.437256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12.327621" calcext:value-type="float">
            <text:p>12.327621</text:p>
          </table:table-cell>
          <table:table-cell table:formula="of:=[.C797]-[.C79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3407" calcext:value-type="float">
            <text:p>43407</text:p>
          </table:table-cell>
          <table:table-cell office:value-type="float" office:value="349.461823" calcext:value-type="float">
            <text:p>349.461823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12.324816" calcext:value-type="float">
            <text:p>12.324816</text:p>
          </table:table-cell>
          <table:table-cell table:formula="of:=[.C798]-[.C79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3452" calcext:value-type="float">
            <text:p>43452</text:p>
          </table:table-cell>
          <table:table-cell office:value-type="float" office:value="349.454529" calcext:value-type="float">
            <text:p>349.454529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799]-[.C79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3498" calcext:value-type="float">
            <text:p>43498</text:p>
          </table:table-cell>
          <table:table-cell office:value-type="float" office:value="349.401825" calcext:value-type="float">
            <text:p>349.401825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800]-[.C79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3544" calcext:value-type="float">
            <text:p>43544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C801]-[.C80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3589" calcext:value-type="float">
            <text:p>43589</text:p>
          </table:table-cell>
          <table:table-cell office:value-type="float" office:value="349.305481" calcext:value-type="float">
            <text:p>349.305481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757" calcext:value-type="float">
            <text:p>12.315757</text:p>
          </table:table-cell>
          <table:table-cell table:formula="of:=[.C802]-[.C80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3635" calcext:value-type="float">
            <text:p>43635</text:p>
          </table:table-cell>
          <table:table-cell office:value-type="float" office:value="349.292297" calcext:value-type="float">
            <text:p>349.292297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803]-[.C80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3680" calcext:value-type="float">
            <text:p>43680</text:p>
          </table:table-cell>
          <table:table-cell office:value-type="float" office:value="349.298645" calcext:value-type="float">
            <text:p>349.298645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804]-[.C80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3726" calcext:value-type="float">
            <text:p>43726</text:p>
          </table:table-cell>
          <table:table-cell office:value-type="float" office:value="349.361816" calcext:value-type="float">
            <text:p>349.361816</text:p>
          </table:table-cell>
          <table:table-cell office:value-type="float" office:value="349.59317" calcext:value-type="float">
            <text:p>349.59317</text:p>
          </table:table-cell>
          <table:table-cell office:value-type="float" office:value="12.33155" calcext:value-type="float">
            <text:p>12.33155</text:p>
          </table:table-cell>
          <table:table-cell table:formula="of:=[.C805]-[.C80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3771" calcext:value-type="float">
            <text:p>43771</text:p>
          </table:table-cell>
          <table:table-cell office:value-type="float" office:value="349.346344" calcext:value-type="float">
            <text:p>349.346344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12.323133" calcext:value-type="float">
            <text:p>12.323133</text:p>
          </table:table-cell>
          <table:table-cell table:formula="of:=[.C806]-[.C80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3817" calcext:value-type="float">
            <text:p>43817</text:p>
          </table:table-cell>
          <table:table-cell office:value-type="float" office:value="349.414062" calcext:value-type="float">
            <text:p>349.414062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7703" calcext:value-type="float">
            <text:p>12.327703</text:p>
          </table:table-cell>
          <table:table-cell table:formula="of:=[.C807]-[.C80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3862" calcext:value-type="float">
            <text:p>43862</text:p>
          </table:table-cell>
          <table:table-cell office:value-type="float" office:value="349.40863" calcext:value-type="float">
            <text:p>349.40863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808]-[.C80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3908" calcext:value-type="float">
            <text:p>43908</text:p>
          </table:table-cell>
          <table:table-cell office:value-type="float" office:value="349.393158" calcext:value-type="float">
            <text:p>349.393158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8563" calcext:value-type="float">
            <text:p>12.318563</text:p>
          </table:table-cell>
          <table:table-cell table:formula="of:=[.C809]-[.C80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3953" calcext:value-type="float">
            <text:p>43953</text:p>
          </table:table-cell>
          <table:table-cell office:value-type="float" office:value="349.357727" calcext:value-type="float">
            <text:p>349.357727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810]-[.C80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3999" calcext:value-type="float">
            <text:p>43999</text:p>
          </table:table-cell>
          <table:table-cell office:value-type="float" office:value="349.388184" calcext:value-type="float">
            <text:p>349.388184</text:p>
          </table:table-cell>
          <table:table-cell office:value-type="float" office:value="349.506805" calcext:value-type="float">
            <text:p>349.506805</text:p>
          </table:table-cell>
          <table:table-cell office:value-type="float" office:value="12.328503" calcext:value-type="float">
            <text:p>12.328503</text:p>
          </table:table-cell>
          <table:table-cell table:formula="of:=[.C811]-[.C81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4044" calcext:value-type="float">
            <text:p>44044</text:p>
          </table:table-cell>
          <table:table-cell office:value-type="float" office:value="349.384094" calcext:value-type="float">
            <text:p>349.384094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C812]-[.C81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4090" calcext:value-type="float">
            <text:p>44090</text:p>
          </table:table-cell>
          <table:table-cell office:value-type="float" office:value="349.409546" calcext:value-type="float">
            <text:p>349.409546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6018" calcext:value-type="float">
            <text:p>12.326018</text:p>
          </table:table-cell>
          <table:table-cell table:formula="of:=[.C813]-[.C81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4136" calcext:value-type="float">
            <text:p>44136</text:p>
          </table:table-cell>
          <table:table-cell office:value-type="float" office:value="349.44046" calcext:value-type="float">
            <text:p>349.44046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814]-[.C81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4181" calcext:value-type="float">
            <text:p>44181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349.679535" calcext:value-type="float">
            <text:p>349.679535</text:p>
          </table:table-cell>
          <table:table-cell office:value-type="float" office:value="12.334596" calcext:value-type="float">
            <text:p>12.334596</text:p>
          </table:table-cell>
          <table:table-cell table:formula="of:=[.C815]-[.C81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4227" calcext:value-type="float">
            <text:p>44227</text:p>
          </table:table-cell>
          <table:table-cell office:value-type="float" office:value="349.451355" calcext:value-type="float">
            <text:p>349.451355</text:p>
          </table:table-cell>
          <table:table-cell office:value-type="float" office:value="349.297729" calcext:value-type="float">
            <text:p>349.297729</text:p>
          </table:table-cell>
          <table:table-cell office:value-type="float" office:value="12.321128" calcext:value-type="float">
            <text:p>12.321128</text:p>
          </table:table-cell>
          <table:table-cell table:formula="of:=[.C816]-[.C81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4272" calcext:value-type="float">
            <text:p>44272</text:p>
          </table:table-cell>
          <table:table-cell office:value-type="float" office:value="349.455475" calcext:value-type="float">
            <text:p>349.455475</text:p>
          </table:table-cell>
          <table:table-cell office:value-type="float" office:value="349.4841" calcext:value-type="float">
            <text:p>349.4841</text:p>
          </table:table-cell>
          <table:table-cell office:value-type="float" office:value="12.327703" calcext:value-type="float">
            <text:p>12.327703</text:p>
          </table:table-cell>
          <table:table-cell table:formula="of:=[.C817]-[.C81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4318" calcext:value-type="float">
            <text:p>44318</text:p>
          </table:table-cell>
          <table:table-cell office:value-type="float" office:value="349.436829" calcext:value-type="float">
            <text:p>349.436829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818]-[.C81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4363" calcext:value-type="float">
            <text:p>44363</text:p>
          </table:table-cell>
          <table:table-cell office:value-type="float" office:value="349.457275" calcext:value-type="float">
            <text:p>349.457275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12.327621" calcext:value-type="float">
            <text:p>12.327621</text:p>
          </table:table-cell>
          <table:table-cell table:formula="of:=[.C819]-[.C81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4409" calcext:value-type="float">
            <text:p>44409</text:p>
          </table:table-cell>
          <table:table-cell office:value-type="float" office:value="349.419098" calcext:value-type="float">
            <text:p>349.419098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7863" calcext:value-type="float">
            <text:p>12.327863</text:p>
          </table:table-cell>
          <table:table-cell table:formula="of:=[.C820]-[.C81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4454" calcext:value-type="float">
            <text:p>44454</text:p>
          </table:table-cell>
          <table:table-cell office:value-type="float" office:value="349.45047" calcext:value-type="float">
            <text:p>349.45047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821]-[.C82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4500" calcext:value-type="float">
            <text:p>44500</text:p>
          </table:table-cell>
          <table:table-cell office:value-type="float" office:value="349.444092" calcext:value-type="float">
            <text:p>349.444092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822]-[.C82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4545" calcext:value-type="float">
            <text:p>44545</text:p>
          </table:table-cell>
          <table:table-cell office:value-type="float" office:value="349.447296" calcext:value-type="float">
            <text:p>349.447296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823]-[.C82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4591" calcext:value-type="float">
            <text:p>44591</text:p>
          </table:table-cell>
          <table:table-cell office:value-type="float" office:value="349.394104" calcext:value-type="float">
            <text:p>349.394104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8242" calcext:value-type="float">
            <text:p>12.318242</text:p>
          </table:table-cell>
          <table:table-cell table:formula="of:=[.C824]-[.C82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4636" calcext:value-type="float">
            <text:p>44636</text:p>
          </table:table-cell>
          <table:table-cell office:value-type="float" office:value="349.409119" calcext:value-type="float">
            <text:p>349.409119</text:p>
          </table:table-cell>
          <table:table-cell office:value-type="float" office:value="349.563629" calcext:value-type="float">
            <text:p>349.563629</text:p>
          </table:table-cell>
          <table:table-cell office:value-type="float" office:value="12.330507" calcext:value-type="float">
            <text:p>12.330507</text:p>
          </table:table-cell>
          <table:table-cell table:formula="of:=[.C825]-[.C82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4682" calcext:value-type="float">
            <text:p>44682</text:p>
          </table:table-cell>
          <table:table-cell office:value-type="float" office:value="349.338654" calcext:value-type="float">
            <text:p>349.338654</text:p>
          </table:table-cell>
          <table:table-cell office:value-type="float" office:value="349.102264" calcext:value-type="float">
            <text:p>349.102264</text:p>
          </table:table-cell>
          <table:table-cell office:value-type="float" office:value="12.314233" calcext:value-type="float">
            <text:p>12.314233</text:p>
          </table:table-cell>
          <table:table-cell table:formula="of:=[.C826]-[.C82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4727" calcext:value-type="float">
            <text:p>44727</text:p>
          </table:table-cell>
          <table:table-cell office:value-type="float" office:value="349.345917" calcext:value-type="float">
            <text:p>349.345917</text:p>
          </table:table-cell>
          <table:table-cell office:value-type="float" office:value="349.488647" calcext:value-type="float">
            <text:p>349.488647</text:p>
          </table:table-cell>
          <table:table-cell office:value-type="float" office:value="12.327863" calcext:value-type="float">
            <text:p>12.327863</text:p>
          </table:table-cell>
          <table:table-cell table:formula="of:=[.C827]-[.C82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4773" calcext:value-type="float">
            <text:p>44773</text:p>
          </table:table-cell>
          <table:table-cell office:value-type="float" office:value="349.374542" calcext:value-type="float">
            <text:p>349.374542</text:p>
          </table:table-cell>
          <table:table-cell office:value-type="float" office:value="349.502258" calcext:value-type="float">
            <text:p>349.502258</text:p>
          </table:table-cell>
          <table:table-cell office:value-type="float" office:value="12.328342" calcext:value-type="float">
            <text:p>12.328342</text:p>
          </table:table-cell>
          <table:table-cell table:formula="of:=[.C828]-[.C82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4819" calcext:value-type="float">
            <text:p>44819</text:p>
          </table:table-cell>
          <table:table-cell office:value-type="float" office:value="349.394104" calcext:value-type="float">
            <text:p>349.394104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829]-[.C82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4864" calcext:value-type="float">
            <text:p>44864</text:p>
          </table:table-cell>
          <table:table-cell office:value-type="float" office:value="349.364563" calcext:value-type="float">
            <text:p>349.364563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830]-[.C82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4910" calcext:value-type="float">
            <text:p>44910</text:p>
          </table:table-cell>
          <table:table-cell office:value-type="float" office:value="349.410461" calcext:value-type="float">
            <text:p>349.410461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831]-[.C83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4955" calcext:value-type="float">
            <text:p>44955</text:p>
          </table:table-cell>
          <table:table-cell office:value-type="float" office:value="349.391785" calcext:value-type="float">
            <text:p>349.391785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832]-[.C83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5001" calcext:value-type="float">
            <text:p>45001</text:p>
          </table:table-cell>
          <table:table-cell office:value-type="float" office:value="349.348175" calcext:value-type="float">
            <text:p>349.348175</text:p>
          </table:table-cell>
          <table:table-cell office:value-type="float" office:value="349.284088" calcext:value-type="float">
            <text:p>349.284088</text:p>
          </table:table-cell>
          <table:table-cell office:value-type="float" office:value="12.320647" calcext:value-type="float">
            <text:p>12.320647</text:p>
          </table:table-cell>
          <table:table-cell table:formula="of:=[.C833]-[.C83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5046" calcext:value-type="float">
            <text:p>45046</text:p>
          </table:table-cell>
          <table:table-cell office:value-type="float" office:value="349.345886" calcext:value-type="float">
            <text:p>349.345886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834]-[.C83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5092" calcext:value-type="float">
            <text:p>45092</text:p>
          </table:table-cell>
          <table:table-cell office:value-type="float" office:value="349.334534" calcext:value-type="float">
            <text:p>349.334534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23293" calcext:value-type="float">
            <text:p>12.323293</text:p>
          </table:table-cell>
          <table:table-cell table:formula="of:=[.C835]-[.C83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5137" calcext:value-type="float">
            <text:p>45137</text:p>
          </table:table-cell>
          <table:table-cell office:value-type="float" office:value="349.330017" calcext:value-type="float">
            <text:p>349.330017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836]-[.C83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5183" calcext:value-type="float">
            <text:p>45183</text:p>
          </table:table-cell>
          <table:table-cell office:value-type="float" office:value="349.355011" calcext:value-type="float">
            <text:p>349.355011</text:p>
          </table:table-cell>
          <table:table-cell office:value-type="float" office:value="349.520447" calcext:value-type="float">
            <text:p>349.520447</text:p>
          </table:table-cell>
          <table:table-cell office:value-type="float" office:value="12.328984" calcext:value-type="float">
            <text:p>12.328984</text:p>
          </table:table-cell>
          <table:table-cell table:formula="of:=[.C837]-[.C83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5228" calcext:value-type="float">
            <text:p>45228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349.509094" calcext:value-type="float">
            <text:p>349.509094</text:p>
          </table:table-cell>
          <table:table-cell office:value-type="float" office:value="12.328584" calcext:value-type="float">
            <text:p>12.328584</text:p>
          </table:table-cell>
          <table:table-cell table:formula="of:=[.C838]-[.C83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5274" calcext:value-type="float">
            <text:p>45274</text:p>
          </table:table-cell>
          <table:table-cell office:value-type="float" office:value="349.429108" calcext:value-type="float">
            <text:p>349.429108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839]-[.C83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5319" calcext:value-type="float">
            <text:p>45319</text:p>
          </table:table-cell>
          <table:table-cell office:value-type="float" office:value="349.410461" calcext:value-type="float">
            <text:p>349.410461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840]-[.C83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5365" calcext:value-type="float">
            <text:p>45365</text:p>
          </table:table-cell>
          <table:table-cell office:value-type="float" office:value="349.41272" calcext:value-type="float">
            <text:p>349.41272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841]-[.C84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5410" calcext:value-type="float">
            <text:p>45410</text:p>
          </table:table-cell>
          <table:table-cell office:value-type="float" office:value="349.394989" calcext:value-type="float">
            <text:p>349.394989</text:p>
          </table:table-cell>
          <table:table-cell office:value-type="float" office:value="349.431824" calcext:value-type="float">
            <text:p>349.431824</text:p>
          </table:table-cell>
          <table:table-cell office:value-type="float" office:value="12.325858" calcext:value-type="float">
            <text:p>12.325858</text:p>
          </table:table-cell>
          <table:table-cell table:formula="of:=[.C842]-[.C84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5456" calcext:value-type="float">
            <text:p>45456</text:p>
          </table:table-cell>
          <table:table-cell office:value-type="float" office:value="349.385895" calcext:value-type="float">
            <text:p>349.385895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C843]-[.C84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5502" calcext:value-type="float">
            <text:p>45502</text:p>
          </table:table-cell>
          <table:table-cell office:value-type="float" office:value="349.353638" calcext:value-type="float">
            <text:p>349.353638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844]-[.C84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5547" calcext:value-type="float">
            <text:p>45547</text:p>
          </table:table-cell>
          <table:table-cell office:value-type="float" office:value="349.420929" calcext:value-type="float">
            <text:p>349.420929</text:p>
          </table:table-cell>
          <table:table-cell office:value-type="float" office:value="349.602264" calcext:value-type="float">
            <text:p>349.602264</text:p>
          </table:table-cell>
          <table:table-cell office:value-type="float" office:value="12.33187" calcext:value-type="float">
            <text:p>12.33187</text:p>
          </table:table-cell>
          <table:table-cell table:formula="of:=[.C845]-[.C84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5593" calcext:value-type="float">
            <text:p>45593</text:p>
          </table:table-cell>
          <table:table-cell office:value-type="float" office:value="349.478668" calcext:value-type="float">
            <text:p>349.478668</text:p>
          </table:table-cell>
          <table:table-cell office:value-type="float" office:value="349.6091" calcext:value-type="float">
            <text:p>349.6091</text:p>
          </table:table-cell>
          <table:table-cell office:value-type="float" office:value="12.332111" calcext:value-type="float">
            <text:p>12.332111</text:p>
          </table:table-cell>
          <table:table-cell table:formula="of:=[.C846]-[.C84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5638" calcext:value-type="float">
            <text:p>45638</text:p>
          </table:table-cell>
          <table:table-cell office:value-type="float" office:value="349.461823" calcext:value-type="float">
            <text:p>349.461823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847]-[.C84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5684" calcext:value-type="float">
            <text:p>45684</text:p>
          </table:table-cell>
          <table:table-cell office:value-type="float" office:value="349.444092" calcext:value-type="float">
            <text:p>349.444092</text:p>
          </table:table-cell>
          <table:table-cell office:value-type="float" office:value="349.375" calcext:value-type="float">
            <text:p>349.375</text:p>
          </table:table-cell>
          <table:table-cell office:value-type="float" office:value="12.323853" calcext:value-type="float">
            <text:p>12.323853</text:p>
          </table:table-cell>
          <table:table-cell table:formula="of:=[.C848]-[.C84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5729" calcext:value-type="float">
            <text:p>45729</text:p>
          </table:table-cell>
          <table:table-cell office:value-type="float" office:value="349.490479" calcext:value-type="float">
            <text:p>349.490479</text:p>
          </table:table-cell>
          <table:table-cell office:value-type="float" office:value="349.518188" calcext:value-type="float">
            <text:p>349.518188</text:p>
          </table:table-cell>
          <table:table-cell office:value-type="float" office:value="12.328904" calcext:value-type="float">
            <text:p>12.328904</text:p>
          </table:table-cell>
          <table:table-cell table:formula="of:=[.C849]-[.C84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5775" calcext:value-type="float">
            <text:p>45775</text:p>
          </table:table-cell>
          <table:table-cell office:value-type="float" office:value="349.449554" calcext:value-type="float">
            <text:p>349.449554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850]-[.C84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5820" calcext:value-type="float">
            <text:p>45820</text:p>
          </table:table-cell>
          <table:table-cell office:value-type="float" office:value="349.392273" calcext:value-type="float">
            <text:p>349.392273</text:p>
          </table:table-cell>
          <table:table-cell office:value-type="float" office:value="349.322723" calcext:value-type="float">
            <text:p>349.322723</text:p>
          </table:table-cell>
          <table:table-cell office:value-type="float" office:value="12.32201" calcext:value-type="float">
            <text:p>12.32201</text:p>
          </table:table-cell>
          <table:table-cell table:formula="of:=[.C851]-[.C85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5866" calcext:value-type="float">
            <text:p>45866</text:p>
          </table:table-cell>
          <table:table-cell office:value-type="float" office:value="349.382721" calcext:value-type="float">
            <text:p>349.382721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21208" calcext:value-type="float">
            <text:p>12.321208</text:p>
          </table:table-cell>
          <table:table-cell table:formula="of:=[.C852]-[.C85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5911" calcext:value-type="float">
            <text:p>45911</text:p>
          </table:table-cell>
          <table:table-cell office:value-type="float" office:value="349.372742" calcext:value-type="float">
            <text:p>349.372742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853]-[.C85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5957" calcext:value-type="float">
            <text:p>45957</text:p>
          </table:table-cell>
          <table:table-cell office:value-type="float" office:value="349.362274" calcext:value-type="float">
            <text:p>349.362274</text:p>
          </table:table-cell>
          <table:table-cell office:value-type="float" office:value="349.465912" calcext:value-type="float">
            <text:p>349.465912</text:p>
          </table:table-cell>
          <table:table-cell office:value-type="float" office:value="12.327061" calcext:value-type="float">
            <text:p>12.327061</text:p>
          </table:table-cell>
          <table:table-cell table:formula="of:=[.C854]-[.C85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6002" calcext:value-type="float">
            <text:p>46002</text:p>
          </table:table-cell>
          <table:table-cell office:value-type="float" office:value="349.408203" calcext:value-type="float">
            <text:p>349.408203</text:p>
          </table:table-cell>
          <table:table-cell office:value-type="float" office:value="349.627258" calcext:value-type="float">
            <text:p>349.627258</text:p>
          </table:table-cell>
          <table:table-cell office:value-type="float" office:value="12.332752" calcext:value-type="float">
            <text:p>12.332752</text:p>
          </table:table-cell>
          <table:table-cell table:formula="of:=[.C855]-[.C85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6048" calcext:value-type="float">
            <text:p>46048</text:p>
          </table:table-cell>
          <table:table-cell office:value-type="float" office:value="349.405457" calcext:value-type="float">
            <text:p>349.405457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856]-[.C85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6094" calcext:value-type="float">
            <text:p>46094</text:p>
          </table:table-cell>
          <table:table-cell office:value-type="float" office:value="349.431335" calcext:value-type="float">
            <text:p>349.431335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857]-[.C85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6139" calcext:value-type="float">
            <text:p>46139</text:p>
          </table:table-cell>
          <table:table-cell office:value-type="float" office:value="349.431335" calcext:value-type="float">
            <text:p>349.431335</text:p>
          </table:table-cell>
          <table:table-cell office:value-type="float" office:value="349.325012" calcext:value-type="float">
            <text:p>349.325012</text:p>
          </table:table-cell>
          <table:table-cell office:value-type="float" office:value="12.32209" calcext:value-type="float">
            <text:p>12.32209</text:p>
          </table:table-cell>
          <table:table-cell table:formula="of:=[.C858]-[.C85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6185" calcext:value-type="float">
            <text:p>46185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349.206818" calcext:value-type="float">
            <text:p>349.206818</text:p>
          </table:table-cell>
          <table:table-cell office:value-type="float" office:value="12.317922" calcext:value-type="float">
            <text:p>12.317922</text:p>
          </table:table-cell>
          <table:table-cell table:formula="of:=[.C859]-[.C85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6230" calcext:value-type="float">
            <text:p>46230</text:p>
          </table:table-cell>
          <table:table-cell office:value-type="float" office:value="349.358154" calcext:value-type="float">
            <text:p>349.358154</text:p>
          </table:table-cell>
          <table:table-cell office:value-type="float" office:value="349.520447" calcext:value-type="float">
            <text:p>349.520447</text:p>
          </table:table-cell>
          <table:table-cell office:value-type="float" office:value="12.328984" calcext:value-type="float">
            <text:p>12.328984</text:p>
          </table:table-cell>
          <table:table-cell table:formula="of:=[.C860]-[.C85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6276" calcext:value-type="float">
            <text:p>46276</text:p>
          </table:table-cell>
          <table:table-cell office:value-type="float" office:value="349.362701" calcext:value-type="float">
            <text:p>349.362701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12.32233" calcext:value-type="float">
            <text:p>12.32233</text:p>
          </table:table-cell>
          <table:table-cell table:formula="of:=[.C861]-[.C86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6321" calcext:value-type="float">
            <text:p>46321</text:p>
          </table:table-cell>
          <table:table-cell office:value-type="float" office:value="349.360443" calcext:value-type="float">
            <text:p>349.360443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862]-[.C86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6367" calcext:value-type="float">
            <text:p>46367</text:p>
          </table:table-cell>
          <table:table-cell office:value-type="float" office:value="349.388184" calcext:value-type="float">
            <text:p>349.388184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C863]-[.C86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6412" calcext:value-type="float">
            <text:p>46412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349.277283" calcext:value-type="float">
            <text:p>349.277283</text:p>
          </table:table-cell>
          <table:table-cell office:value-type="float" office:value="12.320407" calcext:value-type="float">
            <text:p>12.320407</text:p>
          </table:table-cell>
          <table:table-cell table:formula="of:=[.C864]-[.C86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6458" calcext:value-type="float">
            <text:p>46458</text:p>
          </table:table-cell>
          <table:table-cell office:value-type="float" office:value="349.385468" calcext:value-type="float">
            <text:p>349.385468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6018" calcext:value-type="float">
            <text:p>12.326018</text:p>
          </table:table-cell>
          <table:table-cell table:formula="of:=[.C865]-[.C86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6503" calcext:value-type="float">
            <text:p>46503</text:p>
          </table:table-cell>
          <table:table-cell office:value-type="float" office:value="349.380463" calcext:value-type="float">
            <text:p>349.380463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866]-[.C86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6549" calcext:value-type="float">
            <text:p>46549</text:p>
          </table:table-cell>
          <table:table-cell office:value-type="float" office:value="349.397705" calcext:value-type="float">
            <text:p>349.397705</text:p>
          </table:table-cell>
          <table:table-cell office:value-type="float" office:value="349.504547" calcext:value-type="float">
            <text:p>349.504547</text:p>
          </table:table-cell>
          <table:table-cell office:value-type="float" office:value="12.328424" calcext:value-type="float">
            <text:p>12.328424</text:p>
          </table:table-cell>
          <table:table-cell table:formula="of:=[.C867]-[.C86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6594" calcext:value-type="float">
            <text:p>46594</text:p>
          </table:table-cell>
          <table:table-cell office:value-type="float" office:value="349.397278" calcext:value-type="float">
            <text:p>349.397278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69" calcext:value-type="float">
            <text:p>12.3269</text:p>
          </table:table-cell>
          <table:table-cell table:formula="of:=[.C868]-[.C86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6640" calcext:value-type="float">
            <text:p>46640</text:p>
          </table:table-cell>
          <table:table-cell office:value-type="float" office:value="349.430023" calcext:value-type="float">
            <text:p>349.430023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869]-[.C86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6685" calcext:value-type="float">
            <text:p>46685</text:p>
          </table:table-cell>
          <table:table-cell office:value-type="float" office:value="349.426361" calcext:value-type="float">
            <text:p>349.426361</text:p>
          </table:table-cell>
          <table:table-cell office:value-type="float" office:value="349.418182" calcext:value-type="float">
            <text:p>349.418182</text:p>
          </table:table-cell>
          <table:table-cell office:value-type="float" office:value="12.325377" calcext:value-type="float">
            <text:p>12.325377</text:p>
          </table:table-cell>
          <table:table-cell table:formula="of:=[.C870]-[.C86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6731" calcext:value-type="float">
            <text:p>46731</text:p>
          </table:table-cell>
          <table:table-cell office:value-type="float" office:value="349.47229" calcext:value-type="float">
            <text:p>349.47229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9546" calcext:value-type="float">
            <text:p>12.329546</text:p>
          </table:table-cell>
          <table:table-cell table:formula="of:=[.C871]-[.C87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6777" calcext:value-type="float">
            <text:p>46777</text:p>
          </table:table-cell>
          <table:table-cell office:value-type="float" office:value="349.452301" calcext:value-type="float">
            <text:p>349.452301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24896" calcext:value-type="float">
            <text:p>12.324896</text:p>
          </table:table-cell>
          <table:table-cell table:formula="of:=[.C872]-[.C87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6822" calcext:value-type="float">
            <text:p>46822</text:p>
          </table:table-cell>
          <table:table-cell office:value-type="float" office:value="349.448181" calcext:value-type="float">
            <text:p>349.448181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873]-[.C87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6868" calcext:value-type="float">
            <text:p>46868</text:p>
          </table:table-cell>
          <table:table-cell office:value-type="float" office:value="349.429108" calcext:value-type="float">
            <text:p>349.429108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874]-[.C87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6913" calcext:value-type="float">
            <text:p>46913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875]-[.C87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6959" calcext:value-type="float">
            <text:p>46959</text:p>
          </table:table-cell>
          <table:table-cell office:value-type="float" office:value="349.442719" calcext:value-type="float">
            <text:p>349.442719</text:p>
          </table:table-cell>
          <table:table-cell office:value-type="float" office:value="349.636353" calcext:value-type="float">
            <text:p>349.636353</text:p>
          </table:table-cell>
          <table:table-cell office:value-type="float" office:value="12.333073" calcext:value-type="float">
            <text:p>12.333073</text:p>
          </table:table-cell>
          <table:table-cell table:formula="of:=[.C876]-[.C87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7004" calcext:value-type="float">
            <text:p>47004</text:p>
          </table:table-cell>
          <table:table-cell office:value-type="float" office:value="349.439087" calcext:value-type="float">
            <text:p>349.439087</text:p>
          </table:table-cell>
          <table:table-cell office:value-type="float" office:value="349.386353" calcext:value-type="float">
            <text:p>349.386353</text:p>
          </table:table-cell>
          <table:table-cell office:value-type="float" office:value="12.324254" calcext:value-type="float">
            <text:p>12.324254</text:p>
          </table:table-cell>
          <table:table-cell table:formula="of:=[.C877]-[.C87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7050" calcext:value-type="float">
            <text:p>47050</text:p>
          </table:table-cell>
          <table:table-cell office:value-type="float" office:value="349.429993" calcext:value-type="float">
            <text:p>349.429993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878]-[.C87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7095" calcext:value-type="float">
            <text:p>47095</text:p>
          </table:table-cell>
          <table:table-cell office:value-type="float" office:value="349.422272" calcext:value-type="float">
            <text:p>349.422272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12.321449" calcext:value-type="float">
            <text:p>12.321449</text:p>
          </table:table-cell>
          <table:table-cell table:formula="of:=[.C879]-[.C87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7141" calcext:value-type="float">
            <text:p>47141</text:p>
          </table:table-cell>
          <table:table-cell office:value-type="float" office:value="349.437286" calcext:value-type="float">
            <text:p>349.437286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69" calcext:value-type="float">
            <text:p>12.3269</text:p>
          </table:table-cell>
          <table:table-cell table:formula="of:=[.C880]-[.C87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7186" calcext:value-type="float">
            <text:p>47186</text:p>
          </table:table-cell>
          <table:table-cell office:value-type="float" office:value="349.377289" calcext:value-type="float">
            <text:p>349.377289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881]-[.C88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7232" calcext:value-type="float">
            <text:p>47232</text:p>
          </table:table-cell>
          <table:table-cell office:value-type="float" office:value="349.38681" calcext:value-type="float">
            <text:p>349.38681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882]-[.C88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7277" calcext:value-type="float">
            <text:p>47277</text:p>
          </table:table-cell>
          <table:table-cell office:value-type="float" office:value="349.405914" calcext:value-type="float">
            <text:p>349.405914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C883]-[.C88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7323" calcext:value-type="float">
            <text:p>47323</text:p>
          </table:table-cell>
          <table:table-cell office:value-type="float" office:value="349.406403" calcext:value-type="float">
            <text:p>349.406403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884]-[.C88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7369" calcext:value-type="float">
            <text:p>47369</text:p>
          </table:table-cell>
          <table:table-cell office:value-type="float" office:value="349.397278" calcext:value-type="float">
            <text:p>349.397278</text:p>
          </table:table-cell>
          <table:table-cell office:value-type="float" office:value="349.415924" calcext:value-type="float">
            <text:p>349.415924</text:p>
          </table:table-cell>
          <table:table-cell office:value-type="float" office:value="12.325297" calcext:value-type="float">
            <text:p>12.325297</text:p>
          </table:table-cell>
          <table:table-cell table:formula="of:=[.C885]-[.C88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7414" calcext:value-type="float">
            <text:p>47414</text:p>
          </table:table-cell>
          <table:table-cell office:value-type="float" office:value="349.417297" calcext:value-type="float">
            <text:p>349.417297</text:p>
          </table:table-cell>
          <table:table-cell office:value-type="float" office:value="349.436371" calcext:value-type="float">
            <text:p>349.436371</text:p>
          </table:table-cell>
          <table:table-cell office:value-type="float" office:value="12.326018" calcext:value-type="float">
            <text:p>12.326018</text:p>
          </table:table-cell>
          <table:table-cell table:formula="of:=[.C886]-[.C88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7460" calcext:value-type="float">
            <text:p>47460</text:p>
          </table:table-cell>
          <table:table-cell office:value-type="float" office:value="349.382263" calcext:value-type="float">
            <text:p>349.382263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9765" calcext:value-type="float">
            <text:p>12.319765</text:p>
          </table:table-cell>
          <table:table-cell table:formula="of:=[.C887]-[.C88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7505" calcext:value-type="float">
            <text:p>47505</text:p>
          </table:table-cell>
          <table:table-cell office:value-type="float" office:value="349.346832" calcext:value-type="float">
            <text:p>349.346832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21689" calcext:value-type="float">
            <text:p>12.321689</text:p>
          </table:table-cell>
          <table:table-cell table:formula="of:=[.C888]-[.C88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7551" calcext:value-type="float">
            <text:p>47551</text:p>
          </table:table-cell>
          <table:table-cell office:value-type="float" office:value="349.358643" calcext:value-type="float">
            <text:p>349.358643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889]-[.C88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7596" calcext:value-type="float">
            <text:p>47596</text:p>
          </table:table-cell>
          <table:table-cell office:value-type="float" office:value="349.34137" calcext:value-type="float">
            <text:p>349.34137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890]-[.C88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7642" calcext:value-type="float">
            <text:p>47642</text:p>
          </table:table-cell>
          <table:table-cell office:value-type="float" office:value="349.314545" calcext:value-type="float">
            <text:p>349.314545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891]-[.C89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7687" calcext:value-type="float">
            <text:p>47687</text:p>
          </table:table-cell>
          <table:table-cell office:value-type="float" office:value="349.331818" calcext:value-type="float">
            <text:p>349.331818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892]-[.C89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7733" calcext:value-type="float">
            <text:p>47733</text:p>
          </table:table-cell>
          <table:table-cell office:value-type="float" office:value="349.33136" calcext:value-type="float">
            <text:p>349.33136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21609" calcext:value-type="float">
            <text:p>12.321609</text:p>
          </table:table-cell>
          <table:table-cell table:formula="of:=[.C893]-[.C89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7778" calcext:value-type="float">
            <text:p>47778</text:p>
          </table:table-cell>
          <table:table-cell office:value-type="float" office:value="349.343658" calcext:value-type="float">
            <text:p>349.343658</text:p>
          </table:table-cell>
          <table:table-cell office:value-type="float" office:value="349.429535" calcext:value-type="float">
            <text:p>349.429535</text:p>
          </table:table-cell>
          <table:table-cell office:value-type="float" office:value="12.325777" calcext:value-type="float">
            <text:p>12.325777</text:p>
          </table:table-cell>
          <table:table-cell table:formula="of:=[.C894]-[.C89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7824" calcext:value-type="float">
            <text:p>47824</text:p>
          </table:table-cell>
          <table:table-cell office:value-type="float" office:value="349.356842" calcext:value-type="float">
            <text:p>349.356842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895]-[.C89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7869" calcext:value-type="float">
            <text:p>47869</text:p>
          </table:table-cell>
          <table:table-cell office:value-type="float" office:value="349.365479" calcext:value-type="float">
            <text:p>349.365479</text:p>
          </table:table-cell>
          <table:table-cell office:value-type="float" office:value="349.345459" calcext:value-type="float">
            <text:p>349.345459</text:p>
          </table:table-cell>
          <table:table-cell office:value-type="float" office:value="12.322812" calcext:value-type="float">
            <text:p>12.322812</text:p>
          </table:table-cell>
          <table:table-cell table:formula="of:=[.C896]-[.C89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7915" calcext:value-type="float">
            <text:p>47915</text:p>
          </table:table-cell>
          <table:table-cell office:value-type="float" office:value="349.367737" calcext:value-type="float">
            <text:p>349.367737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897]-[.C89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7960" calcext:value-type="float">
            <text:p>47960</text:p>
          </table:table-cell>
          <table:table-cell office:value-type="float" office:value="349.412262" calcext:value-type="float">
            <text:p>349.412262</text:p>
          </table:table-cell>
          <table:table-cell office:value-type="float" office:value="349.534088" calcext:value-type="float">
            <text:p>349.534088</text:p>
          </table:table-cell>
          <table:table-cell office:value-type="float" office:value="12.329466" calcext:value-type="float">
            <text:p>12.329466</text:p>
          </table:table-cell>
          <table:table-cell table:formula="of:=[.C898]-[.C89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8006" calcext:value-type="float">
            <text:p>48006</text:p>
          </table:table-cell>
          <table:table-cell office:value-type="float" office:value="349.404968" calcext:value-type="float">
            <text:p>349.404968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899]-[.C89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8052" calcext:value-type="float">
            <text:p>48052</text:p>
          </table:table-cell>
          <table:table-cell office:value-type="float" office:value="349.394104" calcext:value-type="float">
            <text:p>349.394104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22651" calcext:value-type="float">
            <text:p>12.322651</text:p>
          </table:table-cell>
          <table:table-cell table:formula="of:=[.C900]-[.C89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8097" calcext:value-type="float">
            <text:p>48097</text:p>
          </table:table-cell>
          <table:table-cell office:value-type="float" office:value="349.414551" calcext:value-type="float">
            <text:p>349.414551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901]-[.C90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8143" calcext:value-type="float">
            <text:p>48143</text:p>
          </table:table-cell>
          <table:table-cell office:value-type="float" office:value="349.425934" calcext:value-type="float">
            <text:p>349.425934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12.325216" calcext:value-type="float">
            <text:p>12.325216</text:p>
          </table:table-cell>
          <table:table-cell table:formula="of:=[.C902]-[.C90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8188" calcext:value-type="float">
            <text:p>48188</text:p>
          </table:table-cell>
          <table:table-cell office:value-type="float" office:value="349.377289" calcext:value-type="float">
            <text:p>349.377289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903]-[.C90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8234" calcext:value-type="float">
            <text:p>48234</text:p>
          </table:table-cell>
          <table:table-cell office:value-type="float" office:value="349.385468" calcext:value-type="float">
            <text:p>349.385468</text:p>
          </table:table-cell>
          <table:table-cell office:value-type="float" office:value="349.434082" calcext:value-type="float">
            <text:p>349.434082</text:p>
          </table:table-cell>
          <table:table-cell office:value-type="float" office:value="12.325938" calcext:value-type="float">
            <text:p>12.325938</text:p>
          </table:table-cell>
          <table:table-cell table:formula="of:=[.C904]-[.C90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8279" calcext:value-type="float">
            <text:p>48279</text:p>
          </table:table-cell>
          <table:table-cell office:value-type="float" office:value="349.365479" calcext:value-type="float">
            <text:p>349.365479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9123" calcext:value-type="float">
            <text:p>12.319123</text:p>
          </table:table-cell>
          <table:table-cell table:formula="of:=[.C905]-[.C90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8325" calcext:value-type="float">
            <text:p>48325</text:p>
          </table:table-cell>
          <table:table-cell office:value-type="float" office:value="349.354553" calcext:value-type="float">
            <text:p>349.354553</text:p>
          </table:table-cell>
          <table:table-cell office:value-type="float" office:value="349.393188" calcext:value-type="float">
            <text:p>349.393188</text:p>
          </table:table-cell>
          <table:table-cell office:value-type="float" office:value="12.324495" calcext:value-type="float">
            <text:p>12.324495</text:p>
          </table:table-cell>
          <table:table-cell table:formula="of:=[.C906]-[.C90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8370" calcext:value-type="float">
            <text:p>48370</text:p>
          </table:table-cell>
          <table:table-cell office:value-type="float" office:value="349.382751" calcext:value-type="float">
            <text:p>349.382751</text:p>
          </table:table-cell>
          <table:table-cell office:value-type="float" office:value="349.554535" calcext:value-type="float">
            <text:p>349.554535</text:p>
          </table:table-cell>
          <table:table-cell office:value-type="float" office:value="12.330187" calcext:value-type="float">
            <text:p>12.330187</text:p>
          </table:table-cell>
          <table:table-cell table:formula="of:=[.C907]-[.C90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8416" calcext:value-type="float">
            <text:p>48416</text:p>
          </table:table-cell>
          <table:table-cell office:value-type="float" office:value="349.423157" calcext:value-type="float">
            <text:p>349.423157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8023" calcext:value-type="float">
            <text:p>12.328023</text:p>
          </table:table-cell>
          <table:table-cell table:formula="of:=[.C908]-[.C90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8461" calcext:value-type="float">
            <text:p>48461</text:p>
          </table:table-cell>
          <table:table-cell office:value-type="float" office:value="349.400452" calcext:value-type="float">
            <text:p>349.400452</text:p>
          </table:table-cell>
          <table:table-cell office:value-type="float" office:value="349.320465" calcext:value-type="float">
            <text:p>349.320465</text:p>
          </table:table-cell>
          <table:table-cell office:value-type="float" office:value="12.32193" calcext:value-type="float">
            <text:p>12.32193</text:p>
          </table:table-cell>
          <table:table-cell table:formula="of:=[.C909]-[.C90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8507" calcext:value-type="float">
            <text:p>48507</text:p>
          </table:table-cell>
          <table:table-cell office:value-type="float" office:value="349.420898" calcext:value-type="float">
            <text:p>349.420898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12.322731" calcext:value-type="float">
            <text:p>12.322731</text:p>
          </table:table-cell>
          <table:table-cell table:formula="of:=[.C910]-[.C90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8552" calcext:value-type="float">
            <text:p>48552</text:p>
          </table:table-cell>
          <table:table-cell office:value-type="float" office:value="349.389984" calcext:value-type="float">
            <text:p>349.389984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9044" calcext:value-type="float">
            <text:p>12.319044</text:p>
          </table:table-cell>
          <table:table-cell table:formula="of:=[.C911]-[.C91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8598" calcext:value-type="float">
            <text:p>48598</text:p>
          </table:table-cell>
          <table:table-cell office:value-type="float" office:value="349.363617" calcext:value-type="float">
            <text:p>349.363617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912]-[.C91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8644" calcext:value-type="float">
            <text:p>48644</text:p>
          </table:table-cell>
          <table:table-cell office:value-type="float" office:value="349.36319" calcext:value-type="float">
            <text:p>349.36319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C913]-[.C91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8689" calcext:value-type="float">
            <text:p>48689</text:p>
          </table:table-cell>
          <table:table-cell office:value-type="float" office:value="349.406342" calcext:value-type="float">
            <text:p>349.406342</text:p>
          </table:table-cell>
          <table:table-cell office:value-type="float" office:value="349.536377" calcext:value-type="float">
            <text:p>349.536377</text:p>
          </table:table-cell>
          <table:table-cell office:value-type="float" office:value="12.329546" calcext:value-type="float">
            <text:p>12.329546</text:p>
          </table:table-cell>
          <table:table-cell table:formula="of:=[.C914]-[.C91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8735" calcext:value-type="float">
            <text:p>48735</text:p>
          </table:table-cell>
          <table:table-cell office:value-type="float" office:value="349.394989" calcext:value-type="float">
            <text:p>349.394989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20727" calcext:value-type="float">
            <text:p>12.320727</text:p>
          </table:table-cell>
          <table:table-cell table:formula="of:=[.C915]-[.C91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8780" calcext:value-type="float">
            <text:p>48780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916]-[.C91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8826" calcext:value-type="float">
            <text:p>48826</text:p>
          </table:table-cell>
          <table:table-cell office:value-type="float" office:value="349.397278" calcext:value-type="float">
            <text:p>349.397278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917]-[.C91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8871" calcext:value-type="float">
            <text:p>48871</text:p>
          </table:table-cell>
          <table:table-cell office:value-type="float" office:value="349.339111" calcext:value-type="float">
            <text:p>349.339111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7681" calcext:value-type="float">
            <text:p>12.317681</text:p>
          </table:table-cell>
          <table:table-cell table:formula="of:=[.C918]-[.C91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8917" calcext:value-type="float">
            <text:p>48917</text:p>
          </table:table-cell>
          <table:table-cell office:value-type="float" office:value="349.290009" calcext:value-type="float">
            <text:p>349.290009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919]-[.C91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8962" calcext:value-type="float">
            <text:p>48962</text:p>
          </table:table-cell>
          <table:table-cell office:value-type="float" office:value="349.300476" calcext:value-type="float">
            <text:p>349.300476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22571" calcext:value-type="float">
            <text:p>12.322571</text:p>
          </table:table-cell>
          <table:table-cell table:formula="of:=[.C920]-[.C91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9008" calcext:value-type="float">
            <text:p>49008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349.545441" calcext:value-type="float">
            <text:p>349.545441</text:p>
          </table:table-cell>
          <table:table-cell office:value-type="float" office:value="12.329865" calcext:value-type="float">
            <text:p>12.329865</text:p>
          </table:table-cell>
          <table:table-cell table:formula="of:=[.C921]-[.C92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9053" calcext:value-type="float">
            <text:p>49053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922]-[.C92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9099" calcext:value-type="float">
            <text:p>49099</text:p>
          </table:table-cell>
          <table:table-cell office:value-type="float" office:value="349.373169" calcext:value-type="float">
            <text:p>349.373169</text:p>
          </table:table-cell>
          <table:table-cell office:value-type="float" office:value="349.327271" calcext:value-type="float">
            <text:p>349.327271</text:p>
          </table:table-cell>
          <table:table-cell office:value-type="float" office:value="12.32217" calcext:value-type="float">
            <text:p>12.32217</text:p>
          </table:table-cell>
          <table:table-cell table:formula="of:=[.C923]-[.C92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9144" calcext:value-type="float">
            <text:p>49144</text:p>
          </table:table-cell>
          <table:table-cell office:value-type="float" office:value="349.413635" calcext:value-type="float">
            <text:p>349.413635</text:p>
          </table:table-cell>
          <table:table-cell office:value-type="float" office:value="349.493195" calcext:value-type="float">
            <text:p>349.493195</text:p>
          </table:table-cell>
          <table:table-cell office:value-type="float" office:value="12.328023" calcext:value-type="float">
            <text:p>12.328023</text:p>
          </table:table-cell>
          <table:table-cell table:formula="of:=[.C924]-[.C92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9190" calcext:value-type="float">
            <text:p>49190</text:p>
          </table:table-cell>
          <table:table-cell office:value-type="float" office:value="349.416351" calcext:value-type="float">
            <text:p>349.416351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23051" calcext:value-type="float">
            <text:p>12.323051</text:p>
          </table:table-cell>
          <table:table-cell table:formula="of:=[.C925]-[.C92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9235" calcext:value-type="float">
            <text:p>49235</text:p>
          </table:table-cell>
          <table:table-cell office:value-type="float" office:value="349.405457" calcext:value-type="float">
            <text:p>349.405457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27942" calcext:value-type="float">
            <text:p>12.327942</text:p>
          </table:table-cell>
          <table:table-cell table:formula="of:=[.C926]-[.C92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9281" calcext:value-type="float">
            <text:p>49281</text:p>
          </table:table-cell>
          <table:table-cell office:value-type="float" office:value="349.38681" calcext:value-type="float">
            <text:p>349.38681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20166" calcext:value-type="float">
            <text:p>12.320166</text:p>
          </table:table-cell>
          <table:table-cell table:formula="of:=[.C927]-[.C92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9327" calcext:value-type="float">
            <text:p>49327</text:p>
          </table:table-cell>
          <table:table-cell office:value-type="float" office:value="349.429108" calcext:value-type="float">
            <text:p>349.429108</text:p>
          </table:table-cell>
          <table:table-cell office:value-type="float" office:value="349.538635" calcext:value-type="float">
            <text:p>349.538635</text:p>
          </table:table-cell>
          <table:table-cell office:value-type="float" office:value="12.329626" calcext:value-type="float">
            <text:p>12.329626</text:p>
          </table:table-cell>
          <table:table-cell table:formula="of:=[.C928]-[.C92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9372" calcext:value-type="float">
            <text:p>49372</text:p>
          </table:table-cell>
          <table:table-cell office:value-type="float" office:value="349.410004" calcext:value-type="float">
            <text:p>349.410004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12.324656" calcext:value-type="float">
            <text:p>12.324656</text:p>
          </table:table-cell>
          <table:table-cell table:formula="of:=[.C929]-[.C92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9418" calcext:value-type="float">
            <text:p>49418</text:p>
          </table:table-cell>
          <table:table-cell office:value-type="float" office:value="349.424561" calcext:value-type="float">
            <text:p>349.424561</text:p>
          </table:table-cell>
          <table:table-cell office:value-type="float" office:value="349.424988" calcext:value-type="float">
            <text:p>349.424988</text:p>
          </table:table-cell>
          <table:table-cell office:value-type="float" office:value="12.325617" calcext:value-type="float">
            <text:p>12.325617</text:p>
          </table:table-cell>
          <table:table-cell table:formula="of:=[.C930]-[.C92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9463" calcext:value-type="float">
            <text:p>49463</text:p>
          </table:table-cell>
          <table:table-cell office:value-type="float" office:value="349.408173" calcext:value-type="float">
            <text:p>349.408173</text:p>
          </table:table-cell>
          <table:table-cell office:value-type="float" office:value="349.409088" calcext:value-type="float">
            <text:p>349.409088</text:p>
          </table:table-cell>
          <table:table-cell office:value-type="float" office:value="12.325056" calcext:value-type="float">
            <text:p>12.325056</text:p>
          </table:table-cell>
          <table:table-cell table:formula="of:=[.C931]-[.C93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9509" calcext:value-type="float">
            <text:p>49509</text:p>
          </table:table-cell>
          <table:table-cell office:value-type="float" office:value="349.404999" calcext:value-type="float">
            <text:p>349.404999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9605" calcext:value-type="float">
            <text:p>12.319605</text:p>
          </table:table-cell>
          <table:table-cell table:formula="of:=[.C932]-[.C93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9554" calcext:value-type="float">
            <text:p>49554</text:p>
          </table:table-cell>
          <table:table-cell office:value-type="float" office:value="349.387726" calcext:value-type="float">
            <text:p>349.387726</text:p>
          </table:table-cell>
          <table:table-cell office:value-type="float" office:value="349.452271" calcext:value-type="float">
            <text:p>349.452271</text:p>
          </table:table-cell>
          <table:table-cell office:value-type="float" office:value="12.326579" calcext:value-type="float">
            <text:p>12.326579</text:p>
          </table:table-cell>
          <table:table-cell table:formula="of:=[.C933]-[.C93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9600" calcext:value-type="float">
            <text:p>49600</text:p>
          </table:table-cell>
          <table:table-cell office:value-type="float" office:value="349.409546" calcext:value-type="float">
            <text:p>349.409546</text:p>
          </table:table-cell>
          <table:table-cell office:value-type="float" office:value="349.506805" calcext:value-type="float">
            <text:p>349.506805</text:p>
          </table:table-cell>
          <table:table-cell office:value-type="float" office:value="12.328503" calcext:value-type="float">
            <text:p>12.328503</text:p>
          </table:table-cell>
          <table:table-cell table:formula="of:=[.C934]-[.C93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9645" calcext:value-type="float">
            <text:p>49645</text:p>
          </table:table-cell>
          <table:table-cell office:value-type="float" office:value="349.38092" calcext:value-type="float">
            <text:p>349.38092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20567" calcext:value-type="float">
            <text:p>12.320567</text:p>
          </table:table-cell>
          <table:table-cell table:formula="of:=[.C935]-[.C93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9691" calcext:value-type="float">
            <text:p>49691</text:p>
          </table:table-cell>
          <table:table-cell office:value-type="float" office:value="349.391357" calcext:value-type="float">
            <text:p>349.391357</text:p>
          </table:table-cell>
          <table:table-cell office:value-type="float" office:value="349.461365" calcext:value-type="float">
            <text:p>349.461365</text:p>
          </table:table-cell>
          <table:table-cell office:value-type="float" office:value="12.3269" calcext:value-type="float">
            <text:p>12.3269</text:p>
          </table:table-cell>
          <table:table-cell table:formula="of:=[.C936]-[.C93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9736" calcext:value-type="float">
            <text:p>49736</text:p>
          </table:table-cell>
          <table:table-cell office:value-type="float" office:value="349.392731" calcext:value-type="float">
            <text:p>349.392731</text:p>
          </table:table-cell>
          <table:table-cell office:value-type="float" office:value="349.261353" calcext:value-type="float">
            <text:p>349.261353</text:p>
          </table:table-cell>
          <table:table-cell office:value-type="float" office:value="12.319845" calcext:value-type="float">
            <text:p>12.319845</text:p>
          </table:table-cell>
          <table:table-cell table:formula="of:=[.C937]-[.C93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9782" calcext:value-type="float">
            <text:p>49782</text:p>
          </table:table-cell>
          <table:table-cell office:value-type="float" office:value="349.352295" calcext:value-type="float">
            <text:p>349.352295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938]-[.C93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9827" calcext:value-type="float">
            <text:p>49827</text:p>
          </table:table-cell>
          <table:table-cell office:value-type="float" office:value="349.339539" calcext:value-type="float">
            <text:p>349.339539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C939]-[.C93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9873" calcext:value-type="float">
            <text:p>49873</text:p>
          </table:table-cell>
          <table:table-cell office:value-type="float" office:value="349.36319" calcext:value-type="float">
            <text:p>349.36319</text:p>
          </table:table-cell>
          <table:table-cell office:value-type="float" office:value="349.399994" calcext:value-type="float">
            <text:p>349.399994</text:p>
          </table:table-cell>
          <table:table-cell office:value-type="float" office:value="12.324736" calcext:value-type="float">
            <text:p>12.324736</text:p>
          </table:table-cell>
          <table:table-cell table:formula="of:=[.C940]-[.C93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9919" calcext:value-type="float">
            <text:p>49919</text:p>
          </table:table-cell>
          <table:table-cell office:value-type="float" office:value="349.308655" calcext:value-type="float">
            <text:p>349.308655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728" calcext:value-type="float">
            <text:p>12.31728</text:p>
          </table:table-cell>
          <table:table-cell table:formula="of:=[.C941]-[.C94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49964" calcext:value-type="float">
            <text:p>49964</text:p>
          </table:table-cell>
          <table:table-cell office:value-type="float" office:value="349.323639" calcext:value-type="float">
            <text:p>349.323639</text:p>
          </table:table-cell>
          <table:table-cell office:value-type="float" office:value="349.336365" calcext:value-type="float">
            <text:p>349.336365</text:p>
          </table:table-cell>
          <table:table-cell office:value-type="float" office:value="12.322491" calcext:value-type="float">
            <text:p>12.322491</text:p>
          </table:table-cell>
          <table:table-cell table:formula="of:=[.C942]-[.C94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50010" calcext:value-type="float">
            <text:p>50010</text:p>
          </table:table-cell>
          <table:table-cell office:value-type="float" office:value="349.34317" calcext:value-type="float">
            <text:p>349.34317</text:p>
          </table:table-cell>
          <table:table-cell office:value-type="float" office:value="349.347717" calcext:value-type="float">
            <text:p>349.347717</text:p>
          </table:table-cell>
          <table:table-cell office:value-type="float" office:value="12.322891" calcext:value-type="float">
            <text:p>12.322891</text:p>
          </table:table-cell>
          <table:table-cell table:formula="of:=[.C943]-[.C94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50055" calcext:value-type="float">
            <text:p>50055</text:p>
          </table:table-cell>
          <table:table-cell office:value-type="float" office:value="349.273163" calcext:value-type="float">
            <text:p>349.273163</text:p>
          </table:table-cell>
          <table:table-cell office:value-type="float" office:value="349.09317" calcext:value-type="float">
            <text:p>349.09317</text:p>
          </table:table-cell>
          <table:table-cell office:value-type="float" office:value="12.313912" calcext:value-type="float">
            <text:p>12.313912</text:p>
          </table:table-cell>
          <table:table-cell table:formula="of:=[.C944]-[.C94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50101" calcext:value-type="float">
            <text:p>50101</text:p>
          </table:table-cell>
          <table:table-cell office:value-type="float" office:value="349.245911" calcext:value-type="float">
            <text:p>349.245911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9925" calcext:value-type="float">
            <text:p>12.319925</text:p>
          </table:table-cell>
          <table:table-cell table:formula="of:=[.C945]-[.C94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50146" calcext:value-type="float">
            <text:p>50146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349.459076" calcext:value-type="float">
            <text:p>349.459076</text:p>
          </table:table-cell>
          <table:table-cell office:value-type="float" office:value="12.326819" calcext:value-type="float">
            <text:p>12.326819</text:p>
          </table:table-cell>
          <table:table-cell table:formula="of:=[.C946]-[.C94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50192" calcext:value-type="float">
            <text:p>50192</text:p>
          </table:table-cell>
          <table:table-cell office:value-type="float" office:value="349.306824" calcext:value-type="float">
            <text:p>349.306824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12.323693" calcext:value-type="float">
            <text:p>12.323693</text:p>
          </table:table-cell>
          <table:table-cell table:formula="of:=[.C947]-[.C94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50237" calcext:value-type="float">
            <text:p>50237</text:p>
          </table:table-cell>
          <table:table-cell office:value-type="float" office:value="349.343201" calcext:value-type="float">
            <text:p>349.343201</text:p>
          </table:table-cell>
          <table:table-cell office:value-type="float" office:value="349.529541" calcext:value-type="float">
            <text:p>349.529541</text:p>
          </table:table-cell>
          <table:table-cell office:value-type="float" office:value="12.329305" calcext:value-type="float">
            <text:p>12.329305</text:p>
          </table:table-cell>
          <table:table-cell table:formula="of:=[.C948]-[.C94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50283" calcext:value-type="float">
            <text:p>50283</text:p>
          </table:table-cell>
          <table:table-cell office:value-type="float" office:value="349.395935" calcext:value-type="float">
            <text:p>349.395935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12.323213" calcext:value-type="float">
            <text:p>12.323213</text:p>
          </table:table-cell>
          <table:table-cell table:formula="of:=[.C949]-[.C94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50328" calcext:value-type="float">
            <text:p>50328</text:p>
          </table:table-cell>
          <table:table-cell office:value-type="float" office:value="349.397736" calcext:value-type="float">
            <text:p>349.397736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20247" calcext:value-type="float">
            <text:p>12.320247</text:p>
          </table:table-cell>
          <table:table-cell table:formula="of:=[.C950]-[.C94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50374" calcext:value-type="float">
            <text:p>50374</text:p>
          </table:table-cell>
          <table:table-cell office:value-type="float" office:value="349.378174" calcext:value-type="float">
            <text:p>349.378174</text:p>
          </table:table-cell>
          <table:table-cell office:value-type="float" office:value="349.361359" calcext:value-type="float">
            <text:p>349.361359</text:p>
          </table:table-cell>
          <table:table-cell office:value-type="float" office:value="12.323373" calcext:value-type="float">
            <text:p>12.323373</text:p>
          </table:table-cell>
          <table:table-cell table:formula="of:=[.C951]-[.C95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50419" calcext:value-type="float">
            <text:p>50419</text:p>
          </table:table-cell>
          <table:table-cell office:value-type="float" office:value="349.400452" calcext:value-type="float">
            <text:p>349.400452</text:p>
          </table:table-cell>
          <table:table-cell office:value-type="float" office:value="349.481812" calcext:value-type="float">
            <text:p>349.481812</text:p>
          </table:table-cell>
          <table:table-cell office:value-type="float" office:value="12.327621" calcext:value-type="float">
            <text:p>12.327621</text:p>
          </table:table-cell>
          <table:table-cell table:formula="of:=[.C952]-[.C95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50465" calcext:value-type="float">
            <text:p>50465</text:p>
          </table:table-cell>
          <table:table-cell office:value-type="float" office:value="349.389069" calcext:value-type="float">
            <text:p>349.389069</text:p>
          </table:table-cell>
          <table:table-cell office:value-type="float" office:value="349.472717" calcext:value-type="float">
            <text:p>349.472717</text:p>
          </table:table-cell>
          <table:table-cell office:value-type="float" office:value="12.327301" calcext:value-type="float">
            <text:p>12.327301</text:p>
          </table:table-cell>
          <table:table-cell table:formula="of:=[.C953]-[.C95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50510" calcext:value-type="float">
            <text:p>50510</text:p>
          </table:table-cell>
          <table:table-cell office:value-type="float" office:value="349.383606" calcext:value-type="float">
            <text:p>349.383606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954]-[.C95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50556" calcext:value-type="float">
            <text:p>50556</text:p>
          </table:table-cell>
          <table:table-cell office:value-type="float" office:value="349.394989" calcext:value-type="float">
            <text:p>349.394989</text:p>
          </table:table-cell>
          <table:table-cell office:value-type="float" office:value="349.329559" calcext:value-type="float">
            <text:p>349.329559</text:p>
          </table:table-cell>
          <table:table-cell office:value-type="float" office:value="12.322251" calcext:value-type="float">
            <text:p>12.322251</text:p>
          </table:table-cell>
          <table:table-cell table:formula="of:=[.C955]-[.C95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50602" calcext:value-type="float">
            <text:p>50602</text:p>
          </table:table-cell>
          <table:table-cell office:value-type="float" office:value="349.407288" calcext:value-type="float">
            <text:p>349.407288</text:p>
          </table:table-cell>
          <table:table-cell office:value-type="float" office:value="349.422729" calcext:value-type="float">
            <text:p>349.422729</text:p>
          </table:table-cell>
          <table:table-cell office:value-type="float" office:value="12.325538" calcext:value-type="float">
            <text:p>12.325538</text:p>
          </table:table-cell>
          <table:table-cell table:formula="of:=[.C956]-[.C95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50647" calcext:value-type="float">
            <text:p>50647</text:p>
          </table:table-cell>
          <table:table-cell office:value-type="float" office:value="349.404999" calcext:value-type="float">
            <text:p>349.404999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957]-[.C95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50693" calcext:value-type="float">
            <text:p>50693</text:p>
          </table:table-cell>
          <table:table-cell office:value-type="float" office:value="349.377289" calcext:value-type="float">
            <text:p>349.377289</text:p>
          </table:table-cell>
          <table:table-cell office:value-type="float" office:value="349.334076" calcext:value-type="float">
            <text:p>349.334076</text:p>
          </table:table-cell>
          <table:table-cell office:value-type="float" office:value="12.322411" calcext:value-type="float">
            <text:p>12.322411</text:p>
          </table:table-cell>
          <table:table-cell table:formula="of:=[.C958]-[.C95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50738" calcext:value-type="float">
            <text:p>50738</text:p>
          </table:table-cell>
          <table:table-cell office:value-type="float" office:value="349.430939" calcext:value-type="float">
            <text:p>349.430939</text:p>
          </table:table-cell>
          <table:table-cell office:value-type="float" office:value="349.597717" calcext:value-type="float">
            <text:p>349.597717</text:p>
          </table:table-cell>
          <table:table-cell office:value-type="float" office:value="12.33171" calcext:value-type="float">
            <text:p>12.33171</text:p>
          </table:table-cell>
          <table:table-cell table:formula="of:=[.C959]-[.C95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50784" calcext:value-type="float">
            <text:p>50784</text:p>
          </table:table-cell>
          <table:table-cell office:value-type="float" office:value="349.489563" calcext:value-type="float">
            <text:p>349.489563</text:p>
          </table:table-cell>
          <table:table-cell office:value-type="float" office:value="349.622742" calcext:value-type="float">
            <text:p>349.622742</text:p>
          </table:table-cell>
          <table:table-cell office:value-type="float" office:value="12.332593" calcext:value-type="float">
            <text:p>12.332593</text:p>
          </table:table-cell>
          <table:table-cell table:formula="of:=[.C960]-[.C95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50829" calcext:value-type="float">
            <text:p>50829</text:p>
          </table:table-cell>
          <table:table-cell office:value-type="float" office:value="349.465942" calcext:value-type="float">
            <text:p>349.465942</text:p>
          </table:table-cell>
          <table:table-cell office:value-type="float" office:value="349.304535" calcext:value-type="float">
            <text:p>349.304535</text:p>
          </table:table-cell>
          <table:table-cell office:value-type="float" office:value="12.321368" calcext:value-type="float">
            <text:p>12.321368</text:p>
          </table:table-cell>
          <table:table-cell table:formula="of:=[.C961]-[.C96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50875" calcext:value-type="float">
            <text:p>50875</text:p>
          </table:table-cell>
          <table:table-cell office:value-type="float" office:value="349.462708" calcext:value-type="float">
            <text:p>349.462708</text:p>
          </table:table-cell>
          <table:table-cell office:value-type="float" office:value="349.454559" calcext:value-type="float">
            <text:p>349.454559</text:p>
          </table:table-cell>
          <table:table-cell office:value-type="float" office:value="12.32666" calcext:value-type="float">
            <text:p>12.32666</text:p>
          </table:table-cell>
          <table:table-cell table:formula="of:=[.C962]-[.C96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50920" calcext:value-type="float">
            <text:p>50920</text:p>
          </table:table-cell>
          <table:table-cell office:value-type="float" office:value="349.474091" calcext:value-type="float">
            <text:p>349.474091</text:p>
          </table:table-cell>
          <table:table-cell office:value-type="float" office:value="349.3909" calcext:value-type="float">
            <text:p>349.3909</text:p>
          </table:table-cell>
          <table:table-cell office:value-type="float" office:value="12.324414" calcext:value-type="float">
            <text:p>12.324414</text:p>
          </table:table-cell>
          <table:table-cell table:formula="of:=[.C963]-[.C96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50966" calcext:value-type="float">
            <text:p>50966</text:p>
          </table:table-cell>
          <table:table-cell office:value-type="float" office:value="349.468628" calcext:value-type="float">
            <text:p>349.468628</text:p>
          </table:table-cell>
          <table:table-cell office:value-type="float" office:value="349.570465" calcext:value-type="float">
            <text:p>349.570465</text:p>
          </table:table-cell>
          <table:table-cell office:value-type="float" office:value="12.330749" calcext:value-type="float">
            <text:p>12.330749</text:p>
          </table:table-cell>
          <table:table-cell table:formula="of:=[.C964]-[.C96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51011" calcext:value-type="float">
            <text:p>51011</text:p>
          </table:table-cell>
          <table:table-cell office:value-type="float" office:value="349.378632" calcext:value-type="float">
            <text:p>349.378632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719" calcext:value-type="float">
            <text:p>12.316719</text:p>
          </table:table-cell>
          <table:table-cell table:formula="of:=[.C965]-[.C96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51057" calcext:value-type="float">
            <text:p>51057</text:p>
          </table:table-cell>
          <table:table-cell office:value-type="float" office:value="349.356812" calcext:value-type="float">
            <text:p>349.356812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7521" calcext:value-type="float">
            <text:p>12.317521</text:p>
          </table:table-cell>
          <table:table-cell table:formula="of:=[.C966]-[.C96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51102" calcext:value-type="float">
            <text:p>51102</text:p>
          </table:table-cell>
          <table:table-cell office:value-type="float" office:value="349.31546" calcext:value-type="float">
            <text:p>349.31546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9365" calcext:value-type="float">
            <text:p>12.319365</text:p>
          </table:table-cell>
          <table:table-cell table:formula="of:=[.C967]-[.C96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51148" calcext:value-type="float">
            <text:p>51148</text:p>
          </table:table-cell>
          <table:table-cell office:value-type="float" office:value="349.295471" calcext:value-type="float">
            <text:p>349.295471</text:p>
          </table:table-cell>
          <table:table-cell office:value-type="float" office:value="349.290924" calcext:value-type="float">
            <text:p>349.290924</text:p>
          </table:table-cell>
          <table:table-cell office:value-type="float" office:value="12.320889" calcext:value-type="float">
            <text:p>12.320889</text:p>
          </table:table-cell>
          <table:table-cell table:formula="of:=[.C968]-[.C96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51194" calcext:value-type="float">
            <text:p>51194</text:p>
          </table:table-cell>
          <table:table-cell office:value-type="float" office:value="349.292297" calcext:value-type="float">
            <text:p>349.292297</text:p>
          </table:table-cell>
          <table:table-cell office:value-type="float" office:value="349.554535" calcext:value-type="float">
            <text:p>349.554535</text:p>
          </table:table-cell>
          <table:table-cell office:value-type="float" office:value="12.330187" calcext:value-type="float">
            <text:p>12.330187</text:p>
          </table:table-cell>
          <table:table-cell table:formula="of:=[.C969]-[.C96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51239" calcext:value-type="float">
            <text:p>51239</text:p>
          </table:table-cell>
          <table:table-cell office:value-type="float" office:value="349.364563" calcext:value-type="float">
            <text:p>349.364563</text:p>
          </table:table-cell>
          <table:table-cell office:value-type="float" office:value="349.534088" calcext:value-type="float">
            <text:p>349.534088</text:p>
          </table:table-cell>
          <table:table-cell office:value-type="float" office:value="12.329466" calcext:value-type="float">
            <text:p>12.329466</text:p>
          </table:table-cell>
          <table:table-cell table:formula="of:=[.C970]-[.C96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51285" calcext:value-type="float">
            <text:p>51285</text:p>
          </table:table-cell>
          <table:table-cell office:value-type="float" office:value="349.401825" calcext:value-type="float">
            <text:p>349.401825</text:p>
          </table:table-cell>
          <table:table-cell office:value-type="float" office:value="349.381805" calcext:value-type="float">
            <text:p>349.381805</text:p>
          </table:table-cell>
          <table:table-cell office:value-type="float" office:value="12.324094" calcext:value-type="float">
            <text:p>12.324094</text:p>
          </table:table-cell>
          <table:table-cell table:formula="of:=[.C971]-[.C97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51330" calcext:value-type="float">
            <text:p>51330</text:p>
          </table:table-cell>
          <table:table-cell office:value-type="float" office:value="349.402283" calcext:value-type="float">
            <text:p>349.402283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9445" calcext:value-type="float">
            <text:p>12.319445</text:p>
          </table:table-cell>
          <table:table-cell table:formula="of:=[.C972]-[.C971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51376" calcext:value-type="float">
            <text:p>51376</text:p>
          </table:table-cell>
          <table:table-cell office:value-type="float" office:value="349.382721" calcext:value-type="float">
            <text:p>349.382721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744" calcext:value-type="float">
            <text:p>12.31744</text:p>
          </table:table-cell>
          <table:table-cell table:formula="of:=[.C973]-[.C972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51421" calcext:value-type="float">
            <text:p>51421</text:p>
          </table:table-cell>
          <table:table-cell office:value-type="float" office:value="349.374542" calcext:value-type="float">
            <text:p>349.374542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C974]-[.C973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51467" calcext:value-type="float">
            <text:p>51467</text:p>
          </table:table-cell>
          <table:table-cell office:value-type="float" office:value="349.320892" calcext:value-type="float">
            <text:p>349.320892</text:p>
          </table:table-cell>
          <table:table-cell office:value-type="float" office:value="349.2659" calcext:value-type="float">
            <text:p>349.2659</text:p>
          </table:table-cell>
          <table:table-cell office:value-type="float" office:value="12.320005" calcext:value-type="float">
            <text:p>12.320005</text:p>
          </table:table-cell>
          <table:table-cell table:formula="of:=[.C975]-[.C97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51512" calcext:value-type="float">
            <text:p>51512</text:p>
          </table:table-cell>
          <table:table-cell office:value-type="float" office:value="349.339996" calcext:value-type="float">
            <text:p>349.339996</text:p>
          </table:table-cell>
          <table:table-cell office:value-type="float" office:value="349.477264" calcext:value-type="float">
            <text:p>349.477264</text:p>
          </table:table-cell>
          <table:table-cell office:value-type="float" office:value="12.327461" calcext:value-type="float">
            <text:p>12.327461</text:p>
          </table:table-cell>
          <table:table-cell table:formula="of:=[.C976]-[.C975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51558" calcext:value-type="float">
            <text:p>51558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349.447723" calcext:value-type="float">
            <text:p>349.447723</text:p>
          </table:table-cell>
          <table:table-cell office:value-type="float" office:value="12.326419" calcext:value-type="float">
            <text:p>12.326419</text:p>
          </table:table-cell>
          <table:table-cell table:formula="of:=[.C977]-[.C976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51603" calcext:value-type="float">
            <text:p>51603</text:p>
          </table:table-cell>
          <table:table-cell office:value-type="float" office:value="349.429108" calcext:value-type="float">
            <text:p>349.429108</text:p>
          </table:table-cell>
          <table:table-cell office:value-type="float" office:value="349.440918" calcext:value-type="float">
            <text:p>349.440918</text:p>
          </table:table-cell>
          <table:table-cell office:value-type="float" office:value="12.326179" calcext:value-type="float">
            <text:p>12.326179</text:p>
          </table:table-cell>
          <table:table-cell table:formula="of:=[.C978]-[.C977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51649" calcext:value-type="float">
            <text:p>51649</text:p>
          </table:table-cell>
          <table:table-cell office:value-type="float" office:value="349.36319" calcext:value-type="float">
            <text:p>349.36319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712" calcext:value-type="float">
            <text:p>12.31712</text:p>
          </table:table-cell>
          <table:table-cell table:formula="of:=[.C979]-[.C978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51694" calcext:value-type="float">
            <text:p>51694</text:p>
          </table:table-cell>
          <table:table-cell office:value-type="float" office:value="349.370453" calcext:value-type="float">
            <text:p>349.370453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21288" calcext:value-type="float">
            <text:p>12.321288</text:p>
          </table:table-cell>
          <table:table-cell table:formula="of:=[.C980]-[.C979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51740" calcext:value-type="float">
            <text:p>51740</text:p>
          </table:table-cell>
          <table:table-cell office:value-type="float" office:value="349.363617" calcext:value-type="float">
            <text:p>349.363617</text:p>
          </table:table-cell>
          <table:table-cell office:value-type="float" office:value="349.443176" calcext:value-type="float">
            <text:p>349.443176</text:p>
          </table:table-cell>
          <table:table-cell office:value-type="float" office:value="12.326259" calcext:value-type="float">
            <text:p>12.326259</text:p>
          </table:table-cell>
          <table:table-cell table:formula="of:=[.C981]-[.C98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51786" calcext:value-type="float">
            <text:p>51786</text:p>
          </table:table-cell>
          <table:table-cell office:value-type="float" office:value="349.35318" calcext:value-type="float">
            <text:p>349.35318</text:p>
          </table:table-cell>
          <table:table-cell office:value-type="float" office:value="349.395447" calcext:value-type="float">
            <text:p>349.395447</text:p>
          </table:table-cell>
          <table:table-cell office:value-type="float" office:value="12.324575" calcext:value-type="float">
            <text:p>12.324575</text:p>
          </table:table-cell>
          <table:table-cell table:formula="of:=[.C982]-[.C98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51831" calcext:value-type="float">
            <text:p>51831</text:p>
          </table:table-cell>
          <table:table-cell office:value-type="float" office:value="349.367737" calcext:value-type="float">
            <text:p>349.367737</text:p>
          </table:table-cell>
          <table:table-cell office:value-type="float" office:value="349.513641" calcext:value-type="float">
            <text:p>349.513641</text:p>
          </table:table-cell>
          <table:table-cell office:value-type="float" office:value="12.328744" calcext:value-type="float">
            <text:p>12.328744</text:p>
          </table:table-cell>
          <table:table-cell table:formula="of:=[.C983]-[.C98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51877" calcext:value-type="float">
            <text:p>51877</text:p>
          </table:table-cell>
          <table:table-cell office:value-type="float" office:value="349.433167" calcext:value-type="float">
            <text:p>349.433167</text:p>
          </table:table-cell>
          <table:table-cell office:value-type="float" office:value="349.511353" calcext:value-type="float">
            <text:p>349.511353</text:p>
          </table:table-cell>
          <table:table-cell office:value-type="float" office:value="12.328664" calcext:value-type="float">
            <text:p>12.328664</text:p>
          </table:table-cell>
          <table:table-cell table:formula="of:=[.C984]-[.C98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51922" calcext:value-type="float">
            <text:p>51922</text:p>
          </table:table-cell>
          <table:table-cell office:value-type="float" office:value="349.456787" calcext:value-type="float">
            <text:p>349.456787</text:p>
          </table:table-cell>
          <table:table-cell office:value-type="float" office:value="349.420441" calcext:value-type="float">
            <text:p>349.420441</text:p>
          </table:table-cell>
          <table:table-cell office:value-type="float" office:value="12.325457" calcext:value-type="float">
            <text:p>12.325457</text:p>
          </table:table-cell>
          <table:table-cell table:formula="of:=[.C985]-[.C98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51968" calcext:value-type="float">
            <text:p>51968</text:p>
          </table:table-cell>
          <table:table-cell office:value-type="float" office:value="349.441803" calcext:value-type="float">
            <text:p>349.441803</text:p>
          </table:table-cell>
          <table:table-cell office:value-type="float" office:value="349.368195" calcext:value-type="float">
            <text:p>349.368195</text:p>
          </table:table-cell>
          <table:table-cell office:value-type="float" office:value="12.323614" calcext:value-type="float">
            <text:p>12.323614</text:p>
          </table:table-cell>
          <table:table-cell table:formula="of:=[.C986]-[.C985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52013" calcext:value-type="float">
            <text:p>52013</text:p>
          </table:table-cell>
          <table:table-cell office:value-type="float" office:value="349.42453" calcext:value-type="float">
            <text:p>349.42453</text:p>
          </table:table-cell>
          <table:table-cell office:value-type="float" office:value="349.309082" calcext:value-type="float">
            <text:p>349.309082</text:p>
          </table:table-cell>
          <table:table-cell office:value-type="float" office:value="12.321528" calcext:value-type="float">
            <text:p>12.321528</text:p>
          </table:table-cell>
          <table:table-cell table:formula="of:=[.C987]-[.C986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52059" calcext:value-type="float">
            <text:p>52059</text:p>
          </table:table-cell>
          <table:table-cell office:value-type="float" office:value="349.415894" calcext:value-type="float">
            <text:p>349.415894</text:p>
          </table:table-cell>
          <table:table-cell office:value-type="float" office:value="349.470459" calcext:value-type="float">
            <text:p>349.470459</text:p>
          </table:table-cell>
          <table:table-cell office:value-type="float" office:value="12.327221" calcext:value-type="float">
            <text:p>12.327221</text:p>
          </table:table-cell>
          <table:table-cell table:formula="of:=[.C988]-[.C987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52104" calcext:value-type="float">
            <text:p>52104</text:p>
          </table:table-cell>
          <table:table-cell office:value-type="float" office:value="349.389526" calcext:value-type="float">
            <text:p>349.389526</text:p>
          </table:table-cell>
          <table:table-cell office:value-type="float" office:value="349.379547" calcext:value-type="float">
            <text:p>349.379547</text:p>
          </table:table-cell>
          <table:table-cell office:value-type="float" office:value="12.324014" calcext:value-type="float">
            <text:p>12.324014</text:p>
          </table:table-cell>
          <table:table-cell table:formula="of:=[.C989]-[.C988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52150" calcext:value-type="float">
            <text:p>52150</text:p>
          </table:table-cell>
          <table:table-cell office:value-type="float" office:value="349.378174" calcext:value-type="float">
            <text:p>349.378174</text:p>
          </table:table-cell>
          <table:table-cell office:value-type="float" office:value="349.363647" calcext:value-type="float">
            <text:p>349.363647</text:p>
          </table:table-cell>
          <table:table-cell office:value-type="float" office:value="12.323453" calcext:value-type="float">
            <text:p>12.323453</text:p>
          </table:table-cell>
          <table:table-cell table:formula="of:=[.C990]-[.C989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52195" calcext:value-type="float">
            <text:p>52195</text:p>
          </table:table-cell>
          <table:table-cell office:value-type="float" office:value="349.392273" calcext:value-type="float">
            <text:p>349.392273</text:p>
          </table:table-cell>
          <table:table-cell office:value-type="float" office:value="349.438629" calcext:value-type="float">
            <text:p>349.438629</text:p>
          </table:table-cell>
          <table:table-cell office:value-type="float" office:value="12.326098" calcext:value-type="float">
            <text:p>12.326098</text:p>
          </table:table-cell>
          <table:table-cell table:formula="of:=[.C991]-[.C99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52241" calcext:value-type="float">
            <text:p>52241</text:p>
          </table:table-cell>
          <table:table-cell office:value-type="float" office:value="349.405914" calcext:value-type="float">
            <text:p>349.405914</text:p>
          </table:table-cell>
          <table:table-cell office:value-type="float" office:value="349.377258" calcext:value-type="float">
            <text:p>349.377258</text:p>
          </table:table-cell>
          <table:table-cell office:value-type="float" office:value="12.323934" calcext:value-type="float">
            <text:p>12.323934</text:p>
          </table:table-cell>
          <table:table-cell table:formula="of:=[.C992]-[.C991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52286" calcext:value-type="float">
            <text:p>52286</text:p>
          </table:table-cell>
          <table:table-cell office:value-type="float" office:value="349.42453" calcext:value-type="float">
            <text:p>349.42453</text:p>
          </table:table-cell>
          <table:table-cell office:value-type="float" office:value="349.563629" calcext:value-type="float">
            <text:p>349.563629</text:p>
          </table:table-cell>
          <table:table-cell office:value-type="float" office:value="12.330507" calcext:value-type="float">
            <text:p>12.330507</text:p>
          </table:table-cell>
          <table:table-cell table:formula="of:=[.C993]-[.C992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52332" calcext:value-type="float">
            <text:p>52332</text:p>
          </table:table-cell>
          <table:table-cell office:value-type="float" office:value="349.441345" calcext:value-type="float">
            <text:p>349.441345</text:p>
          </table:table-cell>
          <table:table-cell office:value-type="float" office:value="349.463623" calcext:value-type="float">
            <text:p>349.463623</text:p>
          </table:table-cell>
          <table:table-cell office:value-type="float" office:value="12.32698" calcext:value-type="float">
            <text:p>12.32698</text:p>
          </table:table-cell>
          <table:table-cell table:formula="of:=[.C994]-[.C993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52377" calcext:value-type="float">
            <text:p>52377</text:p>
          </table:table-cell>
          <table:table-cell office:value-type="float" office:value="349.411346" calcext:value-type="float">
            <text:p>349.411346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8161" calcext:value-type="float">
            <text:p>12.318161</text:p>
          </table:table-cell>
          <table:table-cell table:formula="of:=[.C995]-[.C994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52423" calcext:value-type="float">
            <text:p>52423</text:p>
          </table:table-cell>
          <table:table-cell office:value-type="float" office:value="349.401367" calcext:value-type="float">
            <text:p>349.401367</text:p>
          </table:table-cell>
          <table:table-cell office:value-type="float" office:value="349.388641" calcext:value-type="float">
            <text:p>349.388641</text:p>
          </table:table-cell>
          <table:table-cell office:value-type="float" office:value="12.324335" calcext:value-type="float">
            <text:p>12.324335</text:p>
          </table:table-cell>
          <table:table-cell table:formula="of:=[.C996]-[.C995]" office:value-type="float" office:value="46" calcext:value-type="float">
            <text:p>46</text:p>
          </table:table-cell>
        </table:table-row>
        <table:table-row table:style-name="ro1">
          <table:table-cell table:number-columns-repeated="6"/>
          <table:table-cell table:formula="of:=[.C997]-[.C996]" office:value-type="float" office:value="-52423" calcext:value-type="float">
            <text:p>-52423</text:p>
          </table:table-cell>
        </table:table-row>
        <table:table-row table:style-name="ro1">
          <table:table-cell table:number-columns-repeated="6"/>
          <table:table-cell table:formula="of:=[.C998]-[.C997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999]-[.C998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C1000]-[.C999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2:19:13.416469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23:05:41.220379002</meta:creation-date>
    <dc:date>2022-01-11T12:34:02.914200408</dc:date>
    <meta:editing-duration>PT1H58S</meta:editing-duration>
    <meta:editing-cycles>7</meta:editing-cycles>
    <meta:generator>LibreOffice/7.0.4.2$Linux_X86_64 LibreOffice_project/00$Build-2</meta:generator>
    <meta:document-statistic meta:table-count="1" meta:cell-count="500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373cm" svg:height="19.551cm" xlink:href=".." xlink:type="simple" chart:class="chart:line" chart:style-name="ch1">
        <chart:legend chart:legend-position="end" svg:x="30.521cm" svg:y="9.227cm" style:legend-expansion="high" chart:style-name="ch2"/>
        <chart:plot-area chart:style-name="ch3" table:cell-range-address="Sheet1.D1:Sheet1.E250" svg:x="0.667cm" svg:y="0.391cm" svg:width="29.187cm" svg:height="18.769cm">
          <chart:coordinate-region svg:x="1.765cm" svg:y="0.513cm" svg:width="28.089cm" svg:height="17.6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250" chart:class="chart:line">
            <chart:data-point chart:repeated="250"/>
          </chart:series>
          <chart:series chart:style-name="ch7" chart:values-cell-range-address="Sheet1.E1:Sheet1.E250" chart:class="chart:line">
            <chart:data-point chart:repeated="2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.407257">
                <text:p>349.407257</text:p>
                <draw:g>
                  <svg:desc>Sheet1.D1:Sheet1.D250</svg:desc>
                </draw:g>
              </table:table-cell>
              <table:table-cell office:value-type="float" office:value="349.427277">
                <text:p>349.427277</text:p>
                <draw:g>
                  <svg:desc>Sheet1.E1:Sheet1.E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.414978">
                <text:p>349.414978</text:p>
              </table:table-cell>
              <table:table-cell office:value-type="float" office:value="349.440918">
                <text:p>349.4409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9.387726">
                <text:p>349.387726</text:p>
              </table:table-cell>
              <table:table-cell office:value-type="float" office:value="349.28183">
                <text:p>349.281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9.395935">
                <text:p>349.395935</text:p>
              </table:table-cell>
              <table:table-cell office:value-type="float" office:value="349.354553">
                <text:p>349.3545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9.403656">
                <text:p>349.403656</text:p>
              </table:table-cell>
              <table:table-cell office:value-type="float" office:value="349.513641">
                <text:p>349.5136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.36911">
                <text:p>349.36911</text:p>
              </table:table-cell>
              <table:table-cell office:value-type="float" office:value="349.254547">
                <text:p>349.254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9.398651">
                <text:p>349.398651</text:p>
              </table:table-cell>
              <table:table-cell office:value-type="float" office:value="349.588623">
                <text:p>349.5886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9.440887">
                <text:p>349.440887</text:p>
              </table:table-cell>
              <table:table-cell office:value-type="float" office:value="349.493195">
                <text:p>349.493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9.44046">
                <text:p>349.44046</text:p>
              </table:table-cell>
              <table:table-cell office:value-type="float" office:value="349.352264">
                <text:p>349.3522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9.362274">
                <text:p>349.362274</text:p>
              </table:table-cell>
              <table:table-cell office:value-type="float" office:value="349.122742">
                <text:p>349.1227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9.371826">
                <text:p>349.371826</text:p>
              </table:table-cell>
              <table:table-cell office:value-type="float" office:value="349.302277">
                <text:p>349.302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9.307281">
                <text:p>349.307281</text:p>
              </table:table-cell>
              <table:table-cell office:value-type="float" office:value="349.2659">
                <text:p>349.26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9.248199">
                <text:p>349.248199</text:p>
              </table:table-cell>
              <table:table-cell office:value-type="float" office:value="349.197723">
                <text:p>349.1977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9.21817">
                <text:p>349.21817</text:p>
              </table:table-cell>
              <table:table-cell office:value-type="float" office:value="349.202271">
                <text:p>349.2022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9.26181">
                <text:p>349.26181</text:p>
              </table:table-cell>
              <table:table-cell office:value-type="float" office:value="349.340912">
                <text:p>349.340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9.246826">
                <text:p>349.246826</text:p>
              </table:table-cell>
              <table:table-cell office:value-type="float" office:value="349.227264">
                <text:p>349.227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9.265015">
                <text:p>349.265015</text:p>
              </table:table-cell>
              <table:table-cell office:value-type="float" office:value="349.356812">
                <text:p>349.3568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9.310913">
                <text:p>349.310913</text:p>
              </table:table-cell>
              <table:table-cell office:value-type="float" office:value="349.427277">
                <text:p>349.4272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9.318176">
                <text:p>349.318176</text:p>
              </table:table-cell>
              <table:table-cell office:value-type="float" office:value="349.238647">
                <text:p>349.2386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9.289093">
                <text:p>349.289093</text:p>
              </table:table-cell>
              <table:table-cell office:value-type="float" office:value="349.195465">
                <text:p>349.1954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9.290894">
                <text:p>349.290894</text:p>
              </table:table-cell>
              <table:table-cell office:value-type="float" office:value="349.236359">
                <text:p>349.2363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9.289978">
                <text:p>349.289978</text:p>
              </table:table-cell>
              <table:table-cell office:value-type="float" office:value="349.352264">
                <text:p>349.352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9.29364">
                <text:p>349.29364</text:p>
              </table:table-cell>
              <table:table-cell office:value-type="float" office:value="349.445465">
                <text:p>349.4454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9.27179">
                <text:p>349.27179</text:p>
              </table:table-cell>
              <table:table-cell office:value-type="float" office:value="349.129547">
                <text:p>349.1295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9.300446">
                <text:p>349.300446</text:p>
              </table:table-cell>
              <table:table-cell office:value-type="float" office:value="349.338623">
                <text:p>349.3386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9.348175">
                <text:p>349.348175</text:p>
              </table:table-cell>
              <table:table-cell office:value-type="float" office:value="349.475006">
                <text:p>349.4750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9.361816">
                <text:p>349.361816</text:p>
              </table:table-cell>
              <table:table-cell office:value-type="float" office:value="349.420441">
                <text:p>349.4204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9.334076">
                <text:p>349.334076</text:p>
              </table:table-cell>
              <table:table-cell office:value-type="float" office:value="349.306824">
                <text:p>349.3068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9.382263">
                <text:p>349.382263</text:p>
              </table:table-cell>
              <table:table-cell office:value-type="float" office:value="349.370453">
                <text:p>349.3704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.381378">
                <text:p>349.381378</text:p>
              </table:table-cell>
              <table:table-cell office:value-type="float" office:value="349.334076">
                <text:p>349.3340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9.375458">
                <text:p>349.375458</text:p>
              </table:table-cell>
              <table:table-cell office:value-type="float" office:value="349.445465">
                <text:p>349.4454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9.338196">
                <text:p>349.338196</text:p>
              </table:table-cell>
              <table:table-cell office:value-type="float" office:value="349.2341">
                <text:p>349.23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9.368622">
                <text:p>349.368622</text:p>
              </table:table-cell>
              <table:table-cell office:value-type="float" office:value="349.459076">
                <text:p>349.4590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9.348206">
                <text:p>349.348206</text:p>
              </table:table-cell>
              <table:table-cell office:value-type="float" office:value="349.268188">
                <text:p>349.2681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9.332275">
                <text:p>349.332275</text:p>
              </table:table-cell>
              <table:table-cell office:value-type="float" office:value="349.254547">
                <text:p>349.2545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9.322266">
                <text:p>349.322266</text:p>
              </table:table-cell>
              <table:table-cell office:value-type="float" office:value="349.395447">
                <text:p>349.3954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9.342224">
                <text:p>349.342224</text:p>
              </table:table-cell>
              <table:table-cell office:value-type="float" office:value="349.334076">
                <text:p>349.3340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9.326355">
                <text:p>349.326355</text:p>
              </table:table-cell>
              <table:table-cell office:value-type="float" office:value="349.379547">
                <text:p>349.3795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9.356354">
                <text:p>349.356354</text:p>
              </table:table-cell>
              <table:table-cell office:value-type="float" office:value="349.418182">
                <text:p>349.4181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9.375427">
                <text:p>349.375427</text:p>
              </table:table-cell>
              <table:table-cell office:value-type="float" office:value="349.350006">
                <text:p>349.3500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9.379089">
                <text:p>349.379089</text:p>
              </table:table-cell>
              <table:table-cell office:value-type="float" office:value="349.413635">
                <text:p>349.4136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9.386383">
                <text:p>349.386383</text:p>
              </table:table-cell>
              <table:table-cell office:value-type="float" office:value="349.370453">
                <text:p>349.3704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9.351379">
                <text:p>349.351379</text:p>
              </table:table-cell>
              <table:table-cell office:value-type="float" office:value="349.204559">
                <text:p>349.2045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9.363617">
                <text:p>349.363617</text:p>
              </table:table-cell>
              <table:table-cell office:value-type="float" office:value="349.479553">
                <text:p>349.4795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9.367737">
                <text:p>349.367737</text:p>
              </table:table-cell>
              <table:table-cell office:value-type="float" office:value="349.370453">
                <text:p>349.3704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9.36908">
                <text:p>349.36908</text:p>
              </table:table-cell>
              <table:table-cell office:value-type="float" office:value="349.420441">
                <text:p>349.4204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9.35321">
                <text:p>349.35321</text:p>
              </table:table-cell>
              <table:table-cell office:value-type="float" office:value="349.290924">
                <text:p>349.2909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9.364532">
                <text:p>349.364532</text:p>
              </table:table-cell>
              <table:table-cell office:value-type="float" office:value="349.261353">
                <text:p>349.261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9.307251">
                <text:p>349.307251</text:p>
              </table:table-cell>
              <table:table-cell office:value-type="float" office:value="349.193176">
                <text:p>349.1931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.334045">
                <text:p>349.334045</text:p>
              </table:table-cell>
              <table:table-cell office:value-type="float" office:value="349.504547">
                <text:p>349.5045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9.33316">
                <text:p>349.33316</text:p>
              </table:table-cell>
              <table:table-cell office:value-type="float" office:value="349.415924">
                <text:p>349.4159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9.328613">
                <text:p>349.328613</text:p>
              </table:table-cell>
              <table:table-cell office:value-type="float" office:value="349.268188">
                <text:p>349.2681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9.32135">
                <text:p>349.32135</text:p>
              </table:table-cell>
              <table:table-cell office:value-type="float" office:value="349.225006">
                <text:p>349.2250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9.35318">
                <text:p>349.35318</text:p>
              </table:table-cell>
              <table:table-cell office:value-type="float" office:value="349.352264">
                <text:p>349.3522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9.358185">
                <text:p>349.358185</text:p>
              </table:table-cell>
              <table:table-cell office:value-type="float" office:value="349.529541">
                <text:p>349.5295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9.331818">
                <text:p>349.331818</text:p>
              </table:table-cell>
              <table:table-cell office:value-type="float" office:value="349.284088">
                <text:p>349.2840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9.345001">
                <text:p>349.345001</text:p>
              </table:table-cell>
              <table:table-cell office:value-type="float" office:value="349.334076">
                <text:p>349.3340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9.371368">
                <text:p>349.371368</text:p>
              </table:table-cell>
              <table:table-cell office:value-type="float" office:value="349.356812">
                <text:p>349.3568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9.404083">
                <text:p>349.404083</text:p>
              </table:table-cell>
              <table:table-cell office:value-type="float" office:value="349.5159">
                <text:p>349.51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9.383606">
                <text:p>349.383606</text:p>
              </table:table-cell>
              <table:table-cell office:value-type="float" office:value="349.427277">
                <text:p>349.4272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9.388611">
                <text:p>349.388611</text:p>
              </table:table-cell>
              <table:table-cell office:value-type="float" office:value="349.309082">
                <text:p>349.3090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9.365906">
                <text:p>349.365906</text:p>
              </table:table-cell>
              <table:table-cell office:value-type="float" office:value="349.220459">
                <text:p>349.2204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9.384979">
                <text:p>349.384979</text:p>
              </table:table-cell>
              <table:table-cell office:value-type="float" office:value="349.452271">
                <text:p>349.4522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9.364075">
                <text:p>349.364075</text:p>
              </table:table-cell>
              <table:table-cell office:value-type="float" office:value="349.411377">
                <text:p>349.4113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9.351807">
                <text:p>349.351807</text:p>
              </table:table-cell>
              <table:table-cell office:value-type="float" office:value="349.365906">
                <text:p>349.3659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9.326355">
                <text:p>349.326355</text:p>
              </table:table-cell>
              <table:table-cell office:value-type="float" office:value="349.181824">
                <text:p>349.1818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9.372314">
                <text:p>349.372314</text:p>
              </table:table-cell>
              <table:table-cell office:value-type="float" office:value="349.450012">
                <text:p>349.4500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9.368652">
                <text:p>349.368652</text:p>
              </table:table-cell>
              <table:table-cell office:value-type="float" office:value="349.434082">
                <text:p>349.4340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9.367279">
                <text:p>349.367279</text:p>
              </table:table-cell>
              <table:table-cell office:value-type="float" office:value="349.404541">
                <text:p>349.4045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9.400879">
                <text:p>349.400879</text:p>
              </table:table-cell>
              <table:table-cell office:value-type="float" office:value="349.534088">
                <text:p>349.5340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9.428619">
                <text:p>349.428619</text:p>
              </table:table-cell>
              <table:table-cell office:value-type="float" office:value="349.320465">
                <text:p>349.3204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9.419983">
                <text:p>349.419983</text:p>
              </table:table-cell>
              <table:table-cell office:value-type="float" office:value="349.40683">
                <text:p>349.406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9.38681">
                <text:p>349.38681</text:p>
              </table:table-cell>
              <table:table-cell office:value-type="float" office:value="349.268188">
                <text:p>349.2681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9.396362">
                <text:p>349.396362</text:p>
              </table:table-cell>
              <table:table-cell office:value-type="float" office:value="349.452271">
                <text:p>349.4522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9.394989">
                <text:p>349.394989</text:p>
              </table:table-cell>
              <table:table-cell office:value-type="float" office:value="349.527283">
                <text:p>349.5272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9.405457">
                <text:p>349.405457</text:p>
              </table:table-cell>
              <table:table-cell office:value-type="float" office:value="349.372742">
                <text:p>349.3727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9.383209">
                <text:p>349.383209</text:p>
              </table:table-cell>
              <table:table-cell office:value-type="float" office:value="349.295441">
                <text:p>349.2954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9.380463">
                <text:p>349.380463</text:p>
              </table:table-cell>
              <table:table-cell office:value-type="float" office:value="349.254547">
                <text:p>349.2545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9.38092">
                <text:p>349.38092</text:p>
              </table:table-cell>
              <table:table-cell office:value-type="float" office:value="349.454559">
                <text:p>349.4545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9.375916">
                <text:p>349.375916</text:p>
              </table:table-cell>
              <table:table-cell office:value-type="float" office:value="349.502258">
                <text:p>349.5022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9.375916">
                <text:p>349.375916</text:p>
              </table:table-cell>
              <table:table-cell office:value-type="float" office:value="349.372742">
                <text:p>349.3727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9.359558">
                <text:p>349.359558</text:p>
              </table:table-cell>
              <table:table-cell office:value-type="float" office:value="349.213623">
                <text:p>349.2136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9.351868">
                <text:p>349.351868</text:p>
              </table:table-cell>
              <table:table-cell office:value-type="float" office:value="349.215912">
                <text:p>349.2159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9.306824">
                <text:p>349.306824</text:p>
              </table:table-cell>
              <table:table-cell office:value-type="float" office:value="349.229553">
                <text:p>349.2295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9.323669">
                <text:p>349.323669</text:p>
              </table:table-cell>
              <table:table-cell office:value-type="float" office:value="349.586365">
                <text:p>349.5863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9.315491">
                <text:p>349.315491</text:p>
              </table:table-cell>
              <table:table-cell office:value-type="float" office:value="349.331818">
                <text:p>349.3318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9.317291">
                <text:p>349.317291</text:p>
              </table:table-cell>
              <table:table-cell office:value-type="float" office:value="349.222717">
                <text:p>349.2227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9.310883">
                <text:p>349.310883</text:p>
              </table:table-cell>
              <table:table-cell office:value-type="float" office:value="349.184082">
                <text:p>349.1840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9.309509">
                <text:p>349.309509</text:p>
              </table:table-cell>
              <table:table-cell office:value-type="float" office:value="349.222717">
                <text:p>349.2227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9.251343">
                <text:p>349.251343</text:p>
              </table:table-cell>
              <table:table-cell office:value-type="float" office:value="349.295441">
                <text:p>349.2954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9.274536">
                <text:p>349.274536</text:p>
              </table:table-cell>
              <table:table-cell office:value-type="float" office:value="349.447723">
                <text:p>349.4477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9.302734">
                <text:p>349.302734</text:p>
              </table:table-cell>
              <table:table-cell office:value-type="float" office:value="349.363647">
                <text:p>349.3636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9.361816">
                <text:p>349.361816</text:p>
              </table:table-cell>
              <table:table-cell office:value-type="float" office:value="349.479553">
                <text:p>349.4795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9.373627">
                <text:p>349.373627</text:p>
              </table:table-cell>
              <table:table-cell office:value-type="float" office:value="349.28183">
                <text:p>349.281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9.407745">
                <text:p>349.407745</text:p>
              </table:table-cell>
              <table:table-cell office:value-type="float" office:value="349.465912">
                <text:p>349.4659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9.367737">
                <text:p>349.367737</text:p>
              </table:table-cell>
              <table:table-cell office:value-type="float" office:value="349.247742">
                <text:p>349.2477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9.419586">
                <text:p>349.419586</text:p>
              </table:table-cell>
              <table:table-cell office:value-type="float" office:value="349.622742">
                <text:p>349.6227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.364563">
                <text:p>349.364563</text:p>
              </table:table-cell>
              <table:table-cell office:value-type="float" office:value="349.204559">
                <text:p>349.20455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34137">
                <text:p>349.34137</text:p>
              </table:table-cell>
              <table:table-cell office:value-type="float" office:value="349.165924">
                <text:p>349.1659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9.323181">
                <text:p>349.323181</text:p>
              </table:table-cell>
              <table:table-cell office:value-type="float" office:value="349.375">
                <text:p>349.3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9.364075">
                <text:p>349.364075</text:p>
              </table:table-cell>
              <table:table-cell office:value-type="float" office:value="349.452271">
                <text:p>349.4522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9.290924">
                <text:p>349.290924</text:p>
              </table:table-cell>
              <table:table-cell office:value-type="float" office:value="349.256805">
                <text:p>349.2568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9.316345">
                <text:p>349.316345</text:p>
              </table:table-cell>
              <table:table-cell office:value-type="float" office:value="349.331818">
                <text:p>349.3318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9.411346">
                <text:p>349.411346</text:p>
              </table:table-cell>
              <table:table-cell office:value-type="float" office:value="349.6409">
                <text:p>349.64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9.415894">
                <text:p>349.415894</text:p>
              </table:table-cell>
              <table:table-cell office:value-type="float" office:value="349.397736">
                <text:p>349.3977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9.408142">
                <text:p>349.408142</text:p>
              </table:table-cell>
              <table:table-cell office:value-type="float" office:value="349.413635">
                <text:p>349.4136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9.415436">
                <text:p>349.415436</text:p>
              </table:table-cell>
              <table:table-cell office:value-type="float" office:value="349.293182">
                <text:p>349.2931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9.440002">
                <text:p>349.440002</text:p>
              </table:table-cell>
              <table:table-cell office:value-type="float" office:value="349.454559">
                <text:p>349.4545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9.368164">
                <text:p>349.368164</text:p>
              </table:table-cell>
              <table:table-cell office:value-type="float" office:value="349.28183">
                <text:p>349.281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9.382721">
                <text:p>349.382721</text:p>
              </table:table-cell>
              <table:table-cell office:value-type="float" office:value="349.470459">
                <text:p>349.4704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9.377258">
                <text:p>349.377258</text:p>
              </table:table-cell>
              <table:table-cell office:value-type="float" office:value="349.386353">
                <text:p>349.3863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9.338654">
                <text:p>349.338654</text:p>
              </table:table-cell>
              <table:table-cell office:value-type="float" office:value="349.100006">
                <text:p>349.1000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9.277283">
                <text:p>349.277283</text:p>
              </table:table-cell>
              <table:table-cell office:value-type="float" office:value="349.147736">
                <text:p>349.1477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9.253204">
                <text:p>349.253204</text:p>
              </table:table-cell>
              <table:table-cell office:value-type="float" office:value="349.161377">
                <text:p>349.1613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9.261841">
                <text:p>349.261841</text:p>
              </table:table-cell>
              <table:table-cell office:value-type="float" office:value="349.513641">
                <text:p>349.5136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9.238678">
                <text:p>349.238678</text:p>
              </table:table-cell>
              <table:table-cell office:value-type="float" office:value="349.270447">
                <text:p>349.2704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9.293213">
                <text:p>349.293213</text:p>
              </table:table-cell>
              <table:table-cell office:value-type="float" office:value="349.372742">
                <text:p>349.3727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9.353668">
                <text:p>349.353668</text:p>
              </table:table-cell>
              <table:table-cell office:value-type="float" office:value="349.450012">
                <text:p>349.4500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9.354095">
                <text:p>349.354095</text:p>
              </table:table-cell>
              <table:table-cell office:value-type="float" office:value="349.163635">
                <text:p>349.1636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9.326813">
                <text:p>349.326813</text:p>
              </table:table-cell>
              <table:table-cell office:value-type="float" office:value="349.377258">
                <text:p>349.3772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9.38089">
                <text:p>349.38089</text:p>
              </table:table-cell>
              <table:table-cell office:value-type="float" office:value="349.540924">
                <text:p>349.5409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9.403137">
                <text:p>349.403137</text:p>
              </table:table-cell>
              <table:table-cell office:value-type="float" office:value="349.4841">
                <text:p>349.48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9.395447">
                <text:p>349.395447</text:p>
              </table:table-cell>
              <table:table-cell office:value-type="float" office:value="349.411377">
                <text:p>349.4113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9.427277">
                <text:p>349.427277</text:p>
              </table:table-cell>
              <table:table-cell office:value-type="float" office:value="349.322723">
                <text:p>349.3227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9.409119">
                <text:p>349.409119</text:p>
              </table:table-cell>
              <table:table-cell office:value-type="float" office:value="349.286377">
                <text:p>349.2863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9.355927">
                <text:p>349.355927</text:p>
              </table:table-cell>
              <table:table-cell office:value-type="float" office:value="349.274994">
                <text:p>349.2749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9.356842">
                <text:p>349.356842</text:p>
              </table:table-cell>
              <table:table-cell office:value-type="float" office:value="349.488647">
                <text:p>349.4886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9.358643">
                <text:p>349.358643</text:p>
              </table:table-cell>
              <table:table-cell office:value-type="float" office:value="349.420441">
                <text:p>349.4204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9.365448">
                <text:p>349.365448</text:p>
              </table:table-cell>
              <table:table-cell office:value-type="float" office:value="349.356812">
                <text:p>349.3568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9.378174">
                <text:p>349.378174</text:p>
              </table:table-cell>
              <table:table-cell office:value-type="float" office:value="349.350006">
                <text:p>349.3500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9.399078">
                <text:p>349.399078</text:p>
              </table:table-cell>
              <table:table-cell office:value-type="float" office:value="349.379547">
                <text:p>349.3795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9.375427">
                <text:p>349.375427</text:p>
              </table:table-cell>
              <table:table-cell office:value-type="float" office:value="349.370453">
                <text:p>349.3704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9.389526">
                <text:p>349.389526</text:p>
              </table:table-cell>
              <table:table-cell office:value-type="float" office:value="349.490906">
                <text:p>349.4909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9.367249">
                <text:p>349.367249</text:p>
              </table:table-cell>
              <table:table-cell office:value-type="float" office:value="349.245453">
                <text:p>349.2454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.348633">
                <text:p>349.348633</text:p>
              </table:table-cell>
              <table:table-cell office:value-type="float" office:value="349.256805">
                <text:p>349.2568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9.330475">
                <text:p>349.330475</text:p>
              </table:table-cell>
              <table:table-cell office:value-type="float" office:value="349.288635">
                <text:p>349.2886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9.335449">
                <text:p>349.335449</text:p>
              </table:table-cell>
              <table:table-cell office:value-type="float" office:value="349.395447">
                <text:p>349.3954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9.302734">
                <text:p>349.302734</text:p>
              </table:table-cell>
              <table:table-cell office:value-type="float" office:value="349.327271">
                <text:p>349.32727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9.306824">
                <text:p>349.306824</text:p>
              </table:table-cell>
              <table:table-cell office:value-type="float" office:value="349.2659">
                <text:p>349.26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9.344543">
                <text:p>349.344543</text:p>
              </table:table-cell>
              <table:table-cell office:value-type="float" office:value="349.445465">
                <text:p>349.4454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9.324097">
                <text:p>349.324097</text:p>
              </table:table-cell>
              <table:table-cell office:value-type="float" office:value="349.186371">
                <text:p>349.1863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9.312286">
                <text:p>349.312286</text:p>
              </table:table-cell>
              <table:table-cell office:value-type="float" office:value="349.336365">
                <text:p>349.3363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9.323639">
                <text:p>349.323639</text:p>
              </table:table-cell>
              <table:table-cell office:value-type="float" office:value="349.384094">
                <text:p>349.3840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9.343658">
                <text:p>349.343658</text:p>
              </table:table-cell>
              <table:table-cell office:value-type="float" office:value="349.365906">
                <text:p>349.3659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9.343658">
                <text:p>349.343658</text:p>
              </table:table-cell>
              <table:table-cell office:value-type="float" office:value="349.445465">
                <text:p>349.4454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9.419098">
                <text:p>349.419098</text:p>
              </table:table-cell>
              <table:table-cell office:value-type="float" office:value="349.563629">
                <text:p>349.5636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9.44043">
                <text:p>349.44043</text:p>
              </table:table-cell>
              <table:table-cell office:value-type="float" office:value="349.443176">
                <text:p>349.4431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9.475891">
                <text:p>349.475891</text:p>
              </table:table-cell>
              <table:table-cell office:value-type="float" office:value="349.561371">
                <text:p>349.5613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9.474976">
                <text:p>349.474976</text:p>
              </table:table-cell>
              <table:table-cell office:value-type="float" office:value="349.361359">
                <text:p>349.3613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9.438171">
                <text:p>349.438171</text:p>
              </table:table-cell>
              <table:table-cell office:value-type="float" office:value="349.261353">
                <text:p>349.2613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49.390442">
                <text:p>349.390442</text:p>
              </table:table-cell>
              <table:table-cell office:value-type="float" office:value="349.325012">
                <text:p>349.3250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49.339996">
                <text:p>349.339996</text:p>
              </table:table-cell>
              <table:table-cell office:value-type="float" office:value="349.190918">
                <text:p>349.1909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9.295013">
                <text:p>349.295013</text:p>
              </table:table-cell>
              <table:table-cell office:value-type="float" office:value="349.336365">
                <text:p>349.3363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49.304108">
                <text:p>349.304108</text:p>
              </table:table-cell>
              <table:table-cell office:value-type="float" office:value="349.40683">
                <text:p>349.406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9.313629">
                <text:p>349.313629</text:p>
              </table:table-cell>
              <table:table-cell office:value-type="float" office:value="349.309082">
                <text:p>349.3090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9.295471">
                <text:p>349.295471</text:p>
              </table:table-cell>
              <table:table-cell office:value-type="float" office:value="349.2341">
                <text:p>349.23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9.334106">
                <text:p>349.334106</text:p>
              </table:table-cell>
              <table:table-cell office:value-type="float" office:value="349.384094">
                <text:p>349.3840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9.342285">
                <text:p>349.342285</text:p>
              </table:table-cell>
              <table:table-cell office:value-type="float" office:value="349.377258">
                <text:p>349.3772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9.333649">
                <text:p>349.333649</text:p>
              </table:table-cell>
              <table:table-cell office:value-type="float" office:value="349.363647">
                <text:p>349.3636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9.358643">
                <text:p>349.358643</text:p>
              </table:table-cell>
              <table:table-cell office:value-type="float" office:value="349.434082">
                <text:p>349.43408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9.417725">
                <text:p>349.417725</text:p>
              </table:table-cell>
              <table:table-cell office:value-type="float" office:value="349.529541">
                <text:p>349.5295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9.418152">
                <text:p>349.418152</text:p>
              </table:table-cell>
              <table:table-cell office:value-type="float" office:value="349.386353">
                <text:p>349.3863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9.394531">
                <text:p>349.394531</text:p>
              </table:table-cell>
              <table:table-cell office:value-type="float" office:value="349.259094">
                <text:p>349.2590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9.372253">
                <text:p>349.372253</text:p>
              </table:table-cell>
              <table:table-cell office:value-type="float" office:value="349.252258">
                <text:p>349.2522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9.396362">
                <text:p>349.396362</text:p>
              </table:table-cell>
              <table:table-cell office:value-type="float" office:value="349.554535">
                <text:p>349.5545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9.351379">
                <text:p>349.351379</text:p>
              </table:table-cell>
              <table:table-cell office:value-type="float" office:value="349.304535">
                <text:p>349.3045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9.353668">
                <text:p>349.353668</text:p>
              </table:table-cell>
              <table:table-cell office:value-type="float" office:value="349.397736">
                <text:p>349.3977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9.338196">
                <text:p>349.338196</text:p>
              </table:table-cell>
              <table:table-cell office:value-type="float" office:value="349.181824">
                <text:p>349.1818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9.377289">
                <text:p>349.377289</text:p>
              </table:table-cell>
              <table:table-cell office:value-type="float" office:value="349.447723">
                <text:p>349.4477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9.339111">
                <text:p>349.339111</text:p>
              </table:table-cell>
              <table:table-cell office:value-type="float" office:value="349.363647">
                <text:p>349.3636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9.325012">
                <text:p>349.325012</text:p>
              </table:table-cell>
              <table:table-cell office:value-type="float" office:value="349.2341">
                <text:p>349.23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9.315918">
                <text:p>349.315918</text:p>
              </table:table-cell>
              <table:table-cell office:value-type="float" office:value="349.352264">
                <text:p>349.3522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9.343658">
                <text:p>349.343658</text:p>
              </table:table-cell>
              <table:table-cell office:value-type="float" office:value="349.320465">
                <text:p>349.3204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9.330933">
                <text:p>349.330933</text:p>
              </table:table-cell>
              <table:table-cell office:value-type="float" office:value="349.384094">
                <text:p>349.3840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.344574">
                <text:p>349.344574</text:p>
              </table:table-cell>
              <table:table-cell office:value-type="float" office:value="349.431824">
                <text:p>349.4318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9.378235">
                <text:p>349.378235</text:p>
              </table:table-cell>
              <table:table-cell office:value-type="float" office:value="349.402283">
                <text:p>349.4022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49.354095">
                <text:p>349.354095</text:p>
              </table:table-cell>
              <table:table-cell office:value-type="float" office:value="349.231812">
                <text:p>349.2318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9.355469">
                <text:p>349.355469</text:p>
              </table:table-cell>
              <table:table-cell office:value-type="float" office:value="349.327271">
                <text:p>349.3272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49.308655">
                <text:p>349.308655</text:p>
              </table:table-cell>
              <table:table-cell office:value-type="float" office:value="349.149994">
                <text:p>349.1499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9.292297">
                <text:p>349.292297</text:p>
              </table:table-cell>
              <table:table-cell office:value-type="float" office:value="349.350006">
                <text:p>349.3500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9.289978">
                <text:p>349.289978</text:p>
              </table:table-cell>
              <table:table-cell office:value-type="float" office:value="349.3909">
                <text:p>349.39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49.292725">
                <text:p>349.292725</text:p>
              </table:table-cell>
              <table:table-cell office:value-type="float" office:value="349.245453">
                <text:p>349.2454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9.28952">
                <text:p>349.28952</text:p>
              </table:table-cell>
              <table:table-cell office:value-type="float" office:value="349.311371">
                <text:p>349.3113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49.316833">
                <text:p>349.316833</text:p>
              </table:table-cell>
              <table:table-cell office:value-type="float" office:value="349.286377">
                <text:p>349.2863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9.320923">
                <text:p>349.320923</text:p>
              </table:table-cell>
              <table:table-cell office:value-type="float" office:value="349.370453">
                <text:p>349.3704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9.28595">
                <text:p>349.28595</text:p>
              </table:table-cell>
              <table:table-cell office:value-type="float" office:value="349.215912">
                <text:p>349.2159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9.31955">
                <text:p>349.31955</text:p>
              </table:table-cell>
              <table:table-cell office:value-type="float" office:value="349.413635">
                <text:p>349.4136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9.345032">
                <text:p>349.345032</text:p>
              </table:table-cell>
              <table:table-cell office:value-type="float" office:value="349.438629">
                <text:p>349.4386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9.346832">
                <text:p>349.346832</text:p>
              </table:table-cell>
              <table:table-cell office:value-type="float" office:value="349.295441">
                <text:p>349.2954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9.32547">
                <text:p>349.32547</text:p>
              </table:table-cell>
              <table:table-cell office:value-type="float" office:value="349.263641">
                <text:p>349.2636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9.335907">
                <text:p>349.335907</text:p>
              </table:table-cell>
              <table:table-cell office:value-type="float" office:value="349.268188">
                <text:p>349.2681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9.289551">
                <text:p>349.289551</text:p>
              </table:table-cell>
              <table:table-cell office:value-type="float" office:value="349.181824">
                <text:p>349.1818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9.254089">
                <text:p>349.254089</text:p>
              </table:table-cell>
              <table:table-cell office:value-type="float" office:value="349.261353">
                <text:p>349.2613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9.279572">
                <text:p>349.279572</text:p>
              </table:table-cell>
              <table:table-cell office:value-type="float" office:value="349.422729">
                <text:p>349.4227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9.312286">
                <text:p>349.312286</text:p>
              </table:table-cell>
              <table:table-cell office:value-type="float" office:value="349.427277">
                <text:p>349.4272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9.32547">
                <text:p>349.32547</text:p>
              </table:table-cell>
              <table:table-cell office:value-type="float" office:value="349.334076">
                <text:p>349.3340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9.358612">
                <text:p>349.358612</text:p>
              </table:table-cell>
              <table:table-cell office:value-type="float" office:value="349.347717">
                <text:p>349.3477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9.358612">
                <text:p>349.358612</text:p>
              </table:table-cell>
              <table:table-cell office:value-type="float" office:value="349.261353">
                <text:p>349.2613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49.342712">
                <text:p>349.342712</text:p>
              </table:table-cell>
              <table:table-cell office:value-type="float" office:value="349.34317">
                <text:p>349.343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9.32135">
                <text:p>349.32135</text:p>
              </table:table-cell>
              <table:table-cell office:value-type="float" office:value="349.320465">
                <text:p>349.3204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9.332275">
                <text:p>349.332275</text:p>
              </table:table-cell>
              <table:table-cell office:value-type="float" office:value="349.388641">
                <text:p>349.3886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9.30365">
                <text:p>349.30365</text:p>
              </table:table-cell>
              <table:table-cell office:value-type="float" office:value="349.204559">
                <text:p>349.2045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9.348206">
                <text:p>349.348206</text:p>
              </table:table-cell>
              <table:table-cell office:value-type="float" office:value="349.4841">
                <text:p>349.48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9.390015">
                <text:p>349.390015</text:p>
              </table:table-cell>
              <table:table-cell office:value-type="float" office:value="349.552277">
                <text:p>349.5522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9.410004">
                <text:p>349.410004</text:p>
              </table:table-cell>
              <table:table-cell office:value-type="float" office:value="349.420441">
                <text:p>349.4204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9.42865">
                <text:p>349.42865</text:p>
              </table:table-cell>
              <table:table-cell office:value-type="float" office:value="349.481812">
                <text:p>349.48181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9.449524">
                <text:p>349.449524</text:p>
              </table:table-cell>
              <table:table-cell office:value-type="float" office:value="349.309082">
                <text:p>349.3090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9.426331">
                <text:p>349.426331</text:p>
              </table:table-cell>
              <table:table-cell office:value-type="float" office:value="349.368195">
                <text:p>349.3681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49.410889">
                <text:p>349.410889</text:p>
              </table:table-cell>
              <table:table-cell office:value-type="float" office:value="349.475006">
                <text:p>349.4750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9.366821">
                <text:p>349.366821</text:p>
              </table:table-cell>
              <table:table-cell office:value-type="float" office:value="349.200012">
                <text:p>349.2000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49.296814">
                <text:p>349.296814</text:p>
              </table:table-cell>
              <table:table-cell office:value-type="float" office:value="349.131805">
                <text:p>349.1318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49.296814">
                <text:p>349.296814</text:p>
              </table:table-cell>
              <table:table-cell office:value-type="float" office:value="349.309082">
                <text:p>349.3090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9.256836">
                <text:p>349.256836</text:p>
              </table:table-cell>
              <table:table-cell office:value-type="float" office:value="349.168182">
                <text:p>349.1681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9.23819">
                <text:p>349.23819</text:p>
              </table:table-cell>
              <table:table-cell office:value-type="float" office:value="349.381805">
                <text:p>349.3818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9.285919">
                <text:p>349.285919</text:p>
              </table:table-cell>
              <table:table-cell office:value-type="float" office:value="349.438629">
                <text:p>349.4386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9.332703">
                <text:p>349.332703</text:p>
              </table:table-cell>
              <table:table-cell office:value-type="float" office:value="349.365906">
                <text:p>349.3659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9.308655">
                <text:p>349.308655</text:p>
              </table:table-cell>
              <table:table-cell office:value-type="float" office:value="349.188629">
                <text:p>349.1886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9.357727">
                <text:p>349.357727</text:p>
              </table:table-cell>
              <table:table-cell office:value-type="float" office:value="349.413635">
                <text:p>349.4136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9.359528">
                <text:p>349.359528</text:p>
              </table:table-cell>
              <table:table-cell office:value-type="float" office:value="349.3909">
                <text:p>349.39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9.322266">
                <text:p>349.322266</text:p>
              </table:table-cell>
              <table:table-cell office:value-type="float" office:value="349.252258">
                <text:p>349.2522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49.324524">
                <text:p>349.324524</text:p>
              </table:table-cell>
              <table:table-cell office:value-type="float" office:value="349.377258">
                <text:p>349.3772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9.352234">
                <text:p>349.352234</text:p>
              </table:table-cell>
              <table:table-cell office:value-type="float" office:value="349.327271">
                <text:p>349.3272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9.38092">
                <text:p>349.38092</text:p>
              </table:table-cell>
              <table:table-cell office:value-type="float" office:value="349.556824">
                <text:p>349.5568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9.357727">
                <text:p>349.357727</text:p>
              </table:table-cell>
              <table:table-cell office:value-type="float" office:value="349.274994">
                <text:p>349.2749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9.392242">
                <text:p>349.392242</text:p>
              </table:table-cell>
              <table:table-cell office:value-type="float" office:value="349.424988">
                <text:p>349.4249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9.363617">
                <text:p>349.363617</text:p>
              </table:table-cell>
              <table:table-cell office:value-type="float" office:value="349.2341">
                <text:p>349.23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49.358215">
                <text:p>349.358215</text:p>
              </table:table-cell>
              <table:table-cell office:value-type="float" office:value="349.299988">
                <text:p>349.2999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9.319092">
                <text:p>349.319092</text:p>
              </table:table-cell>
              <table:table-cell office:value-type="float" office:value="349.361359">
                <text:p>349.3613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9.30957">
                <text:p>349.30957</text:p>
              </table:table-cell>
              <table:table-cell office:value-type="float" office:value="349.227264">
                <text:p>349.2272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49.289551">
                <text:p>349.289551</text:p>
              </table:table-cell>
              <table:table-cell office:value-type="float" office:value="349.325012">
                <text:p>349.3250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9.35318">
                <text:p>349.35318</text:p>
              </table:table-cell>
              <table:table-cell office:value-type="float" office:value="349.552277">
                <text:p>349.55227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9.373627">
                <text:p>349.373627</text:p>
              </table:table-cell>
              <table:table-cell office:value-type="float" office:value="349.402283">
                <text:p>349.4022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9.397705">
                <text:p>349.397705</text:p>
              </table:table-cell>
              <table:table-cell office:value-type="float" office:value="349.481812">
                <text:p>349.4818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9.455475">
                <text:p>349.455475</text:p>
              </table:table-cell>
              <table:table-cell office:value-type="float" office:value="349.5159">
                <text:p>349.51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9.451355">
                <text:p>349.451355</text:p>
              </table:table-cell>
              <table:table-cell office:value-type="float" office:value="349.304535">
                <text:p>349.3045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9.416809">
                <text:p>349.416809</text:p>
              </table:table-cell>
              <table:table-cell office:value-type="float" office:value="349.379547">
                <text:p>349.3795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9.417725">
                <text:p>349.417725</text:p>
              </table:table-cell>
              <table:table-cell office:value-type="float" office:value="349.40683">
                <text:p>349.406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9.3909">
                <text:p>349.3909</text:p>
              </table:table-cell>
              <table:table-cell office:value-type="float" office:value="349.347717">
                <text:p>349.3477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9.365906">
                <text:p>349.365906</text:p>
              </table:table-cell>
              <table:table-cell office:value-type="float" office:value="349.3909">
                <text:p>349.390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9.369995">
                <text:p>349.369995</text:p>
              </table:table-cell>
              <table:table-cell office:value-type="float" office:value="349.325012">
                <text:p>349.3250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9.346832">
                <text:p>349.346832</text:p>
              </table:table-cell>
              <table:table-cell office:value-type="float" office:value="349.263641">
                <text:p>349.26364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9.319092">
                <text:p>349.319092</text:p>
              </table:table-cell>
              <table:table-cell office:value-type="float" office:value="349.268188">
                <text:p>349.2681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9.320007">
                <text:p>349.320007</text:p>
              </table:table-cell>
              <table:table-cell office:value-type="float" office:value="349.352264">
                <text:p>349.3522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9.350494">
                <text:p>349.350494</text:p>
              </table:table-cell>
              <table:table-cell office:value-type="float" office:value="349.543182">
                <text:p>349.54318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9.376831">
                <text:p>349.376831</text:p>
              </table:table-cell>
              <table:table-cell office:value-type="float" office:value="349.456818">
                <text:p>349.4568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9.415009">
                <text:p>349.415009</text:p>
              </table:table-cell>
              <table:table-cell office:value-type="float" office:value="349.454559">
                <text:p>349.45455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9.457733">
                <text:p>349.457733</text:p>
              </table:table-cell>
              <table:table-cell office:value-type="float" office:value="349.481812">
                <text:p>349.4818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9.452271">
                <text:p>349.452271</text:p>
              </table:table-cell>
              <table:table-cell office:value-type="float" office:value="349.325012">
                <text:p>349.3250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9.443176">
                <text:p>349.443176</text:p>
              </table:table-cell>
              <table:table-cell office:value-type="float" office:value="349.497742">
                <text:p>349.4977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9.420471">
                <text:p>349.420471</text:p>
              </table:table-cell>
              <table:table-cell office:value-type="float" office:value="349.34317">
                <text:p>349.343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